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Clear Sans', 'Helvetica Neue', Helvetica, Arial, 'Segoe UI Emoji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1.899cm" table:align="left"/>
    </style:style>
    <style:style style:name="Tabela1.A" style:family="table-column">
      <style:table-column-properties style:column-width="11.899cm"/>
    </style:style>
    <style:style style:name="Tabela1.A1" style:family="table-cell">
      <style:table-cell-properties style:vertical-align="middle" fo:padding="0cm" fo:border="none"/>
    </style:style>
    <style:style style:name="Tabela1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2" style:family="table">
      <style:table-properties style:width="7.16cm" table:align="left"/>
    </style:style>
    <style:style style:name="Tabela2.A" style:family="table-column">
      <style:table-column-properties style:column-width="7.16cm"/>
    </style:style>
    <style:style style:name="Tabela2.A1" style:family="table-cell">
      <style:table-cell-properties style:vertical-align="middle" fo:padding="0cm" fo:border="none"/>
    </style:style>
    <style:style style:name="Tabela2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3" style:family="table">
      <style:table-properties style:width="7.08cm" table:align="left"/>
    </style:style>
    <style:style style:name="Tabela3.A" style:family="table-column">
      <style:table-column-properties style:column-width="7.08cm"/>
    </style:style>
    <style:style style:name="Tabela3.A1" style:family="table-cell">
      <style:table-cell-properties style:vertical-align="middle" fo:padding="0cm" fo:border="none"/>
    </style:style>
    <style:style style:name="Tabela3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4" style:family="table">
      <style:table-properties style:width="7.213cm" table:align="left"/>
    </style:style>
    <style:style style:name="Tabela4.A" style:family="table-column">
      <style:table-column-properties style:column-width="7.213cm"/>
    </style:style>
    <style:style style:name="Tabela4.A1" style:family="table-cell">
      <style:table-cell-properties style:vertical-align="middle" fo:padding="0cm" fo:border="none"/>
    </style:style>
    <style:style style:name="Tabela4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2.824cm"/>
    </style:style>
    <style:style style:name="Tabela5.B" style:family="table-column">
      <style:table-column-properties style:column-width="2.798cm"/>
    </style:style>
    <style:style style:name="Tabela5.D" style:family="table-column">
      <style:table-column-properties style:column-width="2.812cm"/>
    </style:style>
    <style:style style:name="Tabela5.F" style:family="table-column">
      <style:table-column-properties style:column-width="2.972cm"/>
    </style:style>
    <style:style style:name="Tabela5.A1" style:family="table-cell">
      <style:table-cell-properties style:vertical-align="middle" fo:padding="0cm" fo:border="none"/>
    </style:style>
    <style:style style:name="Tabela5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5.3" style:family="table-row">
      <style:table-row-properties fo:background-color="#f8f8f8">
        <style:background-image/>
      </style:table-row-properties>
    </style:style>
    <style:style style:name="Tabela6" style:family="table">
      <style:table-properties style:width="8.498cm" table:align="left"/>
    </style:style>
    <style:style style:name="Tabela6.A" style:family="table-column">
      <style:table-column-properties style:column-width="2.824cm"/>
    </style:style>
    <style:style style:name="Tabela6.B" style:family="table-column">
      <style:table-column-properties style:column-width="2.798cm"/>
    </style:style>
    <style:style style:name="Tabela6.C" style:family="table-column">
      <style:table-column-properties style:column-width="2.877cm"/>
    </style:style>
    <style:style style:name="Tabela6.A1" style:family="table-cell">
      <style:table-cell-properties style:vertical-align="middle" fo:padding="0cm" fo:border="none"/>
    </style:style>
    <style:style style:name="Tabela6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6.3" style:family="table-row">
      <style:table-row-properties fo:background-color="#f8f8f8">
        <style:background-image/>
      </style:table-row-properties>
    </style:style>
    <style:style style:name="Tabela7" style:family="table">
      <style:table-properties style:width="22.486cm" table:align="left"/>
    </style:style>
    <style:style style:name="Tabela7.A" style:family="table-column">
      <style:table-column-properties style:column-width="2.824cm"/>
    </style:style>
    <style:style style:name="Tabela7.B" style:family="table-column">
      <style:table-column-properties style:column-width="2.798cm"/>
    </style:style>
    <style:style style:name="Tabela7.H" style:family="table-column">
      <style:table-column-properties style:column-width="2.877cm"/>
    </style:style>
    <style:style style:name="Tabela7.A1" style:family="table-cell">
      <style:table-cell-properties style:vertical-align="middle" fo:padding="0cm" fo:border="none"/>
    </style:style>
    <style:style style:name="Tabela7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8" style:family="table">
      <style:table-properties style:width="8.835cm" table:align="left"/>
    </style:style>
    <style:style style:name="Tabela8.A" style:family="table-column">
      <style:table-column-properties style:column-width="8.835cm"/>
    </style:style>
    <style:style style:name="Tabela8.A1" style:family="table-cell">
      <style:table-cell-properties style:vertical-align="middle" fo:padding="0cm" fo:border="none"/>
    </style:style>
    <style:style style:name="Tabela8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9" style:family="table">
      <style:table-properties style:width="11.899cm" table:align="left"/>
    </style:style>
    <style:style style:name="Tabela9.A" style:family="table-column">
      <style:table-column-properties style:column-width="11.899cm"/>
    </style:style>
    <style:style style:name="Tabela9.A1" style:family="table-cell">
      <style:table-cell-properties style:vertical-align="middle" fo:padding="0cm" fo:border="none"/>
    </style:style>
    <style:style style:name="Tabela9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10" style:family="table">
      <style:table-properties style:width="10.993cm" table:align="left"/>
    </style:style>
    <style:style style:name="Tabela10.A" style:family="table-column">
      <style:table-column-properties style:column-width="5.47cm"/>
    </style:style>
    <style:style style:name="Tabela10.B" style:family="table-column">
      <style:table-column-properties style:column-width="5.523cm"/>
    </style:style>
    <style:style style:name="Tabela10.A1" style:family="table-cell">
      <style:table-cell-properties style:vertical-align="middle" fo:padding="0cm" fo:border="none"/>
    </style:style>
    <style:style style:name="Tabela10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11" style:family="table">
      <style:table-properties style:width="16.436cm" table:align="left"/>
    </style:style>
    <style:style style:name="Tabela11.A" style:family="table-column">
      <style:table-column-properties style:column-width="5.47cm"/>
    </style:style>
    <style:style style:name="Tabela11.B" style:family="table-column">
      <style:table-column-properties style:column-width="5.443cm"/>
    </style:style>
    <style:style style:name="Tabela11.C" style:family="table-column">
      <style:table-column-properties style:column-width="5.523cm"/>
    </style:style>
    <style:style style:name="Tabela11.A1" style:family="table-cell">
      <style:table-cell-properties style:vertical-align="middle" fo:padding="0cm" fo:border="none"/>
    </style:style>
    <style:style style:name="Tabela11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12" style:family="table">
      <style:table-properties style:width="11.899cm" table:align="left"/>
    </style:style>
    <style:style style:name="Tabela12.A" style:family="table-column">
      <style:table-column-properties style:column-width="11.899cm"/>
    </style:style>
    <style:style style:name="Tabela12.A1" style:family="table-cell">
      <style:table-cell-properties style:vertical-align="middle" fo:padding="0cm" fo:border="none"/>
    </style:style>
    <style:style style:name="Tabela12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13" style:family="table">
      <style:table-properties style:width="16.436cm" table:align="left"/>
    </style:style>
    <style:style style:name="Tabela13.A" style:family="table-column">
      <style:table-column-properties style:column-width="5.47cm"/>
    </style:style>
    <style:style style:name="Tabela13.B" style:family="table-column">
      <style:table-column-properties style:column-width="5.443cm"/>
    </style:style>
    <style:style style:name="Tabela13.C" style:family="table-column">
      <style:table-column-properties style:column-width="5.523cm"/>
    </style:style>
    <style:style style:name="Tabela13.A1" style:family="table-cell">
      <style:table-cell-properties style:vertical-align="middle" fo:padding="0cm" fo:border="none"/>
    </style:style>
    <style:style style:name="Tabela13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14" style:family="table">
      <style:table-properties style:width="10.993cm" table:align="left"/>
    </style:style>
    <style:style style:name="Tabela14.A" style:family="table-column">
      <style:table-column-properties style:column-width="5.47cm"/>
    </style:style>
    <style:style style:name="Tabela14.B" style:family="table-column">
      <style:table-column-properties style:column-width="5.523cm"/>
    </style:style>
    <style:style style:name="Tabela14.A1" style:family="table-cell">
      <style:table-cell-properties style:vertical-align="middle" fo:padding="0cm" fo:border="none"/>
    </style:style>
    <style:style style:name="Tabela14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15" style:family="table">
      <style:table-properties style:width="21.879cm" table:align="left"/>
    </style:style>
    <style:style style:name="Tabela15.A" style:family="table-column">
      <style:table-column-properties style:column-width="5.47cm"/>
    </style:style>
    <style:style style:name="Tabela15.B" style:family="table-column">
      <style:table-column-properties style:column-width="5.443cm"/>
    </style:style>
    <style:style style:name="Tabela15.D" style:family="table-column">
      <style:table-column-properties style:column-width="5.523cm"/>
    </style:style>
    <style:style style:name="Tabela15.A1" style:family="table-cell">
      <style:table-cell-properties style:vertical-align="middle" fo:padding="0cm" fo:border="none"/>
    </style:style>
    <style:style style:name="Tabela15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16" style:family="table">
      <style:table-properties style:width="21.879cm" table:align="left"/>
    </style:style>
    <style:style style:name="Tabela16.A" style:family="table-column">
      <style:table-column-properties style:column-width="5.47cm"/>
    </style:style>
    <style:style style:name="Tabela16.B" style:family="table-column">
      <style:table-column-properties style:column-width="5.443cm"/>
    </style:style>
    <style:style style:name="Tabela16.D" style:family="table-column">
      <style:table-column-properties style:column-width="5.523cm"/>
    </style:style>
    <style:style style:name="Tabela16.A1" style:family="table-cell">
      <style:table-cell-properties style:vertical-align="middle" fo:padding="0cm" fo:border="none"/>
    </style:style>
    <style:style style:name="Tabela16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17" style:family="table">
      <style:table-properties style:width="16.436cm" table:align="left"/>
    </style:style>
    <style:style style:name="Tabela17.A" style:family="table-column">
      <style:table-column-properties style:column-width="5.47cm"/>
    </style:style>
    <style:style style:name="Tabela17.B" style:family="table-column">
      <style:table-column-properties style:column-width="5.443cm"/>
    </style:style>
    <style:style style:name="Tabela17.C" style:family="table-column">
      <style:table-column-properties style:column-width="5.523cm"/>
    </style:style>
    <style:style style:name="Tabela17.A1" style:family="table-cell">
      <style:table-cell-properties style:vertical-align="middle" fo:padding="0cm" fo:border="none"/>
    </style:style>
    <style:style style:name="Tabela17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18" style:family="table">
      <style:table-properties style:width="21.879cm" table:align="left"/>
    </style:style>
    <style:style style:name="Tabela18.A" style:family="table-column">
      <style:table-column-properties style:column-width="5.47cm"/>
    </style:style>
    <style:style style:name="Tabela18.B" style:family="table-column">
      <style:table-column-properties style:column-width="5.443cm"/>
    </style:style>
    <style:style style:name="Tabela18.D" style:family="table-column">
      <style:table-column-properties style:column-width="5.523cm"/>
    </style:style>
    <style:style style:name="Tabela18.A1" style:family="table-cell">
      <style:table-cell-properties style:vertical-align="middle" fo:padding="0cm" fo:border="none"/>
    </style:style>
    <style:style style:name="Tabela18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19" style:family="table">
      <style:table-properties style:width="10.993cm" table:align="left"/>
    </style:style>
    <style:style style:name="Tabela19.A" style:family="table-column">
      <style:table-column-properties style:column-width="5.47cm"/>
    </style:style>
    <style:style style:name="Tabela19.B" style:family="table-column">
      <style:table-column-properties style:column-width="5.523cm"/>
    </style:style>
    <style:style style:name="Tabela19.A1" style:family="table-cell">
      <style:table-cell-properties style:vertical-align="middle" fo:padding="0cm" fo:border="none"/>
    </style:style>
    <style:style style:name="Tabela19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20" style:family="table">
      <style:table-properties style:width="16.436cm" table:align="left"/>
    </style:style>
    <style:style style:name="Tabela20.A" style:family="table-column">
      <style:table-column-properties style:column-width="5.47cm"/>
    </style:style>
    <style:style style:name="Tabela20.B" style:family="table-column">
      <style:table-column-properties style:column-width="5.443cm"/>
    </style:style>
    <style:style style:name="Tabela20.C" style:family="table-column">
      <style:table-column-properties style:column-width="5.523cm"/>
    </style:style>
    <style:style style:name="Tabela20.A1" style:family="table-cell">
      <style:table-cell-properties style:vertical-align="middle" fo:padding="0cm" fo:border="none"/>
    </style:style>
    <style:style style:name="Tabela20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21" style:family="table">
      <style:table-properties style:width="16.436cm" table:align="left"/>
    </style:style>
    <style:style style:name="Tabela21.A" style:family="table-column">
      <style:table-column-properties style:column-width="5.47cm"/>
    </style:style>
    <style:style style:name="Tabela21.B" style:family="table-column">
      <style:table-column-properties style:column-width="5.443cm"/>
    </style:style>
    <style:style style:name="Tabela21.C" style:family="table-column">
      <style:table-column-properties style:column-width="5.523cm"/>
    </style:style>
    <style:style style:name="Tabela21.A1" style:family="table-cell">
      <style:table-cell-properties style:vertical-align="middle" fo:padding="0cm" fo:border="none"/>
    </style:style>
    <style:style style:name="Tabela21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22" style:family="table">
      <style:table-properties style:width="21.879cm" table:align="left"/>
    </style:style>
    <style:style style:name="Tabela22.A" style:family="table-column">
      <style:table-column-properties style:column-width="5.47cm"/>
    </style:style>
    <style:style style:name="Tabela22.B" style:family="table-column">
      <style:table-column-properties style:column-width="5.443cm"/>
    </style:style>
    <style:style style:name="Tabela22.D" style:family="table-column">
      <style:table-column-properties style:column-width="5.523cm"/>
    </style:style>
    <style:style style:name="Tabela22.A1" style:family="table-cell">
      <style:table-cell-properties style:vertical-align="middle" fo:padding="0cm" fo:border="none"/>
    </style:style>
    <style:style style:name="Tabela22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23" style:family="table">
      <style:table-properties style:width="27.323cm" table:align="left"/>
    </style:style>
    <style:style style:name="Tabela23.A" style:family="table-column">
      <style:table-column-properties style:column-width="5.47cm"/>
    </style:style>
    <style:style style:name="Tabela23.B" style:family="table-column">
      <style:table-column-properties style:column-width="5.443cm"/>
    </style:style>
    <style:style style:name="Tabela23.E" style:family="table-column">
      <style:table-column-properties style:column-width="5.523cm"/>
    </style:style>
    <style:style style:name="Tabela23.A1" style:family="table-cell">
      <style:table-cell-properties style:vertical-align="middle" fo:padding="0cm" fo:border="none"/>
    </style:style>
    <style:style style:name="Tabela23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24" style:family="table">
      <style:table-properties style:width="10.993cm" table:align="left"/>
    </style:style>
    <style:style style:name="Tabela24.A" style:family="table-column">
      <style:table-column-properties style:column-width="5.47cm"/>
    </style:style>
    <style:style style:name="Tabela24.B" style:family="table-column">
      <style:table-column-properties style:column-width="5.523cm"/>
    </style:style>
    <style:style style:name="Tabela24.A1" style:family="table-cell">
      <style:table-cell-properties style:vertical-align="middle" fo:padding="0cm" fo:border="none"/>
    </style:style>
    <style:style style:name="Tabela24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25" style:family="table">
      <style:table-properties style:width="5.549cm" table:align="left"/>
    </style:style>
    <style:style style:name="Tabela25.A" style:family="table-column">
      <style:table-column-properties style:column-width="5.549cm"/>
    </style:style>
    <style:style style:name="Tabela25.A1" style:family="table-cell">
      <style:table-cell-properties style:vertical-align="middle" fo:padding="0cm" fo:border="none"/>
    </style:style>
    <style:style style:name="Tabela25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26" style:family="table">
      <style:table-properties style:width="32.766cm" table:align="left"/>
    </style:style>
    <style:style style:name="Tabela26.A" style:family="table-column">
      <style:table-column-properties style:column-width="5.47cm"/>
    </style:style>
    <style:style style:name="Tabela26.B" style:family="table-column">
      <style:table-column-properties style:column-width="5.443cm"/>
    </style:style>
    <style:style style:name="Tabela26.F" style:family="table-column">
      <style:table-column-properties style:column-width="5.523cm"/>
    </style:style>
    <style:style style:name="Tabela26.A1" style:family="table-cell">
      <style:table-cell-properties style:vertical-align="middle" fo:padding="0cm" fo:border="none"/>
    </style:style>
    <style:style style:name="Tabela26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27" style:family="table">
      <style:table-properties style:width="21.879cm" table:align="left"/>
    </style:style>
    <style:style style:name="Tabela27.A" style:family="table-column">
      <style:table-column-properties style:column-width="5.47cm"/>
    </style:style>
    <style:style style:name="Tabela27.B" style:family="table-column">
      <style:table-column-properties style:column-width="5.443cm"/>
    </style:style>
    <style:style style:name="Tabela27.D" style:family="table-column">
      <style:table-column-properties style:column-width="5.523cm"/>
    </style:style>
    <style:style style:name="Tabela27.A1" style:family="table-cell">
      <style:table-cell-properties style:vertical-align="middle" fo:padding="0cm" fo:border="none"/>
    </style:style>
    <style:style style:name="Tabela27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28" style:family="table">
      <style:table-properties style:width="21.879cm" table:align="left"/>
    </style:style>
    <style:style style:name="Tabela28.A" style:family="table-column">
      <style:table-column-properties style:column-width="5.47cm"/>
    </style:style>
    <style:style style:name="Tabela28.B" style:family="table-column">
      <style:table-column-properties style:column-width="5.443cm"/>
    </style:style>
    <style:style style:name="Tabela28.D" style:family="table-column">
      <style:table-column-properties style:column-width="5.523cm"/>
    </style:style>
    <style:style style:name="Tabela28.A1" style:family="table-cell">
      <style:table-cell-properties style:vertical-align="middle" fo:padding="0cm" fo:border="none"/>
    </style:style>
    <style:style style:name="Tabela28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29" style:family="table">
      <style:table-properties style:width="32.766cm" table:align="left"/>
    </style:style>
    <style:style style:name="Tabela29.A" style:family="table-column">
      <style:table-column-properties style:column-width="5.47cm"/>
    </style:style>
    <style:style style:name="Tabela29.B" style:family="table-column">
      <style:table-column-properties style:column-width="5.443cm"/>
    </style:style>
    <style:style style:name="Tabela29.F" style:family="table-column">
      <style:table-column-properties style:column-width="5.523cm"/>
    </style:style>
    <style:style style:name="Tabela29.A1" style:family="table-cell">
      <style:table-cell-properties style:vertical-align="middle" fo:padding="0cm" fo:border="none"/>
    </style:style>
    <style:style style:name="Tabela29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30" style:family="table">
      <style:table-properties style:width="21.879cm" table:align="left"/>
    </style:style>
    <style:style style:name="Tabela30.A" style:family="table-column">
      <style:table-column-properties style:column-width="5.47cm"/>
    </style:style>
    <style:style style:name="Tabela30.B" style:family="table-column">
      <style:table-column-properties style:column-width="5.443cm"/>
    </style:style>
    <style:style style:name="Tabela30.D" style:family="table-column">
      <style:table-column-properties style:column-width="5.523cm"/>
    </style:style>
    <style:style style:name="Tabela30.A1" style:family="table-cell">
      <style:table-cell-properties style:vertical-align="middle" fo:padding="0cm" fo:border="none"/>
    </style:style>
    <style:style style:name="Tabela30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31" style:family="table">
      <style:table-properties style:width="27.323cm" table:align="left"/>
    </style:style>
    <style:style style:name="Tabela31.A" style:family="table-column">
      <style:table-column-properties style:column-width="5.47cm"/>
    </style:style>
    <style:style style:name="Tabela31.B" style:family="table-column">
      <style:table-column-properties style:column-width="5.443cm"/>
    </style:style>
    <style:style style:name="Tabela31.E" style:family="table-column">
      <style:table-column-properties style:column-width="5.523cm"/>
    </style:style>
    <style:style style:name="Tabela31.A1" style:family="table-cell">
      <style:table-cell-properties style:vertical-align="middle" fo:padding="0cm" fo:border="none"/>
    </style:style>
    <style:style style:name="Tabela31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32" style:family="table">
      <style:table-properties style:width="27.323cm" table:align="left"/>
    </style:style>
    <style:style style:name="Tabela32.A" style:family="table-column">
      <style:table-column-properties style:column-width="5.47cm"/>
    </style:style>
    <style:style style:name="Tabela32.B" style:family="table-column">
      <style:table-column-properties style:column-width="5.443cm"/>
    </style:style>
    <style:style style:name="Tabela32.E" style:family="table-column">
      <style:table-column-properties style:column-width="5.523cm"/>
    </style:style>
    <style:style style:name="Tabela32.A1" style:family="table-cell">
      <style:table-cell-properties style:vertical-align="middle" fo:padding="0cm" fo:border="none"/>
    </style:style>
    <style:style style:name="Tabela32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33" style:family="table">
      <style:table-properties style:width="32.766cm" table:align="left"/>
    </style:style>
    <style:style style:name="Tabela33.A" style:family="table-column">
      <style:table-column-properties style:column-width="5.47cm"/>
    </style:style>
    <style:style style:name="Tabela33.B" style:family="table-column">
      <style:table-column-properties style:column-width="5.443cm"/>
    </style:style>
    <style:style style:name="Tabela33.F" style:family="table-column">
      <style:table-column-properties style:column-width="5.523cm"/>
    </style:style>
    <style:style style:name="Tabela33.A1" style:family="table-cell">
      <style:table-cell-properties style:vertical-align="middle" fo:padding="0cm" fo:border="none"/>
    </style:style>
    <style:style style:name="Tabela33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34" style:family="table">
      <style:table-properties style:width="32.766cm" table:align="left"/>
    </style:style>
    <style:style style:name="Tabela34.A" style:family="table-column">
      <style:table-column-properties style:column-width="5.47cm"/>
    </style:style>
    <style:style style:name="Tabela34.B" style:family="table-column">
      <style:table-column-properties style:column-width="5.443cm"/>
    </style:style>
    <style:style style:name="Tabela34.F" style:family="table-column">
      <style:table-column-properties style:column-width="5.523cm"/>
    </style:style>
    <style:style style:name="Tabela34.A1" style:family="table-cell">
      <style:table-cell-properties style:vertical-align="middle" fo:padding="0cm" fo:border="none"/>
    </style:style>
    <style:style style:name="Tabela34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35" style:family="table">
      <style:table-properties style:width="43.653cm" table:align="left"/>
    </style:style>
    <style:style style:name="Tabela35.A" style:family="table-column">
      <style:table-column-properties style:column-width="5.47cm"/>
    </style:style>
    <style:style style:name="Tabela35.B" style:family="table-column">
      <style:table-column-properties style:column-width="5.443cm"/>
    </style:style>
    <style:style style:name="Tabela35.H" style:family="table-column">
      <style:table-column-properties style:column-width="5.523cm"/>
    </style:style>
    <style:style style:name="Tabela35.A1" style:family="table-cell">
      <style:table-cell-properties style:vertical-align="middle" fo:padding="0cm" fo:border="none"/>
    </style:style>
    <style:style style:name="Tabela35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36" style:family="table">
      <style:table-properties style:width="38.209cm" table:align="left"/>
    </style:style>
    <style:style style:name="Tabela36.A" style:family="table-column">
      <style:table-column-properties style:column-width="5.47cm"/>
    </style:style>
    <style:style style:name="Tabela36.B" style:family="table-column">
      <style:table-column-properties style:column-width="5.443cm"/>
    </style:style>
    <style:style style:name="Tabela36.G" style:family="table-column">
      <style:table-column-properties style:column-width="5.523cm"/>
    </style:style>
    <style:style style:name="Tabela36.A1" style:family="table-cell">
      <style:table-cell-properties style:vertical-align="middle" fo:padding="0cm" fo:border="none"/>
    </style:style>
    <style:style style:name="Tabela36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37" style:family="table">
      <style:table-properties style:width="16.436cm" table:align="left"/>
    </style:style>
    <style:style style:name="Tabela37.A" style:family="table-column">
      <style:table-column-properties style:column-width="5.47cm"/>
    </style:style>
    <style:style style:name="Tabela37.B" style:family="table-column">
      <style:table-column-properties style:column-width="5.443cm"/>
    </style:style>
    <style:style style:name="Tabela37.C" style:family="table-column">
      <style:table-column-properties style:column-width="5.523cm"/>
    </style:style>
    <style:style style:name="Tabela37.A1" style:family="table-cell">
      <style:table-cell-properties style:vertical-align="middle" fo:padding="0cm" fo:border="none"/>
    </style:style>
    <style:style style:name="Tabela37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38" style:family="table">
      <style:table-properties style:width="38.209cm" table:align="left"/>
    </style:style>
    <style:style style:name="Tabela38.A" style:family="table-column">
      <style:table-column-properties style:column-width="5.47cm"/>
    </style:style>
    <style:style style:name="Tabela38.B" style:family="table-column">
      <style:table-column-properties style:column-width="5.443cm"/>
    </style:style>
    <style:style style:name="Tabela38.G" style:family="table-column">
      <style:table-column-properties style:column-width="5.523cm"/>
    </style:style>
    <style:style style:name="Tabela38.A1" style:family="table-cell">
      <style:table-cell-properties style:vertical-align="middle" fo:padding="0cm" fo:border="none"/>
    </style:style>
    <style:style style:name="Tabela38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39" style:family="table">
      <style:table-properties style:width="38.209cm" table:align="left"/>
    </style:style>
    <style:style style:name="Tabela39.A" style:family="table-column">
      <style:table-column-properties style:column-width="5.47cm"/>
    </style:style>
    <style:style style:name="Tabela39.B" style:family="table-column">
      <style:table-column-properties style:column-width="5.443cm"/>
    </style:style>
    <style:style style:name="Tabela39.G" style:family="table-column">
      <style:table-column-properties style:column-width="5.523cm"/>
    </style:style>
    <style:style style:name="Tabela39.A1" style:family="table-cell">
      <style:table-cell-properties style:vertical-align="middle" fo:padding="0cm" fo:border="none"/>
    </style:style>
    <style:style style:name="Tabela39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40" style:family="table">
      <style:table-properties style:width="10.993cm" table:align="left"/>
    </style:style>
    <style:style style:name="Tabela40.A" style:family="table-column">
      <style:table-column-properties style:column-width="5.47cm"/>
    </style:style>
    <style:style style:name="Tabela40.B" style:family="table-column">
      <style:table-column-properties style:column-width="5.523cm"/>
    </style:style>
    <style:style style:name="Tabela40.A1" style:family="table-cell">
      <style:table-cell-properties style:vertical-align="middle" fo:padding="0cm" fo:border="none"/>
    </style:style>
    <style:style style:name="Tabela40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41" style:family="table">
      <style:table-properties style:width="10.993cm" table:align="left"/>
    </style:style>
    <style:style style:name="Tabela41.A" style:family="table-column">
      <style:table-column-properties style:column-width="5.47cm"/>
    </style:style>
    <style:style style:name="Tabela41.B" style:family="table-column">
      <style:table-column-properties style:column-width="5.523cm"/>
    </style:style>
    <style:style style:name="Tabela41.A1" style:family="table-cell">
      <style:table-cell-properties style:vertical-align="middle" fo:padding="0cm" fo:border="none"/>
    </style:style>
    <style:style style:name="Tabela41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42" style:family="table">
      <style:table-properties style:width="27.323cm" table:align="left"/>
    </style:style>
    <style:style style:name="Tabela42.A" style:family="table-column">
      <style:table-column-properties style:column-width="5.47cm"/>
    </style:style>
    <style:style style:name="Tabela42.B" style:family="table-column">
      <style:table-column-properties style:column-width="5.443cm"/>
    </style:style>
    <style:style style:name="Tabela42.E" style:family="table-column">
      <style:table-column-properties style:column-width="5.523cm"/>
    </style:style>
    <style:style style:name="Tabela42.A1" style:family="table-cell">
      <style:table-cell-properties style:vertical-align="middle" fo:padding="0cm" fo:border="none"/>
    </style:style>
    <style:style style:name="Tabela42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43" style:family="table">
      <style:table-properties style:width="21.879cm" table:align="left"/>
    </style:style>
    <style:style style:name="Tabela43.A" style:family="table-column">
      <style:table-column-properties style:column-width="5.47cm"/>
    </style:style>
    <style:style style:name="Tabela43.B" style:family="table-column">
      <style:table-column-properties style:column-width="5.443cm"/>
    </style:style>
    <style:style style:name="Tabela43.D" style:family="table-column">
      <style:table-column-properties style:column-width="5.523cm"/>
    </style:style>
    <style:style style:name="Tabela43.A1" style:family="table-cell">
      <style:table-cell-properties style:vertical-align="middle" fo:padding="0cm" fo:border="none"/>
    </style:style>
    <style:style style:name="Tabela43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44" style:family="table">
      <style:table-properties style:width="21.879cm" table:align="left"/>
    </style:style>
    <style:style style:name="Tabela44.A" style:family="table-column">
      <style:table-column-properties style:column-width="5.47cm"/>
    </style:style>
    <style:style style:name="Tabela44.B" style:family="table-column">
      <style:table-column-properties style:column-width="5.443cm"/>
    </style:style>
    <style:style style:name="Tabela44.D" style:family="table-column">
      <style:table-column-properties style:column-width="5.523cm"/>
    </style:style>
    <style:style style:name="Tabela44.A1" style:family="table-cell">
      <style:table-cell-properties style:vertical-align="middle" fo:padding="0cm" fo:border="none"/>
    </style:style>
    <style:style style:name="Tabela44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45" style:family="table">
      <style:table-properties style:width="14.817cm" table:align="left"/>
    </style:style>
    <style:style style:name="Tabela45.A" style:family="table-column">
      <style:table-column-properties style:column-width="1.268cm"/>
    </style:style>
    <style:style style:name="Tabela45.B" style:family="table-column">
      <style:table-column-properties style:column-width="2.798cm"/>
    </style:style>
    <style:style style:name="Tabela45.C" style:family="table-column">
      <style:table-column-properties style:column-width="10.751cm"/>
    </style:style>
    <style:style style:name="Tabela45.A1" style:family="table-cell">
      <style:table-cell-properties style:vertical-align="middle" fo:padding="0cm" fo:border="none"/>
    </style:style>
    <style:style style:name="Tabela45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45.3" style:family="table-row">
      <style:table-row-properties fo:background-color="#f8f8f8">
        <style:background-image/>
      </style:table-row-properties>
    </style:style>
    <style:style style:name="Tabela46" style:family="table">
      <style:table-properties style:width="32.766cm" table:align="left"/>
    </style:style>
    <style:style style:name="Tabela46.A" style:family="table-column">
      <style:table-column-properties style:column-width="5.47cm"/>
    </style:style>
    <style:style style:name="Tabela46.B" style:family="table-column">
      <style:table-column-properties style:column-width="5.443cm"/>
    </style:style>
    <style:style style:name="Tabela46.F" style:family="table-column">
      <style:table-column-properties style:column-width="5.523cm"/>
    </style:style>
    <style:style style:name="Tabela46.A1" style:family="table-cell">
      <style:table-cell-properties style:vertical-align="middle" fo:padding="0cm" fo:border="none"/>
    </style:style>
    <style:style style:name="Tabela46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47" style:family="table">
      <style:table-properties style:width="21.879cm" table:align="left"/>
    </style:style>
    <style:style style:name="Tabela47.A" style:family="table-column">
      <style:table-column-properties style:column-width="5.47cm"/>
    </style:style>
    <style:style style:name="Tabela47.B" style:family="table-column">
      <style:table-column-properties style:column-width="5.443cm"/>
    </style:style>
    <style:style style:name="Tabela47.D" style:family="table-column">
      <style:table-column-properties style:column-width="5.523cm"/>
    </style:style>
    <style:style style:name="Tabela47.A1" style:family="table-cell">
      <style:table-cell-properties style:vertical-align="middle" fo:padding="0cm" fo:border="none"/>
    </style:style>
    <style:style style:name="Tabela47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48" style:family="table">
      <style:table-properties style:width="21.879cm" table:align="left"/>
    </style:style>
    <style:style style:name="Tabela48.A" style:family="table-column">
      <style:table-column-properties style:column-width="5.47cm"/>
    </style:style>
    <style:style style:name="Tabela48.B" style:family="table-column">
      <style:table-column-properties style:column-width="5.443cm"/>
    </style:style>
    <style:style style:name="Tabela48.D" style:family="table-column">
      <style:table-column-properties style:column-width="5.523cm"/>
    </style:style>
    <style:style style:name="Tabela48.A1" style:family="table-cell">
      <style:table-cell-properties style:vertical-align="middle" fo:padding="0cm" fo:border="none"/>
    </style:style>
    <style:style style:name="Tabela48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49" style:family="table">
      <style:table-properties style:width="21.879cm" table:align="left"/>
    </style:style>
    <style:style style:name="Tabela49.A" style:family="table-column">
      <style:table-column-properties style:column-width="5.47cm"/>
    </style:style>
    <style:style style:name="Tabela49.B" style:family="table-column">
      <style:table-column-properties style:column-width="5.443cm"/>
    </style:style>
    <style:style style:name="Tabela49.D" style:family="table-column">
      <style:table-column-properties style:column-width="5.523cm"/>
    </style:style>
    <style:style style:name="Tabela49.A1" style:family="table-cell">
      <style:table-cell-properties style:vertical-align="middle" fo:padding="0cm" fo:border="none"/>
    </style:style>
    <style:style style:name="Tabela49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50" style:family="table">
      <style:table-properties style:width="32.766cm" table:align="left"/>
    </style:style>
    <style:style style:name="Tabela50.A" style:family="table-column">
      <style:table-column-properties style:column-width="5.47cm"/>
    </style:style>
    <style:style style:name="Tabela50.B" style:family="table-column">
      <style:table-column-properties style:column-width="5.443cm"/>
    </style:style>
    <style:style style:name="Tabela50.F" style:family="table-column">
      <style:table-column-properties style:column-width="5.523cm"/>
    </style:style>
    <style:style style:name="Tabela50.A1" style:family="table-cell">
      <style:table-cell-properties style:vertical-align="middle" fo:padding="0cm" fo:border="none"/>
    </style:style>
    <style:style style:name="Tabela50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51" style:family="table">
      <style:table-properties style:width="27.323cm" table:align="left"/>
    </style:style>
    <style:style style:name="Tabela51.A" style:family="table-column">
      <style:table-column-properties style:column-width="5.47cm"/>
    </style:style>
    <style:style style:name="Tabela51.B" style:family="table-column">
      <style:table-column-properties style:column-width="5.443cm"/>
    </style:style>
    <style:style style:name="Tabela51.E" style:family="table-column">
      <style:table-column-properties style:column-width="5.523cm"/>
    </style:style>
    <style:style style:name="Tabela51.A1" style:family="table-cell">
      <style:table-cell-properties style:vertical-align="middle" fo:padding="0cm" fo:border="none"/>
    </style:style>
    <style:style style:name="Tabela51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52" style:family="table">
      <style:table-properties style:width="32.766cm" table:align="left"/>
    </style:style>
    <style:style style:name="Tabela52.A" style:family="table-column">
      <style:table-column-properties style:column-width="5.47cm"/>
    </style:style>
    <style:style style:name="Tabela52.B" style:family="table-column">
      <style:table-column-properties style:column-width="5.443cm"/>
    </style:style>
    <style:style style:name="Tabela52.F" style:family="table-column">
      <style:table-column-properties style:column-width="5.523cm"/>
    </style:style>
    <style:style style:name="Tabela52.A1" style:family="table-cell">
      <style:table-cell-properties style:vertical-align="middle" fo:padding="0cm" fo:border="none"/>
    </style:style>
    <style:style style:name="Tabela52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53" style:family="table">
      <style:table-properties style:width="27.323cm" table:align="left"/>
    </style:style>
    <style:style style:name="Tabela53.A" style:family="table-column">
      <style:table-column-properties style:column-width="5.47cm"/>
    </style:style>
    <style:style style:name="Tabela53.B" style:family="table-column">
      <style:table-column-properties style:column-width="5.443cm"/>
    </style:style>
    <style:style style:name="Tabela53.E" style:family="table-column">
      <style:table-column-properties style:column-width="5.523cm"/>
    </style:style>
    <style:style style:name="Tabela53.A1" style:family="table-cell">
      <style:table-cell-properties style:vertical-align="middle" fo:padding="0cm" fo:border="none"/>
    </style:style>
    <style:style style:name="Tabela53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a54" style:family="table">
      <style:table-properties style:width="27.323cm" table:align="left"/>
    </style:style>
    <style:style style:name="Tabela54.A" style:family="table-column">
      <style:table-column-properties style:column-width="5.47cm"/>
    </style:style>
    <style:style style:name="Tabela54.B" style:family="table-column">
      <style:table-column-properties style:column-width="5.443cm"/>
    </style:style>
    <style:style style:name="Tabela54.E" style:family="table-column">
      <style:table-column-properties style:column-width="5.523cm"/>
    </style:style>
    <style:style style:name="Tabela54.A1" style:family="table-cell">
      <style:table-cell-properties style:vertical-align="middle" fo:padding="0cm" fo:border="none"/>
    </style:style>
    <style:style style:name="Tabela54.A2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P1" style:family="paragraph" style:parent-style-name="Heading_20_1">
      <style:paragraph-properties fo:margin-left="0cm" fo:margin-right="0cm" fo:line-height="120%" fo:orphans="4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style:font-name="Times New Roman" fo:letter-spacing="normal" fo:font-style="normal" fo:font-weight="normal"/>
    </style:style>
    <style:style style:name="P2" style:family="paragraph" style:parent-style-name="Heading_20_2">
      <style:paragraph-properties fo:margin-left="0cm" fo:margin-right="0cm" fo:line-height="122%" fo:orphans="4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style:font-name="Times New Roman" fo:letter-spacing="normal" fo:font-style="normal" fo:font-weight="normal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orphans="1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fo:orphans="1"/>
      <style:text-properties style:font-name="Times New Roman"/>
    </style:style>
    <style:style style:name="P5" style:family="paragraph" style:parent-style-name="Table_20_Contents">
      <style:paragraph-properties fo:margin-top="0cm" fo:margin-bottom="0cm" loext:contextual-spacing="false" fo:orphans="1"/>
      <style:text-properties style:font-name="Times New Roman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1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1" fo:text-indent="0cm" style:auto-text-indent="false"/>
      <style:text-properties style:font-name="Times New Roman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2pt" style:font-size-asian="2pt" style:font-size-complex="2pt"/>
    </style:style>
    <style:style style:name="P9" style:family="paragraph" style:parent-style-name="Table_20_Heading">
      <style:paragraph-properties fo:margin-left="0cm" fo:margin-right="0cm" fo:text-indent="0cm" style:auto-text-indent="false"/>
      <style:text-properties style:font-name="Times New Roman" fo:font-size="2pt" style:font-size-asian="2pt" style:font-size-complex="2pt"/>
    </style:style>
    <style:style style:name="P10" style:family="paragraph" style:parent-style-name="Table_20_Heading">
      <style:paragraph-properties fo:margin-left="0cm" fo:margin-right="0cm" fo:margin-top="0cm" fo:margin-bottom="0cm" loext:contextual-spacing="false" fo:text-align="center" style:justify-single-word="false" fo:orphans="1" fo:text-indent="0cm" style:auto-text-indent="false"/>
    </style:style>
    <style:style style:name="P11" style:family="paragraph" style:parent-style-name="Table_20_Heading">
      <style:paragraph-properties fo:margin-left="0cm" fo:margin-right="0cm" fo:margin-top="0cm" fo:margin-bottom="0cm" loext:contextual-spacing="false" fo:text-align="center" style:justify-single-word="false" fo:orphans="1" fo:text-indent="0cm" style:auto-text-indent="false"/>
      <style:text-properties style:font-name="Times New Roman" fo:font-weight="bold"/>
    </style:style>
    <style:style style:name="P12" style:family="paragraph" style:parent-style-name="Text_20_body">
      <style:paragraph-properties fo:margin-left="0cm" fo:margin-right="0cm" fo:orphans="4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/>
    </style:style>
    <style:style style:name="P13" style:family="paragraph" style:parent-style-name="Text_20_body">
      <style:paragraph-properties fo:margin-left="0cm" fo:margin-right="0cm" fo:orphans="4" fo:widows="2" fo:text-indent="0cm" style:auto-text-indent="false"/>
    </style:style>
    <style:style style:name="P14" style:family="paragraph" style:parent-style-name="Text_20_body" style:list-style-name="L2">
      <style:paragraph-properties fo:margin-left="0cm" fo:margin-right="0cm" fo:margin-top="0cm" fo:margin-bottom="0cm" loext:contextual-spacing="false" fo:orphans="4" fo:widows="2" fo:text-indent="0cm" style:auto-text-indent="false" fo:padding="0cm" fo:border="none"/>
    </style:style>
    <style:style style:name="P15" style:family="paragraph" style:parent-style-name="Text_20_body" style:list-style-name="L3">
      <style:paragraph-properties fo:margin-left="0cm" fo:margin-right="0cm" fo:margin-top="0cm" fo:margin-bottom="0cm" loext:contextual-spacing="false" fo:orphans="4" fo:widows="2" fo:text-indent="0cm" style:auto-text-indent="false" fo:padding="0cm" fo:border="none"/>
    </style:style>
    <style:style style:name="P16" style:family="paragraph" style:parent-style-name="Text_20_body" style:list-style-name="L4">
      <style:paragraph-properties fo:margin-left="0cm" fo:margin-right="0cm" fo:margin-top="0cm" fo:margin-bottom="0cm" loext:contextual-spacing="false" fo:orphans="4" fo:widows="2" fo:text-indent="0cm" style:auto-text-indent="false" fo:padding="0cm" fo:border="none"/>
    </style:style>
    <style:style style:name="P17" style:family="paragraph" style:parent-style-name="Text_20_body" style:list-style-name="L5">
      <style:paragraph-properties fo:margin-left="0cm" fo:margin-right="0cm" fo:margin-top="0cm" fo:margin-bottom="0cm" loext:contextual-spacing="false" fo:orphans="4" fo:widows="2" fo:text-indent="0cm" style:auto-text-indent="false" fo:padding="0cm" fo:border="none"/>
    </style:style>
    <style:style style:name="P18" style:family="paragraph" style:parent-style-name="Text_20_body" style:list-style-name="L6">
      <style:paragraph-properties fo:margin-left="0cm" fo:margin-right="0cm" fo:margin-top="0cm" fo:margin-bottom="0cm" loext:contextual-spacing="false" fo:orphans="4" fo:widows="2" fo:text-indent="0cm" style:auto-text-indent="false" fo:padding="0cm" fo:border="none"/>
    </style:style>
    <style:style style:name="P19" style:family="paragraph" style:parent-style-name="Text_20_body" style:list-style-name="L7">
      <style:paragraph-properties fo:margin-left="0cm" fo:margin-right="0cm" fo:margin-top="0cm" fo:margin-bottom="0cm" loext:contextual-spacing="false" fo:orphans="4" fo:widows="2" fo:text-indent="0cm" style:auto-text-indent="false" fo:padding="0cm" fo:border="none"/>
    </style:style>
    <style:style style:name="P20" style:family="paragraph" style:parent-style-name="Text_20_body" style:list-style-name="L8">
      <style:paragraph-properties fo:margin-left="0cm" fo:margin-right="0cm" fo:margin-top="0cm" fo:margin-bottom="0cm" loext:contextual-spacing="false" fo:orphans="4" fo:widows="2" fo:text-indent="0cm" style:auto-text-indent="false" fo:padding="0cm" fo:border="none"/>
    </style:style>
    <style:style style:name="P21" style:family="paragraph" style:parent-style-name="Text_20_body" style:list-style-name="L9">
      <style:paragraph-properties fo:margin-left="0cm" fo:margin-right="0cm" fo:margin-top="0cm" fo:margin-bottom="0cm" loext:contextual-spacing="false" fo:orphans="4" fo:widows="2" fo:text-indent="0cm" style:auto-text-indent="false" fo:padding="0cm" fo:border="none"/>
    </style:style>
    <style:style style:name="P22" style:family="paragraph" style:parent-style-name="Text_20_body" style:list-style-name="L10">
      <style:paragraph-properties fo:margin-left="0cm" fo:margin-right="0cm" fo:margin-top="0cm" fo:margin-bottom="0cm" loext:contextual-spacing="false" fo:orphans="4" fo:widows="2" fo:text-indent="0cm" style:auto-text-indent="false" fo:padding="0cm" fo:border="none"/>
    </style:style>
    <style:style style:name="P23" style:family="paragraph" style:parent-style-name="Text_20_body" style:list-style-name="L12">
      <style:paragraph-properties fo:margin-left="0cm" fo:margin-right="0cm" fo:margin-top="0cm" fo:margin-bottom="0cm" loext:contextual-spacing="false" fo:orphans="4" fo:widows="2" fo:text-indent="0cm" style:auto-text-indent="false" fo:padding="0cm" fo:border="none"/>
    </style:style>
    <style:style style:name="P24" style:family="paragraph" style:parent-style-name="Text_20_body" style:list-style-name="L13">
      <style:paragraph-properties fo:margin-left="0cm" fo:margin-right="0cm" fo:margin-top="0cm" fo:margin-bottom="0cm" loext:contextual-spacing="false" fo:orphans="4" fo:widows="2" fo:text-indent="0cm" style:auto-text-indent="false" fo:padding="0cm" fo:border="none"/>
    </style:style>
    <style:style style:name="P25" style:family="paragraph" style:parent-style-name="Text_20_body" style:list-style-name="L15">
      <style:paragraph-properties fo:margin-left="0cm" fo:margin-right="0cm" fo:margin-top="0cm" fo:margin-bottom="0cm" loext:contextual-spacing="false" fo:orphans="4" fo:widows="2" fo:text-indent="0cm" style:auto-text-indent="false" fo:padding="0cm" fo:border="none"/>
    </style:style>
    <style:style style:name="P26" style:family="paragraph" style:parent-style-name="Text_20_body" style:list-style-name="L16">
      <style:paragraph-properties fo:margin-left="0cm" fo:margin-right="0cm" fo:margin-top="0cm" fo:margin-bottom="0cm" loext:contextual-spacing="false" fo:orphans="4" fo:widows="2" fo:text-indent="0cm" style:auto-text-indent="false" fo:padding="0cm" fo:border="none"/>
    </style:style>
    <style:style style:name="P27" style:family="paragraph" style:parent-style-name="Text_20_body" style:list-style-name="L17">
      <style:paragraph-properties fo:margin-left="0cm" fo:margin-right="0cm" fo:margin-top="0cm" fo:margin-bottom="0cm" loext:contextual-spacing="false" fo:orphans="4" fo:widows="2" fo:text-indent="0cm" style:auto-text-indent="false" fo:padding="0cm" fo:border="none"/>
    </style:style>
    <style:style style:name="P28" style:family="paragraph" style:parent-style-name="Text_20_body" style:list-style-name="L18">
      <style:paragraph-properties fo:margin-left="0cm" fo:margin-right="0cm" fo:margin-top="0cm" fo:margin-bottom="0cm" loext:contextual-spacing="false" fo:orphans="4" fo:widows="2" fo:text-indent="0cm" style:auto-text-indent="false" fo:padding="0cm" fo:border="none"/>
    </style:style>
    <style:style style:name="P29" style:family="paragraph" style:parent-style-name="Text_20_body" style:list-style-name="L19">
      <style:paragraph-properties fo:margin-left="0cm" fo:margin-right="0cm" fo:margin-top="0cm" fo:margin-bottom="0cm" loext:contextual-spacing="false" fo:orphans="4" fo:widows="2" fo:text-indent="0cm" style:auto-text-indent="false" fo:padding="0cm" fo:border="none"/>
    </style:style>
    <style:style style:name="P30" style:family="paragraph" style:parent-style-name="Text_20_body" style:list-style-name="L20">
      <style:paragraph-properties fo:margin-left="0cm" fo:margin-right="0cm" fo:margin-top="0cm" fo:margin-bottom="0cm" loext:contextual-spacing="false" fo:orphans="4" fo:widows="2" fo:text-indent="0cm" style:auto-text-indent="false" fo:padding="0cm" fo:border="none"/>
    </style:style>
    <style:style style:name="P31" style:family="paragraph" style:parent-style-name="Text_20_body" style:list-style-name="L3">
      <style:paragraph-properties fo:margin-left="0cm" fo:margin-right="0cm" fo:margin-top="0cm" fo:margin-bottom="0cm" loext:contextual-spacing="false" fo:orphans="4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normal"/>
    </style:style>
    <style:style style:name="P32" style:family="paragraph" style:parent-style-name="Text_20_body" style:list-style-name="L4">
      <style:paragraph-properties fo:margin-left="0cm" fo:margin-right="0cm" fo:margin-top="0cm" fo:margin-bottom="0cm" loext:contextual-spacing="false" fo:orphans="4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normal"/>
    </style:style>
    <style:style style:name="P33" style:family="paragraph" style:parent-style-name="Text_20_body" style:list-style-name="L11">
      <style:paragraph-properties fo:margin-left="0cm" fo:margin-right="0cm" fo:margin-top="0cm" fo:margin-bottom="0cm" loext:contextual-spacing="false" fo:orphans="4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normal"/>
    </style:style>
    <style:style style:name="P34" style:family="paragraph" style:parent-style-name="Text_20_body" style:list-style-name="L14">
      <style:paragraph-properties fo:margin-left="0cm" fo:margin-right="0cm" fo:margin-top="0cm" fo:margin-bottom="0cm" loext:contextual-spacing="false" fo:orphans="4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normal"/>
    </style:style>
    <style:style style:name="P35" style:family="paragraph" style:parent-style-name="Text_20_body">
      <style:paragraph-properties fo:margin-left="0cm" fo:margin-right="0cm" fo:line-height="120%" fo:text-align="end" style:justify-single-word="false" fo:orphans="4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style:font-name="Open Sans" fo:letter-spacing="normal" fo:font-style="normal" fo:font-weight="normal" officeooo:rsid="0009eb4e" officeooo:paragraph-rsid="0009eb4e"/>
    </style:style>
    <style:style style:name="P36" style:family="paragraph" style:parent-style-name="Text_20_body">
      <style:paragraph-properties fo:margin-left="0cm" fo:margin-right="0cm" fo:line-height="120%" fo:text-align="end" style:justify-single-word="false" fo:orphans="4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fo:font-variant="normal" fo:text-transform="none" fo:color="#333333" style:font-name="Times New Roman" fo:letter-spacing="normal" fo:font-style="normal" fo:font-weight="normal" officeooo:rsid="0009eb4e" officeooo:paragraph-rsid="0009eb4e"/>
    </style:style>
    <style:style style:name="P37" style:family="paragraph" style:parent-style-name="Text_20_body">
      <style:paragraph-properties fo:margin-left="0cm" fo:margin-right="0cm" fo:line-height="120%" fo:orphans="4" fo:widows="2" fo:text-indent="0cm" style:auto-text-indent="false" fo:padding-left="0cm" fo:padding-right="0cm" fo:padding-top="0cm" fo:padding-bottom="0.049cm" fo:border-left="none" fo:border-right="none" fo:border-top="none" fo:border-bottom="0.06pt solid #eeeeee"/>
      <style:text-properties style:font-name="Times New Roman"/>
    </style:style>
    <style:style style:name="P38" style:family="paragraph" style:parent-style-name="Text_20_body" style:list-style-name="L15">
      <style:paragraph-properties fo:margin-top="0cm" fo:margin-bottom="0cm" loext:contextual-spacing="false" fo:orphans="4" fo:widows="2" fo:padding="0cm" fo:border="none"/>
    </style:style>
    <style:style style:name="P39" style:family="paragraph" style:parent-style-name="Text_20_body" style:list-style-name="L18">
      <style:paragraph-properties fo:margin-top="0cm" fo:margin-bottom="0cm" loext:contextual-spacing="false" fo:orphans="4" fo:widows="2" fo:padding="0cm" fo:border="none"/>
    </style:style>
    <style:style style:name="T1" style:family="text">
      <style:text-properties fo:font-variant="normal" fo:text-transform="none" fo:color="#333333" style:font-name="Times New Roman" fo:font-size="12pt" fo:letter-spacing="normal" fo:font-style="normal" fo:font-weight="normal"/>
    </style:style>
    <style:style style:name="T2" style:family="text">
      <style:text-properties fo:font-variant="normal" fo:text-transform="none" fo:color="#9c9720" style:font-name="Times New Roman" fo:font-size="12pt" fo:letter-spacing="normal" fo:font-style="normal" fo:font-weight="normal"/>
    </style:style>
    <style:style style:name="T3" style:family="text">
      <style:text-properties fo:font-variant="normal" fo:text-transform="none" fo:color="#ff0000" style:font-name="Times New Roman" fo:font-size="12pt" fo:letter-spacing="normal" fo:font-style="normal" fo:font-weight="normal"/>
    </style:style>
    <style:style style:name="T4" style:family="text">
      <style:text-properties fo:font-variant="normal" fo:text-transform="none" fo:color="#ffa500" style:font-name="Times New Roman" fo:font-size="12pt" fo:letter-spacing="normal" fo:font-style="normal" fo:font-weight="normal"/>
    </style:style>
    <style:style style:name="T5" style:family="text">
      <style:text-properties fo:font-variant="normal" fo:text-transform="none" fo:color="#0000ff" style:font-name="Times New Roman" fo:font-size="12pt" fo:letter-spacing="normal" fo:font-style="normal" fo:font-weight="normal"/>
    </style:style>
    <style:style style:name="T6" style:family="text">
      <style:text-properties fo:font-variant="normal" fo:text-transform="none" fo:color="#008000" style:font-name="Times New Roman" fo:font-size="12pt" fo:letter-spacing="normal" fo:font-style="normal" fo:font-weight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 text:start-value="0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0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0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rodução ao Cubo Mágico</text:h>
      <text:p text:style-name="P36">Rauan Beijo</text:p>
      <text:p text:style-name="P35"><text:span text:style-name="T7">Este tutorial está disponível em vídeo na canal </text:span><text:a xlink:type="simple" xlink:href="https://www.youtube.com/channel/UCWrHse9IQPOVhtubk_gQWJA" text:style-name="Internet_20_link" text:visited-style-name="Visited_20_Internet_20_Link"><text:span text:style-name="T7">RB Cubos</text:span></text:a><text:span text:style-name="T7">. </text:span></text:p>
      <text:h text:style-name="P2" text:outline-level="2">Esquema de Cores</text:h>
      <text:p text:style-name="P12">As cores encontradas no Cubo Mágico seguem as seguintes regras:</text:p>
      <text:list xml:id="list3797905284" text:style-name="L2">
        <text:list-item>
          <text:p text:style-name="P14"><text:span text:style-name="Strong_20_Emphasis"><text:span text:style-name="T1">Branco</text:span></text:span><text:span text:style-name="T1"> oposto ao </text:span><text:span text:style-name="Strong_20_Emphasis"><text:span text:style-name="T2">Amarelo</text:span></text:span></text:p>
        </text:list-item>
        <text:list-item>
          <text:p text:style-name="P14"><text:span text:style-name="Strong_20_Emphasis"><text:span text:style-name="T3">Vermelho</text:span></text:span><text:span text:style-name="T1"> oposto ao </text:span><text:span text:style-name="Strong_20_Emphasis"><text:span text:style-name="T4">Laranja</text:span></text:span><text:span text:style-name="T1"> (cores quentes)</text:span></text:p>
        </text:list-item>
        <text:list-item>
          <text:p text:style-name="P14"><text:span text:style-name="Strong_20_Emphasis"><text:span text:style-name="T5">Azul</text:span></text:span><text:span text:style-name="T1"> oposto ao </text:span><text:span text:style-name="Strong_20_Emphasis"><text:span text:style-name="T6">Verde</text:span></text:span><text:span text:style-name="T1"> (cores frias)</text:span></text:p>
        </text:list-item>
        <text:list-item>
          <text:p text:style-name="P14"><text:span text:style-name="T1">Com </text:span><text:span text:style-name="Strong_20_Emphasis"><text:span text:style-name="T3">Vermelho</text:span></text:span><text:span text:style-name="T1"> na frente e </text:span><text:span text:style-name="Strong_20_Emphasis"><text:span text:style-name="T2">Amarelo</text:span></text:span><text:span text:style-name="T1"> em cima, a direita se tem o </text:span><text:span text:style-name="Strong_20_Emphasis"><text:span text:style-name="T6">Verde</text:span></text:span></text:p>
        </text:list-item>
      </text:list>
      <table:table table:name="Tabela1" table:style-name="Tabela1">
        <table:table-column table:style-name="Tabela1.A"/>
        <table:table-header-rows>
          <table:table-row table:style-name="TableLine93985457769792">
            <table:table-cell table:style-name="Tabela1.A1" office:value-type="string">
              <text:p text:style-name="P11">Esquema de Cores</text:p>
            </table:table-cell>
          </table:table-row>
        </table:table-header-rows>
        <table:table-row table:style-name="TableLine93985457769792">
          <table:table-cell table:style-name="Tabela1.A2" office:value-type="string">
            <text:p text:style-name="P4"/>
          </table:table-cell>
        </table:table-row>
      </table:table>
      <text:h text:style-name="P2" text:outline-level="2">Peças</text:h>
      <text:p text:style-name="P12">O cubo é formado por 3 tipos de peças, são elas:</text:p>
      <table:table table:name="Tabela2" table:style-name="Tabela2">
        <table:table-column table:style-name="Tabela2.A"/>
        <table:table-header-rows>
          <table:table-row table:style-name="TableLine93985457520400">
            <table:table-cell table:style-name="Tabela2.A1" office:value-type="string">
              <text:p text:style-name="P11">CENTROS: peças de 1 cor (6 no total)</text:p>
            </table:table-cell>
          </table:table-row>
        </table:table-header-rows>
        <table:table-row table:style-name="TableLine93985457520400">
          <table:table-cell table:style-name="Tabela2.A2" office:value-type="string">
            <text:p text:style-name="P4"/>
          </table:table-cell>
        </table:table-row>
      </table:table>
      <table:table table:name="Tabela3" table:style-name="Tabela3">
        <table:table-column table:style-name="Tabela3.A"/>
        <table:table-header-rows>
          <table:table-row table:style-name="TableLine93985456139008">
            <table:table-cell table:style-name="Tabela3.A1" office:value-type="string">
              <text:p text:style-name="P11">MEIOS: peças de 2 cores (12 no total)</text:p>
            </table:table-cell>
          </table:table-row>
        </table:table-header-rows>
        <table:table-row table:style-name="TableLine93985456139008">
          <table:table-cell table:style-name="Tabela3.A2" office:value-type="string">
            <text:p text:style-name="P4"/>
          </table:table-cell>
        </table:table-row>
      </table:table>
      <table:table table:name="Tabela4" table:style-name="Tabela4">
        <table:table-column table:style-name="Tabela4.A"/>
        <table:table-header-rows>
          <table:table-row table:style-name="TableLine93985510117072">
            <table:table-cell table:style-name="Tabela4.A1" office:value-type="string">
              <text:p text:style-name="P11">CANTOS: peças de 3 cores (8 no total)</text:p>
            </table:table-cell>
          </table:table-row>
        </table:table-header-rows>
        <table:table-row table:style-name="TableLine93985510117072">
          <table:table-cell table:style-name="Tabela4.A2" office:value-type="string">
            <text:p text:style-name="P4"/>
          </table:table-cell>
        </table:table-row>
      </table:table>
      <text:h text:style-name="P2" text:outline-level="2">Como Resolver</text:h>
      <text:p text:style-name="P13"><text:span text:style-name="T1">Ao contrário do senso comum, não existe somente uma forma para se resolver o Cubo Mágico. Existem alguns métodos, e nesse material será explicado o método </text:span><text:span text:style-name="Strong_20_Emphasis"><text:span text:style-name="T1">Roux</text:span></text:span><text:span text:style-name="T1">.</text:span></text:p>
      <text:h text:style-name="P2" text:outline-level="2">Movimentos do Cubo</text:h>
      <text:p text:style-name="P13"><text:span text:style-name="T1">Para aprender qualquer método é necessário saber movimentar as peças do Cubo. Abaixo são mostrados os movimentos, considerando o </text:span><text:span text:style-name="Strong_20_Emphasis"><text:span text:style-name="T1">Cubo resolvido</text:span></text:span><text:span text:style-name="T1">, com a face </text:span><text:span text:style-name="Strong_20_Emphasis"><text:span text:style-name="T3">Vermelha</text:span></text:span><text:span text:style-name="T1"> na frente e a </text:span><text:span text:style-name="Strong_20_Emphasis"><text:span text:style-name="T2">Amarela</text:span></text:span><text:span text:style-name="T1"> em cima.</text:span></text:p>
      <table:table table:name="Tabela5" table:style-name="Tabela5">
        <table:table-column table:style-name="Tabela5.A"/>
        <table:table-column table:style-name="Tabela5.B" table:number-columns-repeated="2"/>
        <table:table-column table:style-name="Tabela5.D"/>
        <table:table-column table:style-name="Tabela5.B"/>
        <table:table-column table:style-name="Tabela5.F"/>
        <table:table-header-rows>
          <table:table-row table:style-name="TableLine93985456520704">
            <table:table-cell table:style-name="Tabela5.A1" office:value-type="string">
              <text:p text:style-name="P11">Horário</text:p>
            </table:table-cell>
            <table:table-cell table:style-name="Tabela5.A1" office:value-type="string">
              <text:p text:style-name="P11">Duplo</text:p>
            </table:table-cell>
            <table:table-cell table:style-name="Tabela5.A1" office:value-type="string">
              <text:p text:style-name="P11">Anti-horário</text:p>
            </table:table-cell>
            <table:table-cell table:style-name="Tabela5.A1" office:value-type="string">
              <text:p text:style-name="P11">Amplo Horário</text:p>
            </table:table-cell>
            <table:table-cell table:style-name="Tabela5.A1" office:value-type="string">
              <text:p text:style-name="P11">Amplo Duplo</text:p>
            </table:table-cell>
            <table:table-cell table:style-name="Tabela5.A1" office:value-type="string">
              <text:p text:style-name="P11">Amplo Anti-horário</text:p>
            </table:table-cell>
          </table:table-row>
        </table:table-header-rows>
        <table:table-row table:style-name="TableLine93985456520704">
          <table:table-cell table:style-name="Tabela5.A2" office:value-type="string">
            <text:p text:style-name="P7">B</text:p>
          </table:table-cell>
          <table:table-cell table:style-name="Tabela5.A2" office:value-type="string">
            <text:p text:style-name="P7">B2</text:p>
          </table:table-cell>
          <table:table-cell table:style-name="Tabela5.A2" office:value-type="string">
            <text:p text:style-name="P7">B'</text:p>
          </table:table-cell>
          <table:table-cell table:style-name="Tabela5.A2" office:value-type="string">
            <text:p text:style-name="P7">Bw</text:p>
          </table:table-cell>
          <table:table-cell table:style-name="Tabela5.A2" office:value-type="string">
            <text:p text:style-name="P7">Bw2</text:p>
          </table:table-cell>
          <table:table-cell table:style-name="Tabela5.A2" office:value-type="string">
            <text:p text:style-name="P7">Bw'</text:p>
          </table:table-cell>
        </table:table-row>
        <table:table-row table:style-name="Tabela5.3"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</table:table-row>
        <table:table-row table:style-name="TableLine93985456520704"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</table:table-row>
        <table:table-row table:style-name="Tabela5.3">
          <table:table-cell table:style-name="Tabela5.A2" office:value-type="string">
            <text:p text:style-name="P7">D</text:p>
          </table:table-cell>
          <table:table-cell table:style-name="Tabela5.A2" office:value-type="string">
            <text:p text:style-name="P7">D2</text:p>
          </table:table-cell>
          <table:table-cell table:style-name="Tabela5.A2" office:value-type="string">
            <text:p text:style-name="P7">D'</text:p>
          </table:table-cell>
          <table:table-cell table:style-name="Tabela5.A2" office:value-type="string">
            <text:p text:style-name="P7">Dw</text:p>
          </table:table-cell>
          <table:table-cell table:style-name="Tabela5.A2" office:value-type="string">
            <text:p text:style-name="P7">Dw2</text:p>
          </table:table-cell>
          <table:table-cell table:style-name="Tabela5.A2" office:value-type="string">
            <text:p text:style-name="P7">Dw'</text:p>
          </table:table-cell>
        </table:table-row>
        <text:soft-page-break/>
        <table:table-row table:style-name="TableLine93985456520704"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</table:table-row>
        <table:table-row table:style-name="Tabela5.3"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</table:table-row>
        <table:table-row table:style-name="TableLine93985456520704">
          <table:table-cell table:style-name="Tabela5.A2" office:value-type="string">
            <text:p text:style-name="P7">F</text:p>
          </table:table-cell>
          <table:table-cell table:style-name="Tabela5.A2" office:value-type="string">
            <text:p text:style-name="P7">F2</text:p>
          </table:table-cell>
          <table:table-cell table:style-name="Tabela5.A2" office:value-type="string">
            <text:p text:style-name="P7">F'</text:p>
          </table:table-cell>
          <table:table-cell table:style-name="Tabela5.A2" office:value-type="string">
            <text:p text:style-name="P7">Fw</text:p>
          </table:table-cell>
          <table:table-cell table:style-name="Tabela5.A2" office:value-type="string">
            <text:p text:style-name="P7">Fw2</text:p>
          </table:table-cell>
          <table:table-cell table:style-name="Tabela5.A2" office:value-type="string">
            <text:p text:style-name="P7">Fw'</text:p>
          </table:table-cell>
        </table:table-row>
        <table:table-row table:style-name="Tabela5.3"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</table:table-row>
        <table:table-row table:style-name="TableLine93985456520704"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</table:table-row>
        <table:table-row table:style-name="Tabela5.3">
          <table:table-cell table:style-name="Tabela5.A2" office:value-type="string">
            <text:p text:style-name="P7">L</text:p>
          </table:table-cell>
          <table:table-cell table:style-name="Tabela5.A2" office:value-type="string">
            <text:p text:style-name="P7">L2</text:p>
          </table:table-cell>
          <table:table-cell table:style-name="Tabela5.A2" office:value-type="string">
            <text:p text:style-name="P7">L'</text:p>
          </table:table-cell>
          <table:table-cell table:style-name="Tabela5.A2" office:value-type="string">
            <text:p text:style-name="P7">Lw</text:p>
          </table:table-cell>
          <table:table-cell table:style-name="Tabela5.A2" office:value-type="string">
            <text:p text:style-name="P7">Lw2</text:p>
          </table:table-cell>
          <table:table-cell table:style-name="Tabela5.A2" office:value-type="string">
            <text:p text:style-name="P7">Lw'</text:p>
          </table:table-cell>
        </table:table-row>
        <table:table-row table:style-name="TableLine93985456520704"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</table:table-row>
        <table:table-row table:style-name="Tabela5.3"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</table:table-row>
        <table:table-row table:style-name="TableLine93985456520704">
          <table:table-cell table:style-name="Tabela5.A2" office:value-type="string">
            <text:p text:style-name="P7">R</text:p>
          </table:table-cell>
          <table:table-cell table:style-name="Tabela5.A2" office:value-type="string">
            <text:p text:style-name="P7">R2</text:p>
          </table:table-cell>
          <table:table-cell table:style-name="Tabela5.A2" office:value-type="string">
            <text:p text:style-name="P7">R'</text:p>
          </table:table-cell>
          <table:table-cell table:style-name="Tabela5.A2" office:value-type="string">
            <text:p text:style-name="P7">Rw</text:p>
          </table:table-cell>
          <table:table-cell table:style-name="Tabela5.A2" office:value-type="string">
            <text:p text:style-name="P7">Rw2</text:p>
          </table:table-cell>
          <table:table-cell table:style-name="Tabela5.A2" office:value-type="string">
            <text:p text:style-name="P7">Rw'</text:p>
          </table:table-cell>
        </table:table-row>
        <table:table-row table:style-name="Tabela5.3"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</table:table-row>
        <table:table-row table:style-name="TableLine93985456520704"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  <table:table-cell table:style-name="Tabela5.A2" office:value-type="string">
            <text:p text:style-name="P8"/>
          </table:table-cell>
        </table:table-row>
        <table:table-row table:style-name="Tabela5.3">
          <table:table-cell table:style-name="Tabela5.A2" office:value-type="string">
            <text:p text:style-name="P7">U</text:p>
          </table:table-cell>
          <table:table-cell table:style-name="Tabela5.A2" office:value-type="string">
            <text:p text:style-name="P7">U2</text:p>
          </table:table-cell>
          <table:table-cell table:style-name="Tabela5.A2" office:value-type="string">
            <text:p text:style-name="P7">U'</text:p>
          </table:table-cell>
          <table:table-cell table:style-name="Tabela5.A2" office:value-type="string">
            <text:p text:style-name="P7">Uw</text:p>
          </table:table-cell>
          <table:table-cell table:style-name="Tabela5.A2" office:value-type="string">
            <text:p text:style-name="P7">Uw2</text:p>
          </table:table-cell>
          <table:table-cell table:style-name="Tabela5.A2" office:value-type="string">
            <text:p text:style-name="P7">Uw'</text:p>
          </table:table-cell>
        </table:table-row>
        <table:table-row table:style-name="TableLine93985456520704"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7"/>
          </table:table-cell>
          <table:table-cell table:style-name="Tabela5.A2" office:value-type="string">
            <text:p text:style-name="P4"/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 table:style-name="TableLine93985456236928">
            <table:table-cell table:style-name="Tabela6.A1" office:value-type="string">
              <text:p text:style-name="P11">Horário</text:p>
            </table:table-cell>
            <table:table-cell table:style-name="Tabela6.A1" office:value-type="string">
              <text:p text:style-name="P11">Duplo</text:p>
            </table:table-cell>
            <table:table-cell table:style-name="Tabela6.A1" office:value-type="string">
              <text:p text:style-name="P11">Anti-horário</text:p>
            </table:table-cell>
          </table:table-row>
        </table:table-header-rows>
        <table:table-row table:style-name="TableLine93985456236928">
          <table:table-cell table:style-name="Tabela6.A2" office:value-type="string">
            <text:p text:style-name="P7">E</text:p>
          </table:table-cell>
          <table:table-cell table:style-name="Tabela6.A2" office:value-type="string">
            <text:p text:style-name="P7">E2</text:p>
          </table:table-cell>
          <table:table-cell table:style-name="Tabela6.A2" office:value-type="string">
            <text:p text:style-name="P7">E'</text:p>
          </table:table-cell>
        </table:table-row>
        <table:table-row table:style-name="Tabela6.3"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/>
          </table:table-cell>
        </table:table-row>
        <table:table-row table:style-name="TableLine93985456236928">
          <table:table-cell table:style-name="Tabela6.A2" office:value-type="string">
            <text:p text:style-name="P8"/>
          </table:table-cell>
          <table:table-cell table:style-name="Tabela6.A2" office:value-type="string">
            <text:p text:style-name="P8"/>
          </table:table-cell>
          <table:table-cell table:style-name="Tabela6.A2" office:value-type="string">
            <text:p text:style-name="P8"/>
          </table:table-cell>
        </table:table-row>
        <table:table-row table:style-name="Tabela6.3">
          <table:table-cell table:style-name="Tabela6.A2" office:value-type="string">
            <text:p text:style-name="P7">M</text:p>
          </table:table-cell>
          <table:table-cell table:style-name="Tabela6.A2" office:value-type="string">
            <text:p text:style-name="P7">M2</text:p>
          </table:table-cell>
          <table:table-cell table:style-name="Tabela6.A2" office:value-type="string">
            <text:p text:style-name="P7">M'</text:p>
          </table:table-cell>
        </table:table-row>
        <table:table-row table:style-name="TableLine93985456236928"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/>
          </table:table-cell>
        </table:table-row>
        <table:table-row table:style-name="Tabela6.3">
          <table:table-cell table:style-name="Tabela6.A2" office:value-type="string">
            <text:p text:style-name="P8"/>
          </table:table-cell>
          <table:table-cell table:style-name="Tabela6.A2" office:value-type="string">
            <text:p text:style-name="P8"/>
          </table:table-cell>
          <table:table-cell table:style-name="Tabela6.A2" office:value-type="string">
            <text:p text:style-name="P8"/>
          </table:table-cell>
        </table:table-row>
        <table:table-row table:style-name="TableLine93985456236928">
          <table:table-cell table:style-name="Tabela6.A2" office:value-type="string">
            <text:p text:style-name="P7">S</text:p>
          </table:table-cell>
          <table:table-cell table:style-name="Tabela6.A2" office:value-type="string">
            <text:p text:style-name="P7">S2</text:p>
          </table:table-cell>
          <table:table-cell table:style-name="Tabela6.A2" office:value-type="string">
            <text:p text:style-name="P7">S'</text:p>
          </table:table-cell>
        </table:table-row>
        <table:table-row table:style-name="Tabela6.3"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/>
          </table:table-cell>
        </table:table-row>
        <table:table-row table:style-name="TableLine93985456236928">
          <table:table-cell table:style-name="Tabela6.A2" office:value-type="string">
            <text:p text:style-name="P8"/>
          </table:table-cell>
          <table:table-cell table:style-name="Tabela6.A2" office:value-type="string">
            <text:p text:style-name="P8"/>
          </table:table-cell>
          <table:table-cell table:style-name="Tabela6.A2" office:value-type="string">
            <text:p text:style-name="P8"/>
          </table:table-cell>
        </table:table-row>
        <table:table-row table:style-name="Tabela6.3">
          <table:table-cell table:style-name="Tabela6.A2" office:value-type="string">
            <text:p text:style-name="P7">x</text:p>
          </table:table-cell>
          <table:table-cell table:style-name="Tabela6.A2" office:value-type="string">
            <text:p text:style-name="P7">x2</text:p>
          </table:table-cell>
          <table:table-cell table:style-name="Tabela6.A2" office:value-type="string">
            <text:p text:style-name="P7">x'</text:p>
          </table:table-cell>
        </table:table-row>
        <table:table-row table:style-name="TableLine93985456236928"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/>
          </table:table-cell>
        </table:table-row>
        <table:table-row table:style-name="Tabela6.3">
          <table:table-cell table:style-name="Tabela6.A2" office:value-type="string">
            <text:p text:style-name="P8"/>
          </table:table-cell>
          <table:table-cell table:style-name="Tabela6.A2" office:value-type="string">
            <text:p text:style-name="P8"/>
          </table:table-cell>
          <table:table-cell table:style-name="Tabela6.A2" office:value-type="string">
            <text:p text:style-name="P8"/>
          </table:table-cell>
        </table:table-row>
        <table:table-row table:style-name="TableLine93985456236928">
          <table:table-cell table:style-name="Tabela6.A2" office:value-type="string">
            <text:p text:style-name="P7">y</text:p>
          </table:table-cell>
          <table:table-cell table:style-name="Tabela6.A2" office:value-type="string">
            <text:p text:style-name="P7">y2</text:p>
          </table:table-cell>
          <table:table-cell table:style-name="Tabela6.A2" office:value-type="string">
            <text:p text:style-name="P7">y'</text:p>
          </table:table-cell>
        </table:table-row>
        <table:table-row table:style-name="Tabela6.3"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/>
          </table:table-cell>
        </table:table-row>
        <table:table-row table:style-name="TableLine93985456236928">
          <table:table-cell table:style-name="Tabela6.A2" office:value-type="string">
            <text:p text:style-name="P7">z</text:p>
          </table:table-cell>
          <table:table-cell table:style-name="Tabela6.A2" office:value-type="string">
            <text:p text:style-name="P7">z2</text:p>
          </table:table-cell>
          <table:table-cell table:style-name="Tabela6.A2" office:value-type="string">
            <text:p text:style-name="P7">z'</text:p>
          </table:table-cell>
        </table:table-row>
        <table:table-row table:style-name="Tabela6.3"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7"/>
          </table:table-cell>
          <table:table-cell table:style-name="Tabela6.A2" office:value-type="string">
            <text:p text:style-name="P4"/>
          </table:table-cell>
        </table:table-row>
      </table:table>
      <text:p text:style-name="P13"><text:span text:style-name="T1">A título de exemplo, é mostrada a seguir a fórmula </text:span><text:span text:style-name="Strong_20_Emphasis"><text:span text:style-name="T1">Sune</text:span></text:span><text:span text:style-name="T1">, movimento a movimento, aplicada com o </text:span><text:span text:style-name="Strong_20_Emphasis"><text:span text:style-name="T1">Cubo resolvido</text:span></text:span><text:span text:style-name="T1">.</text:span></text:p>
      <table:table table:name="Tabela7" table:style-name="Tabela7">
        <table:table-column table:style-name="Tabela7.A"/>
        <table:table-column table:style-name="Tabela7.B" table:number-columns-repeated="6"/>
        <table:table-column table:style-name="Tabela7.H"/>
        <table:table-header-rows>
          <table:table-row table:style-name="TableLine93985457261136">
            <table:table-cell table:style-name="Tabela7.A1" office:value-type="string">
              <text:p text:style-name="P11">Exemplo</text:p>
            </table:table-cell>
            <table:table-cell table:style-name="Tabela7.A1" office:value-type="string">
              <text:p text:style-name="P11">R</text:p>
            </table:table-cell>
            <table:table-cell table:style-name="Tabela7.A1" office:value-type="string">
              <text:p text:style-name="P11">U</text:p>
            </table:table-cell>
            <table:table-cell table:style-name="Tabela7.A1" office:value-type="string">
              <text:p text:style-name="P11">R'</text:p>
            </table:table-cell>
            <table:table-cell table:style-name="Tabela7.A1" office:value-type="string">
              <text:p text:style-name="P11">U</text:p>
            </table:table-cell>
            <table:table-cell table:style-name="Tabela7.A1" office:value-type="string">
              <text:p text:style-name="P11">R</text:p>
            </table:table-cell>
            <table:table-cell table:style-name="Tabela7.A1" office:value-type="string">
              <text:p text:style-name="P11">U2</text:p>
            </table:table-cell>
            <table:table-cell table:style-name="Tabela7.A1" office:value-type="string">
              <text:p text:style-name="P11">R'</text:p>
            </table:table-cell>
          </table:table-row>
        </table:table-header-rows>
        <table:table-row table:style-name="TableLine93985457261136">
          <table:table-cell table:style-name="Tabela7.A2" office:value-type="string">
            <text:p text:style-name="P7"/>
          </table:table-cell>
          <table:table-cell table:style-name="Tabela7.A2" office:value-type="string">
            <text:p text:style-name="P7"/>
          </table:table-cell>
          <table:table-cell table:style-name="Tabela7.A2" office:value-type="string">
            <text:p text:style-name="P7"/>
          </table:table-cell>
          <table:table-cell table:style-name="Tabela7.A2" office:value-type="string">
            <text:p text:style-name="P7"/>
          </table:table-cell>
          <table:table-cell table:style-name="Tabela7.A2" office:value-type="string">
            <text:p text:style-name="P7"/>
          </table:table-cell>
          <table:table-cell table:style-name="Tabela7.A2" office:value-type="string">
            <text:p text:style-name="P7"/>
          </table:table-cell>
          <table:table-cell table:style-name="Tabela7.A2" office:value-type="string">
            <text:p text:style-name="P7"/>
          </table:table-cell>
          <table:table-cell table:style-name="Tabela7.A2" office:value-type="string">
            <text:p text:style-name="P4"><draw:frame draw:style-name="fr1" draw:name="Figura67" text:anchor-type="as-char" svg:width="2.646cm" svg:height="0.998cm" draw:z-index="7"><draw:image xlink:href="../moves/Sune/7.png%3FlastModify=1637761220" xlink:type="simple" xlink:show="embed" xlink:actuate="onLoad"/><svg:title>drawing</svg:title></draw:frame></text:p>
          </table:table-cell>
        </table:table-row>
      </table:table>
      <text:h text:style-name="P2" text:outline-level="2"><text:soft-page-break/>Como Embaralhar</text:h>
      <text:p text:style-name="P13"><text:span text:style-name="T1">Para embaralhar, segundo as orientações da </text:span><text:span text:style-name="Strong_20_Emphasis"><text:span text:style-name="T1">World Cube Association</text:span></text:span><text:span text:style-name="T1"> (WCA), o </text:span><text:span text:style-name="Strong_20_Emphasis"><text:span text:style-name="T1">Cubo resolvido</text:span></text:span><text:span text:style-name="T1"> deve ser orientado com a face </text:span><text:span text:style-name="Strong_20_Emphasis"><text:span text:style-name="T6">Verde</text:span></text:span><text:span text:style-name="T1"> na frente e a </text:span><text:span text:style-name="Strong_20_Emphasis"><text:span text:style-name="T1">Branca</text:span></text:span><text:span text:style-name="T1"> em cima. A seguir é mostrado o Cubo após realizado o seguinte embaralhamento:</text:span></text:p>
      <table:table table:name="Tabela8" table:style-name="Tabela8">
        <table:table-column table:style-name="Tabela8.A"/>
        <table:table-header-rows>
          <table:table-row table:style-name="TableLine93985456989712">
            <table:table-cell table:style-name="Tabela8.A1" office:value-type="string">
              <text:p text:style-name="P10"><text:span text:style-name="Strong_20_Emphasis"><text:span text:style-name="T8">F U2 L2 B2 F' U L2 U R2 D2 L' B L2 B' R2 U2</text:span></text:span></text:p>
            </table:table-cell>
          </table:table-row>
        </table:table-header-rows>
        <table:table-row table:style-name="TableLine93985456989712">
          <table:table-cell table:style-name="Tabela8.A2" office:value-type="string">
            <text:p text:style-name="P4"/>
          </table:table-cell>
        </table:table-row>
      </table:table>
      <text:h text:style-name="P1" text:outline-level="1">Método Roux Iniciante</text:h>
      <text:p text:style-name="P13"><text:span text:style-name="T1">Inicialmente é necessário escolher uma </text:span><text:span text:style-name="Strong_20_Emphasis"><text:span text:style-name="T1">Orientação</text:span></text:span><text:span text:style-name="T1">, ou seja, a posição que o cubo ficará para ser resolvido. Há 24 possibilidades, e aqui será escolhida a mesma usada na seção de movimentos, ou seja, </text:span><text:span text:style-name="Strong_20_Emphasis"><text:span text:style-name="T3">Vermelho</text:span></text:span><text:span text:style-name="T1"> na frente e </text:span><text:span text:style-name="Strong_20_Emphasis"><text:span text:style-name="T2">Amarelo</text:span></text:span><text:span text:style-name="T1"> em cima. Essa orientação é a que o cubo permanecerá durante toda a solução.</text:span></text:p>
      <text:h text:style-name="P2" text:outline-level="2">Primeiro Bloco</text:h>
      <text:p text:style-name="P13"><text:span text:style-name="T1">A primeira etapa do Método Roux é o Primeiro Bloco, do inglês First Block, simplificado para </text:span><text:span text:style-name="Strong_20_Emphasis"><text:span text:style-name="T1">FB</text:span></text:span><text:span text:style-name="T1">. Ele é montado na </text:span><text:span text:style-name="Strong_20_Emphasis"><text:span text:style-name="T1">ESQUERDA</text:span></text:span><text:span text:style-name="T1"> e consiste em 6 peças, sendo 1 centro, 3 meios e 2 cantos. Considerando a orientação escolhida, o primeiro bloco será </text:span><text:span text:style-name="Strong_20_Emphasis"><text:span text:style-name="T5">Azul</text:span></text:span><text:span text:style-name="T1"> com </text:span><text:span text:style-name="Strong_20_Emphasis"><text:span text:style-name="T1">Branco</text:span></text:span><text:span text:style-name="T1"> embaixo. A seguir é mostrado o Primeiro Bloco. Algumas imagens dessa etapa terão o </text:span><text:span text:style-name="Strong_20_Emphasis"><text:span text:style-name="T5">Azul</text:span></text:span><text:span text:style-name="T1"> na frente apenas para facilitar a visualização.</text:span></text:p>
      <table:table table:name="Tabela9" table:style-name="Tabela9">
        <table:table-column table:style-name="Tabela9.A"/>
        <table:table-header-rows>
          <table:table-row table:style-name="TableLine93985456996544">
            <table:table-cell table:style-name="Tabela9.A1" office:value-type="string">
              <text:p text:style-name="P11">Primeiro Bloco</text:p>
            </table:table-cell>
          </table:table-row>
        </table:table-header-rows>
        <table:table-row table:style-name="TableLine93985456996544">
          <table:table-cell table:style-name="Tabela9.A2" office:value-type="string">
            <text:p text:style-name="P4"/>
          </table:table-cell>
        </table:table-row>
      </table:table>
      <text:p text:style-name="P13"><text:span text:style-name="T1">Há muitas maneiras para se montar o Primeiro Bloco. A técnica utilizada aqui é focada na simplicidade e facilidade para iniciantes. Para técnicas mais avançadas, consulte a seção </text:span><text:span text:style-name="Strong_20_Emphasis"><text:span text:style-name="T1">Primeiro Bloco</text:span></text:span><text:span text:style-name="T1"> do capítulo </text:span><text:span text:style-name="Strong_20_Emphasis"><text:span text:style-name="T1">Método Roux Completo</text:span></text:span><text:span text:style-name="T1">.</text:span></text:p>
      <text:p text:style-name="P13"><text:span text:style-name="T1">Inicialmente deve-se encontrar o meio (peça de duas cores) </text:span><text:span text:style-name="Strong_20_Emphasis"><text:span text:style-name="T5">Azul</text:span></text:span><text:span text:style-name="T1"> e </text:span><text:span text:style-name="Strong_20_Emphasis"><text:span text:style-name="T1">Branco</text:span></text:span><text:span text:style-name="T1"> e encaixar o seu </text:span><text:span text:style-name="Strong_20_Emphasis"><text:span text:style-name="T5">Azul</text:span></text:span><text:span text:style-name="T1"> ao centro </text:span><text:span text:style-name="Strong_20_Emphasis"><text:span text:style-name="T5">Azul</text:span></text:span><text:span text:style-name="T1">.</text:span></text:p>
      <text:p text:style-name="P13"><text:span text:style-name="Strong_20_Emphasis"><text:span text:style-name="T1">Algumas vezes será necessário apenas um movimento, como no exemplo abaixo.</text:span></text:span></text:p>
      <table:table table:name="Tabela10" table:style-name="Tabela10">
        <table:table-column table:style-name="Tabela10.A"/>
        <table:table-column table:style-name="Tabela10.B"/>
        <table:table-header-rows>
          <table:table-row table:style-name="TableLine93985456973552">
            <table:table-cell table:style-name="Tabela10.A1" office:value-type="string">
              <text:p text:style-name="P11">Exemplo</text:p>
            </table:table-cell>
            <table:table-cell table:style-name="Tabela10.A1" office:value-type="string">
              <text:p text:style-name="P11">F'</text:p>
            </table:table-cell>
          </table:table-row>
        </table:table-header-rows>
        <table:table-row table:style-name="TableLine93985456973552">
          <table:table-cell table:style-name="Tabela10.A2" office:value-type="string">
            <text:p text:style-name="P7"/>
          </table:table-cell>
          <table:table-cell table:style-name="Tabela10.A2" office:value-type="string">
            <text:p text:style-name="P4"/>
          </table:table-cell>
        </table:table-row>
      </table:table>
      <text:p text:style-name="P12">Outras vezes serão necessários 2 movimentos, como no exemplo.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header-rows>
          <table:table-row table:style-name="TableLine93985456945968">
            <table:table-cell table:style-name="Tabela11.A1" office:value-type="string">
              <text:p text:style-name="P11">Exemplo</text:p>
            </table:table-cell>
            <table:table-cell table:style-name="Tabela11.A1" office:value-type="string">
              <text:p text:style-name="P11">F</text:p>
            </table:table-cell>
            <table:table-cell table:style-name="Tabela11.A1" office:value-type="string">
              <text:p text:style-name="P11">U</text:p>
            </table:table-cell>
          </table:table-row>
        </table:table-header-rows>
        <table:table-row table:style-name="TableLine93985456945968">
          <table:table-cell table:style-name="Tabela11.A2" office:value-type="string">
            <text:p text:style-name="P7"/>
          </table:table-cell>
          <table:table-cell table:style-name="Tabela11.A2" office:value-type="string">
            <text:p text:style-name="P7"/>
          </table:table-cell>
          <table:table-cell table:style-name="Tabela11.A2" office:value-type="string">
            <text:p text:style-name="P4"/>
          </table:table-cell>
        </table:table-row>
      </table:table>
      <text:p text:style-name="P13"><text:span text:style-name="T1">Após encaixar o meio </text:span><text:span text:style-name="Strong_20_Emphasis"><text:span text:style-name="T5">Azul</text:span></text:span><text:span text:style-name="T1"> e </text:span><text:span text:style-name="Strong_20_Emphasis"><text:span text:style-name="T1">Branco</text:span></text:span><text:span text:style-name="T1"> corretamente, o cubo deve ser colocado na que será chamda de </text:span><text:span text:style-name="Strong_20_Emphasis"><text:span text:style-name="T1">Posição Oficial</text:span></text:span><text:span text:style-name="T1">, que consiste em deixar o centro </text:span><text:span text:style-name="Strong_20_Emphasis"><text:span text:style-name="T5">Azul</text:span></text:span><text:span text:style-name="T1"> na </text:span><text:span text:style-name="Strong_20_Emphasis"><text:span text:style-name="T1">ESQUERDA</text:span></text:span><text:span text:style-name="T1"> e o </text:span><text:span text:style-name="Strong_20_Emphasis"><text:span text:style-name="T1">Branco</text:span></text:span><text:span text:style-name="T1"> da peça </text:span><text:span text:style-name="Strong_20_Emphasis"><text:span text:style-name="T5">Azul</text:span></text:span><text:span text:style-name="T1"> e </text:span><text:span text:style-name="Strong_20_Emphasis"><text:span text:style-name="T1">Branco</text:span></text:span><text:span text:style-name="T1"> para baixo, como nas imagens a seguir.</text:span></text:p>
      <table:table table:name="Tabela12" table:style-name="Tabela12">
        <table:table-column table:style-name="Tabela12.A"/>
        <table:table-header-rows>
          <table:table-row table:style-name="TableLine93985456909952">
            <table:table-cell table:style-name="Tabela12.A1" office:value-type="string">
              <text:p text:style-name="P11">Meio Azul e Branco</text:p>
            </table:table-cell>
          </table:table-row>
        </table:table-header-rows>
        <table:table-row table:style-name="TableLine93985456909952">
          <table:table-cell table:style-name="Tabela12.A2" office:value-type="string">
            <text:p text:style-name="P4"/>
          </table:table-cell>
        </table:table-row>
      </table:table>
      <text:p text:style-name="P13"><text:soft-page-break/><text:span text:style-name="Strong_20_Emphasis"><text:span text:style-name="T1">MOVIMENTOS PROIBIDOS:</text:span></text:span><text:span text:style-name="T1"> As camadas </text:span><text:span text:style-name="Strong_20_Emphasis"><text:span text:style-name="T1">D</text:span></text:span><text:span text:style-name="T1"> e </text:span><text:span text:style-name="Strong_20_Emphasis"><text:span text:style-name="T1">L</text:span></text:span><text:span text:style-name="T1"> não podem mais ser mexidas.</text:span></text:p>
      <text:p text:style-name="P13"><text:span text:style-name="T1">Lembrando que, ao posicionar o cubo, o centro </text:span><text:span text:style-name="Strong_20_Emphasis"><text:span text:style-name="T6">Verde</text:span></text:span><text:span text:style-name="T1"> ficará na </text:span><text:span text:style-name="Strong_20_Emphasis"><text:span text:style-name="T1">DIREITA</text:span></text:span><text:span text:style-name="T1">, pois ele é oposto ao </text:span><text:span text:style-name="Strong_20_Emphasis"><text:span text:style-name="T5">Azul</text:span></text:span><text:span text:style-name="T1">.</text:span></text:p>
      <text:p text:style-name="P13"><text:span text:style-name="T1">Próximo passo é encontrar o meio (peça de duas cores) </text:span><text:span text:style-name="Strong_20_Emphasis"><text:span text:style-name="T5">Azul</text:span></text:span><text:span text:style-name="T1"> e </text:span><text:span text:style-name="Strong_20_Emphasis"><text:span text:style-name="T3">Vermelho</text:span></text:span><text:span text:style-name="T1"> e levá-lo até a </text:span><text:span text:style-name="Strong_20_Emphasis"><text:span text:style-name="T1">Posição de Espera</text:span></text:span><text:span text:style-name="T1">, que é a posição que está na </text:span><text:span text:style-name="Strong_20_Emphasis"><text:span text:style-name="T1">Frente</text:span></text:span><text:span text:style-name="T1"> e </text:span><text:span text:style-name="Strong_20_Emphasis"><text:span text:style-name="T1">Embaixo</text:span></text:span><text:span text:style-name="T1">, como no exemplo.</text:span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header-rows>
          <table:table-row table:style-name="TableLine93985456916400">
            <table:table-cell table:style-name="Tabela13.A1" office:value-type="string">
              <text:p text:style-name="P11">Exemplo</text:p>
            </table:table-cell>
            <table:table-cell table:style-name="Tabela13.A1" office:value-type="string">
              <text:p text:style-name="P11">U'</text:p>
            </table:table-cell>
            <table:table-cell table:style-name="Tabela13.A1" office:value-type="string">
              <text:p text:style-name="P11">M</text:p>
            </table:table-cell>
          </table:table-row>
        </table:table-header-rows>
        <table:table-row table:style-name="TableLine93985456916400">
          <table:table-cell table:style-name="Tabela13.A2" office:value-type="string">
            <text:p text:style-name="P7"/>
          </table:table-cell>
          <table:table-cell table:style-name="Tabela13.A2" office:value-type="string">
            <text:p text:style-name="P7"/>
          </table:table-cell>
          <table:table-cell table:style-name="Tabela13.A2" office:value-type="string">
            <text:p text:style-name="P4"/>
          </table:table-cell>
        </table:table-row>
      </table:table>
      <text:p text:style-name="P12">O meio pode estar em duas orientações possíveis, sendo ambas corretas.</text:p>
      <table:table table:name="Tabela14" table:style-name="Tabela14">
        <table:table-column table:style-name="Tabela14.A"/>
        <table:table-column table:style-name="Tabela14.B"/>
        <table:table-header-rows>
          <table:table-row table:style-name="TableLine93985456842240">
            <table:table-cell table:style-name="Tabela14.A1" office:value-type="string">
              <text:p text:style-name="P9"/>
            </table:table-cell>
            <table:table-cell table:style-name="Tabela14.A1" office:value-type="string">
              <text:p text:style-name="P9"/>
            </table:table-cell>
          </table:table-row>
        </table:table-header-rows>
        <table:table-row table:style-name="TableLine93985456842240">
          <table:table-cell table:style-name="Tabela14.A2" office:value-type="string">
            <text:p text:style-name="P7"/>
          </table:table-cell>
          <table:table-cell table:style-name="Tabela14.A2" office:value-type="string">
            <text:p text:style-name="P4"/>
          </table:table-cell>
        </table:table-row>
      </table:table>
      <text:p text:style-name="P13"><text:span text:style-name="T1">O passo seguinte é encontrar o canto (peça de 3 cores) que faz par com a peça na </text:span><text:span text:style-name="Strong_20_Emphasis"><text:span text:style-name="T1">Posição de Espera</text:span></text:span><text:span text:style-name="T1">, que é o </text:span><text:span text:style-name="Strong_20_Emphasis"><text:span text:style-name="T5">Azul</text:span></text:span><text:span text:style-name="T1">, </text:span><text:span text:style-name="Strong_20_Emphasis"><text:span text:style-name="T3">Vermelho</text:span></text:span><text:span text:style-name="T1"> e </text:span><text:span text:style-name="Strong_20_Emphasis"><text:span text:style-name="T1">Branco</text:span></text:span><text:span text:style-name="T1">. Leve esse canto para a camada de cima, de forma que o seu </text:span><text:span text:style-name="Strong_20_Emphasis"><text:span text:style-name="T1">Branco</text:span></text:span><text:span text:style-name="T1"> fique para a </text:span><text:span text:style-name="Strong_20_Emphasis"><text:span text:style-name="T1">DIREITA</text:span></text:span><text:span text:style-name="T1"> OU para a </text:span><text:span text:style-name="Strong_20_Emphasis"><text:span text:style-name="T1">ESQUERDA</text:span></text:span><text:span text:style-name="T1">.</text:span></text:p>
      <text:p text:style-name="P13"><text:span text:style-name="T1">Abaixo é mostrado um caso que precisa de atenção, pois o canto está na posição </text:span><text:span text:style-name="Strong_20_Emphasis"><text:span text:style-name="T1">FDL</text:span></text:span><text:span text:style-name="T1">, ou seja, na </text:span><text:span text:style-name="Strong_20_Emphasis"><text:span text:style-name="T1">FRENTE</text:span></text:span><text:span text:style-name="T1"> </text:span><text:span text:style-name="Strong_20_Emphasis"><text:span text:style-name="T1">EMBAIXO</text:span></text:span><text:span text:style-name="T1"> na </text:span><text:span text:style-name="Strong_20_Emphasis"><text:span text:style-name="T1">ESQUERDA</text:span></text:span><text:span text:style-name="T1">.</text:span></text:p>
      <table:table table:name="Tabela15" table:style-name="Tabela15">
        <table:table-column table:style-name="Tabela15.A"/>
        <table:table-column table:style-name="Tabela15.B" table:number-columns-repeated="2"/>
        <table:table-column table:style-name="Tabela15.D"/>
        <table:table-header-rows>
          <table:table-row table:style-name="TableLine93985456756560">
            <table:table-cell table:style-name="Tabela15.A1" office:value-type="string">
              <text:p text:style-name="P11">Exemplo</text:p>
            </table:table-cell>
            <table:table-cell table:style-name="Tabela15.A1" office:value-type="string">
              <text:p text:style-name="P11">L'</text:p>
            </table:table-cell>
            <table:table-cell table:style-name="Tabela15.A1" office:value-type="string">
              <text:p text:style-name="P11">U'</text:p>
            </table:table-cell>
            <table:table-cell table:style-name="Tabela15.A1" office:value-type="string">
              <text:p text:style-name="P11">L</text:p>
            </table:table-cell>
          </table:table-row>
        </table:table-header-rows>
        <table:table-row table:style-name="TableLine93985456756560">
          <table:table-cell table:style-name="Tabela15.A2" office:value-type="string">
            <text:p text:style-name="P7"/>
          </table:table-cell>
          <table:table-cell table:style-name="Tabela15.A2" office:value-type="string">
            <text:p text:style-name="P7"/>
          </table:table-cell>
          <table:table-cell table:style-name="Tabela15.A2" office:value-type="string">
            <text:p text:style-name="P7"/>
          </table:table-cell>
          <table:table-cell table:style-name="Tabela15.A2" office:value-type="string">
            <text:p text:style-name="P4"/>
          </table:table-cell>
        </table:table-row>
      </table:table>
      <text:p text:style-name="P13"><text:span text:style-name="T1">Se o </text:span><text:span text:style-name="Strong_20_Emphasis"><text:span text:style-name="T1">Branco</text:span></text:span><text:span text:style-name="T1"> estiver para cima:</text:span></text:p>
      <text:list xml:id="list3484963003" text:style-name="L3">
        <text:list-item>
          <text:p text:style-name="P15"><text:span text:style-name="T1">Levar o canto para a posição na </text:span><text:span text:style-name="Strong_20_Emphasis"><text:span text:style-name="T1">DIREITA ATRÁS</text:span></text:span><text:span text:style-name="T1"> girando a camada de </text:span><text:span text:style-name="Strong_20_Emphasis"><text:span text:style-name="T1">CIMA</text:span></text:span></text:p>
        </text:list-item>
        <text:list-item>
          <text:p text:style-name="P31">Girar a direita no sentido anti-horário</text:p>
        </text:list-item>
        <text:list-item>
          <text:p text:style-name="P31">Girar a camada de cima no sentido horário</text:p>
        </text:list-item>
      </text:list>
      <table:table table:name="Tabela16" table:style-name="Tabela16">
        <table:table-column table:style-name="Tabela16.A"/>
        <table:table-column table:style-name="Tabela16.B" table:number-columns-repeated="2"/>
        <table:table-column table:style-name="Tabela16.D"/>
        <table:table-header-rows>
          <table:table-row table:style-name="TableLine93985456666304">
            <table:table-cell table:style-name="Tabela16.A1" office:value-type="string">
              <text:p text:style-name="P11">Exemplo</text:p>
            </table:table-cell>
            <table:table-cell table:style-name="Tabela16.A1" office:value-type="string">
              <text:p text:style-name="P11">U'</text:p>
            </table:table-cell>
            <table:table-cell table:style-name="Tabela16.A1" office:value-type="string">
              <text:p text:style-name="P11">R'</text:p>
            </table:table-cell>
            <table:table-cell table:style-name="Tabela16.A1" office:value-type="string">
              <text:p text:style-name="P11">U</text:p>
            </table:table-cell>
          </table:table-row>
        </table:table-header-rows>
        <table:table-row table:style-name="TableLine93985456666304">
          <table:table-cell table:style-name="Tabela16.A2" office:value-type="string">
            <text:p text:style-name="P7"/>
          </table:table-cell>
          <table:table-cell table:style-name="Tabela16.A2" office:value-type="string">
            <text:p text:style-name="P7"/>
          </table:table-cell>
          <table:table-cell table:style-name="Tabela16.A2" office:value-type="string">
            <text:p text:style-name="P7"/>
          </table:table-cell>
          <table:table-cell table:style-name="Tabela16.A2" office:value-type="string">
            <text:p text:style-name="P4"/>
          </table:table-cell>
        </table:table-row>
      </table:table>
      <text:p text:style-name="P13"><text:span text:style-name="T1">O passo seguinte é formar o par, levando o meio que está na </text:span><text:span text:style-name="Strong_20_Emphasis"><text:span text:style-name="T1">posição de espera</text:span></text:span><text:span text:style-name="T1"> até o canto, girando a camada </text:span><text:span text:style-name="Strong_20_Emphasis"><text:span text:style-name="T1">M</text:span></text:span><text:span text:style-name="T1">.</text:span>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header-rows>
          <table:table-row table:style-name="TableLine93985456589744">
            <table:table-cell table:style-name="Tabela17.A1" office:value-type="string">
              <text:p text:style-name="P11">Exemplo</text:p>
            </table:table-cell>
            <table:table-cell table:style-name="Tabela17.A1" office:value-type="string">
              <text:p text:style-name="P11">M'</text:p>
            </table:table-cell>
            <table:table-cell table:style-name="Tabela17.A1" office:value-type="string">
              <text:p text:style-name="P9"/>
            </table:table-cell>
          </table:table-row>
        </table:table-header-rows>
        <table:table-row table:style-name="TableLine93985456589744">
          <table:table-cell table:style-name="Tabela17.A2" office:value-type="string">
            <text:p text:style-name="P7"/>
          </table:table-cell>
          <table:table-cell table:style-name="Tabela17.A2" office:value-type="string">
            <text:p text:style-name="P7"/>
          </table:table-cell>
          <table:table-cell table:style-name="Tabela17.A2" office:value-type="string">
            <text:p text:style-name="P4"/>
          </table:table-cell>
        </table:table-row>
      </table:table>
      <text:p text:style-name="P12">Caso o par fique com as cores trocadas:</text:p>
      <text:list xml:id="list6710644" text:style-name="L4">
        <text:list-item>
          <text:p text:style-name="P32">Voltar o meio para a posição de espera</text:p>
        </text:list-item>
        <text:list-item>
          <text:p text:style-name="P16"><text:span text:style-name="T1">Girar a camada de </text:span><text:span text:style-name="Strong_20_Emphasis"><text:span text:style-name="T1">CIMA</text:span></text:span><text:span text:style-name="T1"> 2 vezes</text:span></text:p>
        </text:list-item>
        <text:list-item>
          <text:p text:style-name="P32">Formar o par novamente na nova posição</text:p>
        </text:list-item>
      </text:list>
      <table:table table:name="Tabela18" table:style-name="Tabela18">
        <table:table-column table:style-name="Tabela18.A"/>
        <table:table-column table:style-name="Tabela18.B" table:number-columns-repeated="2"/>
        <table:table-column table:style-name="Tabela18.D"/>
        <table:table-header-rows>
          <table:table-row table:style-name="TableLine93985456444000">
            <table:table-cell table:style-name="Tabela18.A1" office:value-type="string">
              <text:p text:style-name="P11">Exemplo</text:p>
            </table:table-cell>
            <table:table-cell table:style-name="Tabela18.A1" office:value-type="string">
              <text:p text:style-name="P11">M</text:p>
            </table:table-cell>
            <table:table-cell table:style-name="Tabela18.A1" office:value-type="string">
              <text:p text:style-name="P11">U2</text:p>
            </table:table-cell>
            <table:table-cell table:style-name="Tabela18.A1" office:value-type="string">
              <text:p text:style-name="P11">M2</text:p>
            </table:table-cell>
          </table:table-row>
        </table:table-header-rows>
        <table:table-row table:style-name="TableLine93985456444000">
          <table:table-cell table:style-name="Tabela18.A2" office:value-type="string">
            <text:p text:style-name="P7"/>
          </table:table-cell>
          <table:table-cell table:style-name="Tabela18.A2" office:value-type="string">
            <text:p text:style-name="P7"/>
          </table:table-cell>
          <table:table-cell table:style-name="Tabela18.A2" office:value-type="string">
            <text:p text:style-name="P7"/>
          </table:table-cell>
          <table:table-cell table:style-name="Tabela18.A2" office:value-type="string">
            <text:p text:style-name="P4"/>
          </table:table-cell>
        </table:table-row>
      </table:table>
      <text:p text:style-name="P13"><text:span text:style-name="T1">Depois de formar o par, ele deve ser posicionado na </text:span><text:span text:style-name="Strong_20_Emphasis"><text:span text:style-name="T1">FRENTE</text:span></text:span><text:span text:style-name="T1"> e encaixado, com uma das formas a seguir.</text:span></text:p>
      <table:table table:name="Tabela19" table:style-name="Tabela19">
        <table:table-column table:style-name="Tabela19.A"/>
        <table:table-column table:style-name="Tabela19.B"/>
        <table:table-header-rows>
          <table:table-row table:style-name="TableLine93985456495824">
            <table:table-cell table:style-name="Tabela19.A1" office:value-type="string">
              <text:p text:style-name="P11">Exemplo</text:p>
            </table:table-cell>
            <table:table-cell table:style-name="Tabela19.A1" office:value-type="string">
              <text:p text:style-name="P11">F'</text:p>
            </table:table-cell>
          </table:table-row>
        </table:table-header-rows>
        <table:table-row table:style-name="TableLine93985456495824">
          <table:table-cell table:style-name="Tabela19.A2" office:value-type="string">
            <text:p text:style-name="P7"/>
          </table:table-cell>
          <table:table-cell table:style-name="Tabela19.A2" office:value-type="string">
            <text:p text:style-name="P4"/>
          </table:table-cell>
        </table:table-row>
      </table:table>
      <table:table table:name="Tabela20" table:style-name="Tabela20">
        <table:table-column table:style-name="Tabela20.A"/>
        <table:table-column table:style-name="Tabela20.B"/>
        <table:table-column table:style-name="Tabela20.C"/>
        <table:table-header-rows>
          <table:table-row table:style-name="TableLine93985456512592">
            <table:table-cell table:style-name="Tabela20.A1" office:value-type="string">
              <text:p text:style-name="P11">Exemplo</text:p>
            </table:table-cell>
            <table:table-cell table:style-name="Tabela20.A1" office:value-type="string">
              <text:p text:style-name="P11">Rw'</text:p>
            </table:table-cell>
            <table:table-cell table:style-name="Tabela20.A1" office:value-type="string">
              <text:p text:style-name="P11">F</text:p>
            </table:table-cell>
          </table:table-row>
        </table:table-header-rows>
        <table:table-row table:style-name="TableLine93985456512592">
          <table:table-cell table:style-name="Tabela20.A2" office:value-type="string">
            <text:p text:style-name="P7"/>
          </table:table-cell>
          <table:table-cell table:style-name="Tabela20.A2" office:value-type="string">
            <text:p text:style-name="P7"/>
          </table:table-cell>
          <table:table-cell table:style-name="Tabela20.A2" office:value-type="string">
            <text:p text:style-name="P4"/>
          </table:table-cell>
        </table:table-row>
      </table:table>
      <text:p text:style-name="P13"><text:soft-page-break/><text:span text:style-name="Strong_20_Emphasis"><text:span text:style-name="T1">MOVIMENTOS PROIBIDOS:</text:span></text:span><text:span text:style-name="T1"> As camadas </text:span><text:span text:style-name="Strong_20_Emphasis"><text:span text:style-name="T1">D</text:span></text:span><text:span text:style-name="T1">, </text:span><text:span text:style-name="Strong_20_Emphasis"><text:span text:style-name="T1">L</text:span></text:span><text:span text:style-name="T1"> e </text:span><text:span text:style-name="Strong_20_Emphasis"><text:span text:style-name="T1">F</text:span></text:span><text:span text:style-name="T1"> não podem mais ser mexidas.</text:span></text:p>
      <text:p text:style-name="P13"><text:span text:style-name="T1">O mesmo processo vai ser feito para o par de trás, que é o </text:span><text:span text:style-name="Strong_20_Emphasis"><text:span text:style-name="T5">Azul</text:span></text:span><text:span text:style-name="T1"> e </text:span><text:span text:style-name="Strong_20_Emphasis"><text:span text:style-name="T4">Laranja</text:span></text:span><text:span text:style-name="T1">:</text:span></text:p>
      <text:list xml:id="list2515326896" text:style-name="L5">
        <text:list-item>
          <text:p text:style-name="P17"><text:span text:style-name="T1">O meio </text:span><text:span text:style-name="Strong_20_Emphasis"><text:span text:style-name="T5">Azul</text:span></text:span><text:span text:style-name="T1"> e </text:span><text:span text:style-name="Strong_20_Emphasis"><text:span text:style-name="T4">Laranja</text:span></text:span><text:span text:style-name="T1"> deve ser levado até a </text:span><text:span text:style-name="Strong_20_Emphasis"><text:span text:style-name="T1">Posição de Espera</text:span></text:span></text:p>
        </text:list-item>
      </text:list>
      <table:table table:name="Tabela21" table:style-name="Tabela21">
        <table:table-column table:style-name="Tabela21.A"/>
        <table:table-column table:style-name="Tabela21.B"/>
        <table:table-column table:style-name="Tabela21.C"/>
        <table:table-header-rows>
          <table:table-row table:style-name="TableLine93985456320928">
            <table:table-cell table:style-name="Tabela21.A1" office:value-type="string">
              <text:p text:style-name="P11">Exemplo</text:p>
            </table:table-cell>
            <table:table-cell table:style-name="Tabela21.A1" office:value-type="string">
              <text:p text:style-name="P11">B'</text:p>
            </table:table-cell>
            <table:table-cell table:style-name="Tabela21.A1" office:value-type="string">
              <text:p text:style-name="P11">M2</text:p>
            </table:table-cell>
          </table:table-row>
        </table:table-header-rows>
        <table:table-row table:style-name="TableLine93985456320928">
          <table:table-cell table:style-name="Tabela21.A2" office:value-type="string">
            <text:p text:style-name="P7"/>
          </table:table-cell>
          <table:table-cell table:style-name="Tabela21.A2" office:value-type="string">
            <text:p text:style-name="P7"/>
          </table:table-cell>
          <table:table-cell table:style-name="Tabela21.A2" office:value-type="string">
            <text:p text:style-name="P4"/>
          </table:table-cell>
        </table:table-row>
      </table:table>
      <text:list xml:id="list1648349284" text:style-name="L6">
        <text:list-item>
          <text:p text:style-name="P18"><text:span text:style-name="T1">O canto </text:span><text:span text:style-name="Strong_20_Emphasis"><text:span text:style-name="T5">Azul</text:span></text:span><text:span text:style-name="T1">, </text:span><text:span text:style-name="Strong_20_Emphasis"><text:span text:style-name="T4">Laranja</text:span></text:span><text:span text:style-name="T1"> e </text:span><text:span text:style-name="Strong_20_Emphasis"><text:span text:style-name="T1">Branco</text:span></text:span><text:span text:style-name="T1"> deve ser colocado na camada de </text:span><text:span text:style-name="Strong_20_Emphasis"><text:span text:style-name="T1">CIMA</text:span></text:span><text:span text:style-name="T1"> com o </text:span><text:span text:style-name="Strong_20_Emphasis"><text:span text:style-name="T1">Branco</text:span></text:span><text:span text:style-name="T1"> para a </text:span><text:span text:style-name="Strong_20_Emphasis"><text:span text:style-name="T1">Direita</text:span></text:span><text:span text:style-name="T1"> ou </text:span><text:span text:style-name="Strong_20_Emphasis"><text:span text:style-name="T1">Esquerda</text:span></text:span><text:span text:style-name="T1">.</text:span></text:p>
        </text:list-item>
      </text:list>
      <table:table table:name="Tabela22" table:style-name="Tabela22">
        <table:table-column table:style-name="Tabela22.A"/>
        <table:table-column table:style-name="Tabela22.B" table:number-columns-repeated="2"/>
        <table:table-column table:style-name="Tabela22.D"/>
        <table:table-header-rows>
          <table:table-row table:style-name="TableLine93985527996048">
            <table:table-cell table:style-name="Tabela22.A1" office:value-type="string">
              <text:p text:style-name="P11">Exemplo</text:p>
            </table:table-cell>
            <table:table-cell table:style-name="Tabela22.A1" office:value-type="string">
              <text:p text:style-name="P9"/>
            </table:table-cell>
            <table:table-cell table:style-name="Tabela22.A1" office:value-type="string">
              <text:p text:style-name="P11">R</text:p>
            </table:table-cell>
            <table:table-cell table:style-name="Tabela22.A1" office:value-type="string">
              <text:p text:style-name="P11">U'</text:p>
            </table:table-cell>
          </table:table-row>
        </table:table-header-rows>
        <table:table-row table:style-name="TableLine93985527996048">
          <table:table-cell table:style-name="Tabela22.A2" office:value-type="string">
            <text:p text:style-name="P7"/>
          </table:table-cell>
          <table:table-cell table:style-name="Tabela22.A2" office:value-type="string">
            <text:p text:style-name="P7"/>
          </table:table-cell>
          <table:table-cell table:style-name="Tabela22.A2" office:value-type="string">
            <text:p text:style-name="P7"/>
          </table:table-cell>
          <table:table-cell table:style-name="Tabela22.A2" office:value-type="string">
            <text:p text:style-name="P4"/>
          </table:table-cell>
        </table:table-row>
      </table:table>
      <text:list xml:id="list1368880453" text:style-name="L7">
        <text:list-item>
          <text:p text:style-name="P19"><text:span text:style-name="T1">O par deve ser formado usando </text:span><text:span text:style-name="Strong_20_Emphasis"><text:span text:style-name="T1">M'</text:span></text:span><text:span text:style-name="T1"> ou </text:span><text:span text:style-name="Strong_20_Emphasis"><text:span text:style-name="T1">M2</text:span></text:span><text:span text:style-name="T1">, posicionado e encaixado </text:span><text:span text:style-name="Strong_20_Emphasis"><text:span text:style-name="T1">ATRÁS</text:span></text:span><text:span text:style-name="T1">. </text:span></text:p>
        </text:list-item>
      </text:list>
      <table:table table:name="Tabela23" table:style-name="Tabela23">
        <table:table-column table:style-name="Tabela23.A"/>
        <table:table-column table:style-name="Tabela23.B" table:number-columns-repeated="3"/>
        <table:table-column table:style-name="Tabela23.E"/>
        <table:table-header-rows>
          <table:table-row table:style-name="TableLine93985528054016">
            <table:table-cell table:style-name="Tabela23.A1" office:value-type="string">
              <text:p text:style-name="P11">Exemplo</text:p>
            </table:table-cell>
            <table:table-cell table:style-name="Tabela23.A1" office:value-type="string">
              <text:p text:style-name="P11">M2</text:p>
            </table:table-cell>
            <table:table-cell table:style-name="Tabela23.A1" office:value-type="string">
              <text:p text:style-name="P9"/>
            </table:table-cell>
            <table:table-cell table:style-name="Tabela23.A1" office:value-type="string">
              <text:p text:style-name="P11">Rw</text:p>
            </table:table-cell>
            <table:table-cell table:style-name="Tabela23.A1" office:value-type="string">
              <text:p text:style-name="P11">B'</text:p>
            </table:table-cell>
          </table:table-row>
        </table:table-header-rows>
        <table:table-row table:style-name="TableLine93985528054016">
          <table:table-cell table:style-name="Tabela23.A2" office:value-type="string">
            <text:p text:style-name="P7"/>
          </table:table-cell>
          <table:table-cell table:style-name="Tabela23.A2" office:value-type="string">
            <text:p text:style-name="P7"/>
          </table:table-cell>
          <table:table-cell table:style-name="Tabela23.A2" office:value-type="string">
            <text:p text:style-name="P7"/>
          </table:table-cell>
          <table:table-cell table:style-name="Tabela23.A2" office:value-type="string">
            <text:p text:style-name="P7"/>
          </table:table-cell>
          <table:table-cell table:style-name="Tabela23.A2" office:value-type="string">
            <text:p text:style-name="P4"><draw:frame draw:style-name="fr1" draw:name="Figura114" text:anchor-type="as-char" svg:width="5.292cm" svg:height="0.998cm" draw:z-index="8"><draw:image xlink:href="../fb/par2/10.png%3FlastModify=1637761220" xlink:type="simple" xlink:show="embed" xlink:actuate="onLoad"/><svg:title>drawing</svg:title></draw:frame></text:p>
          </table:table-cell>
        </table:table-row>
      </table:table>
      <table:table table:name="Tabela24" table:style-name="Tabela24">
        <table:table-column table:style-name="Tabela24.A"/>
        <table:table-column table:style-name="Tabela24.B"/>
        <table:table-header-rows>
          <table:table-row table:style-name="TableLine93985528092992">
            <table:table-cell table:style-name="Tabela24.A1" office:value-type="string">
              <text:p text:style-name="P11">Exemplo</text:p>
            </table:table-cell>
            <table:table-cell table:style-name="Tabela24.A1" office:value-type="string">
              <text:p text:style-name="P11">B</text:p>
            </table:table-cell>
          </table:table-row>
        </table:table-header-rows>
        <table:table-row table:style-name="TableLine93985528092992">
          <table:table-cell table:style-name="Tabela24.A2" office:value-type="string">
            <text:p text:style-name="P7"/>
          </table:table-cell>
          <table:table-cell table:style-name="Tabela24.A2" office:value-type="string">
            <text:p text:style-name="P4"/>
          </table:table-cell>
        </table:table-row>
      </table:table>
      <text:h text:style-name="P2" text:outline-level="2">Segundo Bloco</text:h>
      <text:p text:style-name="P13"><text:span text:style-name="T1">A segunda etapa do Método Roux é o Segundo Bloco, do inglês Second Block, simplificado para </text:span><text:span text:style-name="Strong_20_Emphasis"><text:span text:style-name="T1">SB</text:span></text:span><text:span text:style-name="T1">. Ele é montado na </text:span><text:span text:style-name="Strong_20_Emphasis"><text:span text:style-name="T1">DIREITA</text:span></text:span><text:span text:style-name="T1"> e consiste em 6 peças, sendo 1 centro, 3 meios e 2 cantos. Considerando a orientação escolhida, o segundo bloco será </text:span><text:span text:style-name="Strong_20_Emphasis"><text:span text:style-name="T6">Verde</text:span></text:span><text:span text:style-name="T1"> com </text:span><text:span text:style-name="Strong_20_Emphasis"><text:span text:style-name="T1">Branco</text:span></text:span><text:span text:style-name="T1"> embaixo.</text:span></text:p>
      <table:table table:name="Tabela25" table:style-name="Tabela25">
        <table:table-column table:style-name="Tabela25.A"/>
        <table:table-header-rows>
          <table:table-row table:style-name="TableLine93985528133760">
            <table:table-cell table:style-name="Tabela25.A1" office:value-type="string">
              <text:p text:style-name="P11">Segundo Bloco</text:p>
            </table:table-cell>
          </table:table-row>
        </table:table-header-rows>
        <table:table-row table:style-name="TableLine93985528133760">
          <table:table-cell table:style-name="Tabela25.A2" office:value-type="string">
            <text:p text:style-name="P4"/>
          </table:table-cell>
        </table:table-row>
      </table:table>
      <text:p text:style-name="P13"><text:span text:style-name="T1">As mesmas etapas do </text:span><text:span text:style-name="Strong_20_Emphasis"><text:span text:style-name="T1">FB</text:span></text:span><text:span text:style-name="T1"> serão aplicadas aqui:</text:span></text:p>
      <text:list xml:id="list3287258614" text:style-name="L8">
        <text:list-item>
          <text:p text:style-name="P20"><text:span text:style-name="T1">Encaixar o meio </text:span><text:span text:style-name="Strong_20_Emphasis"><text:span text:style-name="T6">Verde</text:span></text:span><text:span text:style-name="T1"> e </text:span><text:span text:style-name="Strong_20_Emphasis"><text:span text:style-name="T1">Branco</text:span></text:span></text:p>
        </text:list-item>
      </text:list>
      <table:table table:name="Tabela26" table:style-name="Tabela26">
        <table:table-column table:style-name="Tabela26.A"/>
        <table:table-column table:style-name="Tabela26.B" table:number-columns-repeated="4"/>
        <table:table-column table:style-name="Tabela26.F"/>
        <table:table-header-rows>
          <table:table-row table:style-name="TableLine93985528154288">
            <table:table-cell table:style-name="Tabela26.A1" office:value-type="string">
              <text:p text:style-name="P11">Exemplo</text:p>
            </table:table-cell>
            <table:table-cell table:style-name="Tabela26.A1" office:value-type="string">
              <text:p text:style-name="P11">R</text:p>
            </table:table-cell>
            <table:table-cell table:style-name="Tabela26.A1" office:value-type="string">
              <text:p text:style-name="P11">U</text:p>
            </table:table-cell>
            <table:table-cell table:style-name="Tabela26.A1" office:value-type="string">
              <text:p text:style-name="P11">M'</text:p>
            </table:table-cell>
            <table:table-cell table:style-name="Tabela26.A1" office:value-type="string">
              <text:p text:style-name="P11">U</text:p>
            </table:table-cell>
            <table:table-cell table:style-name="Tabela26.A1" office:value-type="string">
              <text:p text:style-name="P11">R2</text:p>
            </table:table-cell>
          </table:table-row>
        </table:table-header-rows>
        <table:table-row table:style-name="TableLine93985528154288">
          <table:table-cell table:style-name="Tabela26.A2" office:value-type="string">
            <text:p text:style-name="P7"/>
          </table:table-cell>
          <table:table-cell table:style-name="Tabela26.A2" office:value-type="string">
            <text:p text:style-name="P7"/>
          </table:table-cell>
          <table:table-cell table:style-name="Tabela26.A2" office:value-type="string">
            <text:p text:style-name="P7"/>
          </table:table-cell>
          <table:table-cell table:style-name="Tabela26.A2" office:value-type="string">
            <text:p text:style-name="P7"/>
          </table:table-cell>
          <table:table-cell table:style-name="Tabela26.A2" office:value-type="string">
            <text:p text:style-name="P7"><draw:frame draw:style-name="fr1" draw:name="Figura122" text:anchor-type="as-char" svg:width="5.292cm" svg:height="0.998cm" draw:z-index="9"><draw:image xlink:href="../sb/edge/5.png%3FlastModify=1637761220" xlink:type="simple" xlink:show="embed" xlink:actuate="onLoad"/><svg:title>drawing</svg:title></draw:frame></text:p>
          </table:table-cell>
          <table:table-cell table:style-name="Tabela26.A2" office:value-type="string">
            <text:p text:style-name="P4"><draw:frame draw:style-name="fr1" draw:name="Figura123" text:anchor-type="as-char" svg:width="5.292cm" svg:height="0.998cm" draw:z-index="10"><draw:image xlink:href="../sb/edge/6.png%3FlastModify=1637761220" xlink:type="simple" xlink:show="embed" xlink:actuate="onLoad"/><svg:title>drawing</svg:title></draw:frame></text:p>
          </table:table-cell>
        </table:table-row>
      </table:table>
      <text:list xml:id="list1884030478" text:style-name="L9">
        <text:list-item>
          <text:p text:style-name="P21"><text:span text:style-name="T1">Colocar o meio </text:span><text:span text:style-name="Strong_20_Emphasis"><text:span text:style-name="T6">Verde</text:span></text:span><text:span text:style-name="T1"> e </text:span><text:span text:style-name="Strong_20_Emphasis"><text:span text:style-name="T3">Vermelho</text:span></text:span><text:span text:style-name="T1"> na posição de espera</text:span></text:p>
        </text:list-item>
      </text:list>
      <table:table table:name="Tabela27" table:style-name="Tabela27">
        <table:table-column table:style-name="Tabela27.A"/>
        <table:table-column table:style-name="Tabela27.B" table:number-columns-repeated="2"/>
        <table:table-column table:style-name="Tabela27.D"/>
        <table:table-header-rows>
          <table:table-row table:style-name="TableLine93985528231056">
            <table:table-cell table:style-name="Tabela27.A1" office:value-type="string">
              <text:p text:style-name="P11">Exemplo</text:p>
            </table:table-cell>
            <table:table-cell table:style-name="Tabela27.A1" office:value-type="string">
              <text:p text:style-name="P11">R</text:p>
            </table:table-cell>
            <table:table-cell table:style-name="Tabela27.A1" office:value-type="string">
              <text:p text:style-name="P11">U</text:p>
            </table:table-cell>
            <table:table-cell table:style-name="Tabela27.A1" office:value-type="string">
              <text:p text:style-name="P11">Rw'</text:p>
            </table:table-cell>
          </table:table-row>
        </table:table-header-rows>
        <table:table-row table:style-name="TableLine93985528231056">
          <table:table-cell table:style-name="Tabela27.A2" office:value-type="string">
            <text:p text:style-name="P7"/>
          </table:table-cell>
          <table:table-cell table:style-name="Tabela27.A2" office:value-type="string">
            <text:p text:style-name="P7"/>
          </table:table-cell>
          <table:table-cell table:style-name="Tabela27.A2" office:value-type="string">
            <text:p text:style-name="P7"/>
          </table:table-cell>
          <table:table-cell table:style-name="Tabela27.A2" office:value-type="string">
            <text:p text:style-name="P4"/>
          </table:table-cell>
        </table:table-row>
      </table:table>
      <text:list xml:id="list2968690313" text:style-name="L10">
        <text:list-item>
          <text:p text:style-name="P22"><text:span text:style-name="T1">Colocar o canto </text:span><text:span text:style-name="Strong_20_Emphasis"><text:span text:style-name="T6">Verde</text:span></text:span><text:span text:style-name="T1">, </text:span><text:span text:style-name="Strong_20_Emphasis"><text:span text:style-name="T3">Vermelho</text:span></text:span><text:span text:style-name="T1"> e </text:span><text:span text:style-name="Strong_20_Emphasis"><text:span text:style-name="T1">Branco</text:span></text:span><text:span text:style-name="T1"> na camada de cima, com o </text:span><text:span text:style-name="Strong_20_Emphasis"><text:span text:style-name="T1">Branco</text:span></text:span><text:span text:style-name="T1"> para a </text:span><text:span text:style-name="Strong_20_Emphasis"><text:span text:style-name="T1">DIREITA</text:span></text:span><text:span text:style-name="T1"> ou </text:span><text:span text:style-name="Strong_20_Emphasis"><text:span text:style-name="T1">ESQUERDA</text:span></text:span><text:span text:style-name="T1">. Atenção para voltar o meio </text:span><text:span text:style-name="Strong_20_Emphasis"><text:span text:style-name="T6">Verde</text:span></text:span><text:span text:style-name="T1"> e </text:span><text:span text:style-name="Strong_20_Emphasis"><text:span text:style-name="T3">Vermelho</text:span></text:span><text:span text:style-name="T1"> para </text:span><text:span text:style-name="Strong_20_Emphasis"><text:span text:style-name="T1">BAIXO</text:span></text:span><text:span text:style-name="T1">.</text:span></text:p>
        </text:list-item>
      </text:list>
      <table:table table:name="Tabela28" table:style-name="Tabela28">
        <table:table-column table:style-name="Tabela28.A"/>
        <table:table-column table:style-name="Tabela28.B" table:number-columns-repeated="2"/>
        <table:table-column table:style-name="Tabela28.D"/>
        <table:table-header-rows>
          <table:table-row table:style-name="TableLine93985528292128">
            <table:table-cell table:style-name="Tabela28.A1" office:value-type="string">
              <text:p text:style-name="P11">Exemplo</text:p>
            </table:table-cell>
            <table:table-cell table:style-name="Tabela28.A1" office:value-type="string">
              <text:p text:style-name="P11">R</text:p>
            </table:table-cell>
            <table:table-cell table:style-name="Tabela28.A1" office:value-type="string">
              <text:p text:style-name="P11">U2</text:p>
            </table:table-cell>
            <table:table-cell table:style-name="Tabela28.A1" office:value-type="string">
              <text:p text:style-name="P11">R'</text:p>
            </table:table-cell>
          </table:table-row>
        </table:table-header-rows>
        <table:table-row table:style-name="TableLine93985528292128">
          <table:table-cell table:style-name="Tabela28.A2" office:value-type="string">
            <text:p text:style-name="P7"/>
          </table:table-cell>
          <table:table-cell table:style-name="Tabela28.A2" office:value-type="string">
            <text:p text:style-name="P7"/>
          </table:table-cell>
          <table:table-cell table:style-name="Tabela28.A2" office:value-type="string">
            <text:p text:style-name="P7"/>
          </table:table-cell>
          <table:table-cell table:style-name="Tabela28.A2" office:value-type="string">
            <text:p text:style-name="P4"/>
          </table:table-cell>
        </table:table-row>
      </table:table>
      <text:list xml:id="list1245122277" text:style-name="L11">
        <text:list-item>
          <text:p text:style-name="P33">Formar o par e encaixar com uma das formas a seguir.</text:p>
        </text:list-item>
      </text:list>
      <table:table table:name="Tabela29" table:style-name="Tabela29">
        <table:table-column table:style-name="Tabela29.A"/>
        <table:table-column table:style-name="Tabela29.B" table:number-columns-repeated="4"/>
        <table:table-column table:style-name="Tabela29.F"/>
        <table:table-header-rows>
          <table:table-row table:style-name="TableLine93985528353856">
            <table:table-cell table:style-name="Tabela29.A1" office:value-type="string">
              <text:p text:style-name="P11">Exemplo</text:p>
            </table:table-cell>
            <table:table-cell table:style-name="Tabela29.A1" office:value-type="string">
              <text:p text:style-name="P11">M2</text:p>
            </table:table-cell>
            <table:table-cell table:style-name="Tabela29.A1" office:value-type="string">
              <text:p text:style-name="P11">U2</text:p>
            </table:table-cell>
            <table:table-cell table:style-name="Tabela29.A1" office:value-type="string">
              <text:p text:style-name="P11">Rw</text:p>
            </table:table-cell>
            <table:table-cell table:style-name="Tabela29.A1" office:value-type="string">
              <text:p text:style-name="P11">U</text:p>
            </table:table-cell>
            <table:table-cell table:style-name="Tabela29.A1" office:value-type="string">
              <text:p text:style-name="P11">R'</text:p>
            </table:table-cell>
          </table:table-row>
        </table:table-header-rows>
        <table:table-row table:style-name="TableLine93985528353856">
          <table:table-cell table:style-name="Tabela29.A2" office:value-type="string">
            <text:p text:style-name="P7"/>
          </table:table-cell>
          <table:table-cell table:style-name="Tabela29.A2" office:value-type="string">
            <text:p text:style-name="P7"/>
          </table:table-cell>
          <table:table-cell table:style-name="Tabela29.A2" office:value-type="string">
            <text:p text:style-name="P7"/>
          </table:table-cell>
          <table:table-cell table:style-name="Tabela29.A2" office:value-type="string">
            <text:p text:style-name="P7"/>
          </table:table-cell>
          <table:table-cell table:style-name="Tabela29.A2" office:value-type="string">
            <text:p text:style-name="P7"><draw:frame draw:style-name="fr1" draw:name="Figura136" text:anchor-type="as-char" svg:width="5.292cm" svg:height="0.998cm" draw:z-index="11"><draw:image xlink:href="../sb/par1/12.png%3FlastModify=1637761220" xlink:type="simple" xlink:show="embed" xlink:actuate="onLoad"/><svg:title>drawing</svg:title></draw:frame></text:p>
          </table:table-cell>
          <table:table-cell table:style-name="Tabela29.A2" office:value-type="string">
            <text:p text:style-name="P4"><draw:frame draw:style-name="fr1" draw:name="Figura137" text:anchor-type="as-char" svg:width="5.292cm" svg:height="0.998cm" draw:z-index="12"><draw:image xlink:href="../sb/par1/13.png%3FlastModify=1637761220" xlink:type="simple" xlink:show="embed" xlink:actuate="onLoad"/><svg:title>drawing</svg:title></draw:frame></text:p>
          </table:table-cell>
        </table:table-row>
      </table:table>
      <table:table table:name="Tabela30" table:style-name="Tabela30">
        <table:table-column table:style-name="Tabela30.A"/>
        <table:table-column table:style-name="Tabela30.B" table:number-columns-repeated="2"/>
        <table:table-column table:style-name="Tabela30.D"/>
        <table:table-header-rows>
          <table:table-row table:style-name="TableLine93985528412272">
            <table:table-cell table:style-name="Tabela30.A1" office:value-type="string">
              <text:p text:style-name="P11">Exemplo</text:p>
            </table:table-cell>
            <table:table-cell table:style-name="Tabela30.A1" office:value-type="string">
              <text:p text:style-name="P11">R</text:p>
            </table:table-cell>
            <table:table-cell table:style-name="Tabela30.A1" office:value-type="string">
              <text:p text:style-name="P11">U'</text:p>
            </table:table-cell>
            <table:table-cell table:style-name="Tabela30.A1" office:value-type="string">
              <text:p text:style-name="P11">R'</text:p>
            </table:table-cell>
          </table:table-row>
        </table:table-header-rows>
        <table:table-row table:style-name="TableLine93985528412272">
          <table:table-cell table:style-name="Tabela30.A2" office:value-type="string">
            <text:p text:style-name="P7"/>
          </table:table-cell>
          <table:table-cell table:style-name="Tabela30.A2" office:value-type="string">
            <text:p text:style-name="P7"/>
          </table:table-cell>
          <table:table-cell table:style-name="Tabela30.A2" office:value-type="string">
            <text:p text:style-name="P7"/>
          </table:table-cell>
          <table:table-cell table:style-name="Tabela30.A2" office:value-type="string">
            <text:p text:style-name="P4"/>
          </table:table-cell>
        </table:table-row>
      </table:table>
      <text:list xml:id="list4119959051" text:style-name="L12">
        <text:list-item>
          <text:p text:style-name="P23"><text:soft-page-break/><text:span text:style-name="T1">Colocar o meio </text:span><text:span text:style-name="Strong_20_Emphasis"><text:span text:style-name="T6">Verde</text:span></text:span><text:span text:style-name="T1"> e </text:span><text:span text:style-name="Strong_20_Emphasis"><text:span text:style-name="T4">Laranja</text:span></text:span><text:span text:style-name="T1"> na posição de espera</text:span></text:p>
        </text:list-item>
      </text:list>
      <table:table table:name="Tabela31" table:style-name="Tabela31">
        <table:table-column table:style-name="Tabela31.A"/>
        <table:table-column table:style-name="Tabela31.B" table:number-columns-repeated="3"/>
        <table:table-column table:style-name="Tabela31.E"/>
        <table:table-header-rows>
          <table:table-row table:style-name="TableLine93985529282256">
            <table:table-cell table:style-name="Tabela31.A1" office:value-type="string">
              <text:p text:style-name="P11">Exemplo</text:p>
            </table:table-cell>
            <table:table-cell table:style-name="Tabela31.A1" office:value-type="string">
              <text:p text:style-name="P11">R'</text:p>
            </table:table-cell>
            <table:table-cell table:style-name="Tabela31.A1" office:value-type="string">
              <text:p text:style-name="P11">U</text:p>
            </table:table-cell>
            <table:table-cell table:style-name="Tabela31.A1" office:value-type="string">
              <text:p text:style-name="P11">R</text:p>
            </table:table-cell>
            <table:table-cell table:style-name="Tabela31.A1" office:value-type="string">
              <text:p text:style-name="P11">M</text:p>
            </table:table-cell>
          </table:table-row>
        </table:table-header-rows>
        <table:table-row table:style-name="TableLine93985529282256">
          <table:table-cell table:style-name="Tabela31.A2" office:value-type="string">
            <text:p text:style-name="P7"/>
          </table:table-cell>
          <table:table-cell table:style-name="Tabela31.A2" office:value-type="string">
            <text:p text:style-name="P7"/>
          </table:table-cell>
          <table:table-cell table:style-name="Tabela31.A2" office:value-type="string">
            <text:p text:style-name="P7"/>
          </table:table-cell>
          <table:table-cell table:style-name="Tabela31.A2" office:value-type="string">
            <text:p text:style-name="P7"/>
          </table:table-cell>
          <table:table-cell table:style-name="Tabela31.A2" office:value-type="string">
            <text:p text:style-name="P4"><draw:frame draw:style-name="fr1" draw:name="Figura146" text:anchor-type="as-char" svg:width="5.292cm" svg:height="0.998cm" draw:z-index="13"><draw:image xlink:href="../sb/par2/5.png%3FlastModify=1637761220" xlink:type="simple" xlink:show="embed" xlink:actuate="onLoad"/><svg:title>drawing</svg:title></draw:frame></text:p>
          </table:table-cell>
        </table:table-row>
      </table:table>
      <text:list xml:id="list1458193911" text:style-name="L13">
        <text:list-item>
          <text:p text:style-name="P24"><text:span text:style-name="T1">Colocar o canto </text:span><text:span text:style-name="Strong_20_Emphasis"><text:span text:style-name="T6">Verde</text:span></text:span><text:span text:style-name="T1">, </text:span><text:span text:style-name="Strong_20_Emphasis"><text:span text:style-name="T4">Laranja</text:span></text:span><text:span text:style-name="T1"> e </text:span><text:span text:style-name="Strong_20_Emphasis"><text:span text:style-name="T1">Branco</text:span></text:span><text:span text:style-name="T1"> na camada de cima, com o </text:span><text:span text:style-name="Strong_20_Emphasis"><text:span text:style-name="T1">Branco</text:span></text:span><text:span text:style-name="T1"> para a </text:span><text:span text:style-name="Strong_20_Emphasis"><text:span text:style-name="T1">DIREITA</text:span></text:span><text:span text:style-name="T1"> ou </text:span><text:span text:style-name="Strong_20_Emphasis"><text:span text:style-name="T1">ESQUERDA</text:span></text:span><text:span text:style-name="T1">. Atenção para voltar o meio </text:span><text:span text:style-name="Strong_20_Emphasis"><text:span text:style-name="T6">Verde</text:span></text:span><text:span text:style-name="T1"> e </text:span><text:span text:style-name="Strong_20_Emphasis"><text:span text:style-name="T3">Vermelho</text:span></text:span><text:span text:style-name="T1"> para </text:span><text:span text:style-name="Strong_20_Emphasis"><text:span text:style-name="T1">BAIXO</text:span></text:span><text:span text:style-name="T1">.</text:span></text:p>
        </text:list-item>
      </text:list>
      <table:table table:name="Tabela32" table:style-name="Tabela32">
        <table:table-column table:style-name="Tabela32.A"/>
        <table:table-column table:style-name="Tabela32.B" table:number-columns-repeated="3"/>
        <table:table-column table:style-name="Tabela32.E"/>
        <table:table-header-rows>
          <table:table-row table:style-name="TableLine93985456319520">
            <table:table-cell table:style-name="Tabela32.A1" office:value-type="string">
              <text:p text:style-name="P11">Exemplo</text:p>
            </table:table-cell>
            <table:table-cell table:style-name="Tabela32.A1" office:value-type="string">
              <text:p text:style-name="P11">U'</text:p>
            </table:table-cell>
            <table:table-cell table:style-name="Tabela32.A1" office:value-type="string">
              <text:p text:style-name="P11">R'</text:p>
            </table:table-cell>
            <table:table-cell table:style-name="Tabela32.A1" office:value-type="string">
              <text:p text:style-name="P11">U</text:p>
            </table:table-cell>
            <table:table-cell table:style-name="Tabela32.A1" office:value-type="string">
              <text:p text:style-name="P11">R</text:p>
            </table:table-cell>
          </table:table-row>
        </table:table-header-rows>
        <table:table-row table:style-name="TableLine93985456319520">
          <table:table-cell table:style-name="Tabela32.A2" office:value-type="string">
            <text:p text:style-name="P7"/>
          </table:table-cell>
          <table:table-cell table:style-name="Tabela32.A2" office:value-type="string">
            <text:p text:style-name="P7"/>
          </table:table-cell>
          <table:table-cell table:style-name="Tabela32.A2" office:value-type="string">
            <text:p text:style-name="P7"/>
          </table:table-cell>
          <table:table-cell table:style-name="Tabela32.A2" office:value-type="string">
            <text:p text:style-name="P7"/>
          </table:table-cell>
          <table:table-cell table:style-name="Tabela32.A2" office:value-type="string">
            <text:p text:style-name="P4"><draw:frame draw:style-name="fr1" draw:name="Figura151" text:anchor-type="as-char" svg:width="5.292cm" svg:height="0.998cm" draw:z-index="14"><draw:image xlink:href="../sb/par2/10.png%3FlastModify=1637761220" xlink:type="simple" xlink:show="embed" xlink:actuate="onLoad"/><svg:title>drawing</svg:title></draw:frame></text:p>
          </table:table-cell>
        </table:table-row>
      </table:table>
      <text:list xml:id="list648658835" text:style-name="L14">
        <text:list-item>
          <text:p text:style-name="P34">Formar o par e encaixar usando uma das formas a seguir.</text:p>
        </text:list-item>
      </text:list>
      <table:table table:name="Tabela33" table:style-name="Tabela33">
        <table:table-column table:style-name="Tabela33.A"/>
        <table:table-column table:style-name="Tabela33.B" table:number-columns-repeated="4"/>
        <table:table-column table:style-name="Tabela33.F"/>
        <table:table-header-rows>
          <table:table-row table:style-name="TableLine93985529416448">
            <table:table-cell table:style-name="Tabela33.A1" office:value-type="string">
              <text:p text:style-name="P11">Exemplo</text:p>
            </table:table-cell>
            <table:table-cell table:style-name="Tabela33.A1" office:value-type="string">
              <text:p text:style-name="P11">M'</text:p>
            </table:table-cell>
            <table:table-cell table:style-name="Tabela33.A1" office:value-type="string">
              <text:p text:style-name="P11">U2</text:p>
            </table:table-cell>
            <table:table-cell table:style-name="Tabela33.A1" office:value-type="string">
              <text:p text:style-name="P11">Rw'</text:p>
            </table:table-cell>
            <table:table-cell table:style-name="Tabela33.A1" office:value-type="string">
              <text:p text:style-name="P11">U'</text:p>
            </table:table-cell>
            <table:table-cell table:style-name="Tabela33.A1" office:value-type="string">
              <text:p text:style-name="P11">R</text:p>
            </table:table-cell>
          </table:table-row>
        </table:table-header-rows>
        <table:table-row table:style-name="TableLine93985529416448">
          <table:table-cell table:style-name="Tabela33.A2" office:value-type="string">
            <text:p text:style-name="P7"/>
          </table:table-cell>
          <table:table-cell table:style-name="Tabela33.A2" office:value-type="string">
            <text:p text:style-name="P7"/>
          </table:table-cell>
          <table:table-cell table:style-name="Tabela33.A2" office:value-type="string">
            <text:p text:style-name="P7"/>
          </table:table-cell>
          <table:table-cell table:style-name="Tabela33.A2" office:value-type="string">
            <text:p text:style-name="P7"/>
          </table:table-cell>
          <table:table-cell table:style-name="Tabela33.A2" office:value-type="string">
            <text:p text:style-name="P7"><draw:frame draw:style-name="fr1" draw:name="Figura156" text:anchor-type="as-char" svg:width="5.292cm" svg:height="0.998cm" draw:z-index="15"><draw:image xlink:href="../sb/par2/14.png%3FlastModify=1637761220" xlink:type="simple" xlink:show="embed" xlink:actuate="onLoad"/><svg:title>drawing</svg:title></draw:frame></text:p>
          </table:table-cell>
          <table:table-cell table:style-name="Tabela33.A2" office:value-type="string">
            <text:p text:style-name="P4"><draw:frame draw:style-name="fr1" draw:name="Figura157" text:anchor-type="as-char" svg:width="5.292cm" svg:height="0.998cm" draw:z-index="16"><draw:image xlink:href="../sb/par2/15.png%3FlastModify=1637761220" xlink:type="simple" xlink:show="embed" xlink:actuate="onLoad"/><svg:title>drawing</svg:title></draw:frame></text:p>
          </table:table-cell>
        </table:table-row>
      </table:table>
      <table:table table:name="Tabela34" table:style-name="Tabela34">
        <table:table-column table:style-name="Tabela34.A"/>
        <table:table-column table:style-name="Tabela34.B" table:number-columns-repeated="4"/>
        <table:table-column table:style-name="Tabela34.F"/>
        <table:table-header-rows>
          <table:table-row table:style-name="TableLine93985529492640">
            <table:table-cell table:style-name="Tabela34.A1" office:value-type="string">
              <text:p text:style-name="P11">Exemplo</text:p>
            </table:table-cell>
            <table:table-cell table:style-name="Tabela34.A1" office:value-type="string">
              <text:p text:style-name="P11">M'</text:p>
            </table:table-cell>
            <table:table-cell table:style-name="Tabela34.A1" office:value-type="string">
              <text:p text:style-name="P11">U2</text:p>
            </table:table-cell>
            <table:table-cell table:style-name="Tabela34.A1" office:value-type="string">
              <text:p text:style-name="P11">R'</text:p>
            </table:table-cell>
            <table:table-cell table:style-name="Tabela34.A1" office:value-type="string">
              <text:p text:style-name="P11">U</text:p>
            </table:table-cell>
            <table:table-cell table:style-name="Tabela34.A1" office:value-type="string">
              <text:p text:style-name="P11">R</text:p>
            </table:table-cell>
          </table:table-row>
        </table:table-header-rows>
        <table:table-row table:style-name="TableLine93985529492640">
          <table:table-cell table:style-name="Tabela34.A2" office:value-type="string">
            <text:p text:style-name="P7"/>
          </table:table-cell>
          <table:table-cell table:style-name="Tabela34.A2" office:value-type="string">
            <text:p text:style-name="P7"/>
          </table:table-cell>
          <table:table-cell table:style-name="Tabela34.A2" office:value-type="string">
            <text:p text:style-name="P7"/>
          </table:table-cell>
          <table:table-cell table:style-name="Tabela34.A2" office:value-type="string">
            <text:p text:style-name="P7"/>
          </table:table-cell>
          <table:table-cell table:style-name="Tabela34.A2" office:value-type="string">
            <text:p text:style-name="P7"><draw:frame draw:style-name="fr1" draw:name="Figura162" text:anchor-type="as-char" svg:width="5.292cm" svg:height="0.998cm" draw:z-index="17"><draw:image xlink:href="../sb/par2/20.png%3FlastModify=1637761220" xlink:type="simple" xlink:show="embed" xlink:actuate="onLoad"/><svg:title>drawing</svg:title></draw:frame></text:p>
          </table:table-cell>
          <table:table-cell table:style-name="Tabela34.A2" office:value-type="string">
            <text:p text:style-name="P4"><draw:frame draw:style-name="fr1" draw:name="Figura163" text:anchor-type="as-char" svg:width="5.292cm" svg:height="0.998cm" draw:z-index="18"><draw:image xlink:href="../sb/par2/15.png%3FlastModify=1637761220" xlink:type="simple" xlink:show="embed" xlink:actuate="onLoad"/><svg:title>drawing</svg:title></draw:frame></text:p>
          </table:table-cell>
        </table:table-row>
      </table:table>
      <text:h text:style-name="P2" text:outline-level="2">Orientação dos Cantos (CMLL 1/2)</text:h>
      <text:p text:style-name="P13"><text:span text:style-name="T1">Nessa etapa os cantos da camada de </text:span><text:span text:style-name="Strong_20_Emphasis"><text:span text:style-name="T1">CIMA</text:span></text:span><text:span text:style-name="T1"> terão o seu </text:span><text:span text:style-name="Strong_20_Emphasis"><text:span text:style-name="T2">Amarelo</text:span></text:span><text:span text:style-name="T1"> jogado para </text:span><text:span text:style-name="Strong_20_Emphasis"><text:span text:style-name="T1">CIMA</text:span></text:span><text:span text:style-name="T1">. Para isso será usada a fórmula </text:span><text:span text:style-name="Strong_20_Emphasis"><text:span text:style-name="T1">SUNE</text:span></text:span><text:span text:style-name="T1">, que foi comentada na seção de </text:span><text:span text:style-name="Strong_20_Emphasis"><text:span text:style-name="T1">Movimentos do Cubo</text:span></text:span><text:span text:style-name="T1">. Seu efeito no cubo é "torcer" o canto </text:span><text:span text:style-name="Strong_20_Emphasis"><text:span text:style-name="T1">DIREITO</text:span></text:span><text:span text:style-name="T1"> da </text:span><text:span text:style-name="Strong_20_Emphasis"><text:span text:style-name="T1">FRENTE</text:span></text:span><text:span text:style-name="T1"> e os de </text:span><text:span text:style-name="Strong_20_Emphasis"><text:span text:style-name="T1">TRÁS</text:span></text:span><text:span text:style-name="T1"> no sentido </text:span><text:span text:style-name="Strong_20_Emphasis"><text:span text:style-name="T1">HORÁRIO</text:span></text:span><text:span text:style-name="T1">.</text:span></text:p>
      <table:table table:name="Tabela35" table:style-name="Tabela35">
        <table:table-column table:style-name="Tabela35.A"/>
        <table:table-column table:style-name="Tabela35.B" table:number-columns-repeated="6"/>
        <table:table-column table:style-name="Tabela35.H"/>
        <table:table-header-rows>
          <table:table-row table:style-name="TableLine93985529547344">
            <table:table-cell table:style-name="Tabela35.A1" office:value-type="string">
              <text:p text:style-name="P11">Sune</text:p>
            </table:table-cell>
            <table:table-cell table:style-name="Tabela35.A1" office:value-type="string">
              <text:p text:style-name="P11">R</text:p>
            </table:table-cell>
            <table:table-cell table:style-name="Tabela35.A1" office:value-type="string">
              <text:p text:style-name="P11">U</text:p>
            </table:table-cell>
            <table:table-cell table:style-name="Tabela35.A1" office:value-type="string">
              <text:p text:style-name="P11">R'</text:p>
            </table:table-cell>
            <table:table-cell table:style-name="Tabela35.A1" office:value-type="string">
              <text:p text:style-name="P11">U</text:p>
            </table:table-cell>
            <table:table-cell table:style-name="Tabela35.A1" office:value-type="string">
              <text:p text:style-name="P11">R</text:p>
            </table:table-cell>
            <table:table-cell table:style-name="Tabela35.A1" office:value-type="string">
              <text:p text:style-name="P11">U2</text:p>
            </table:table-cell>
            <table:table-cell table:style-name="Tabela35.A1" office:value-type="string">
              <text:p text:style-name="P11">R'</text:p>
            </table:table-cell>
          </table:table-row>
        </table:table-header-rows>
        <table:table-row table:style-name="TableLine93985529547344">
          <table:table-cell table:style-name="Tabela35.A2" office:value-type="string">
            <text:p text:style-name="P7"/>
          </table:table-cell>
          <table:table-cell table:style-name="Tabela35.A2" office:value-type="string">
            <text:p text:style-name="P7"/>
          </table:table-cell>
          <table:table-cell table:style-name="Tabela35.A2" office:value-type="string">
            <text:p text:style-name="P7"/>
          </table:table-cell>
          <table:table-cell table:style-name="Tabela35.A2" office:value-type="string">
            <text:p text:style-name="P7"/>
          </table:table-cell>
          <table:table-cell table:style-name="Tabela35.A2" office:value-type="string">
            <text:p text:style-name="P7"><draw:frame draw:style-name="fr1" draw:name="Figura168" text:anchor-type="as-char" svg:width="5.292cm" svg:height="0.998cm" draw:z-index="19"><draw:image xlink:href="../Sune/5.png%3FlastModify=1637761220" xlink:type="simple" xlink:show="embed" xlink:actuate="onLoad"/><svg:title>drawing</svg:title></draw:frame></text:p>
          </table:table-cell>
          <table:table-cell table:style-name="Tabela35.A2" office:value-type="string">
            <text:p text:style-name="P7"><draw:frame draw:style-name="fr1" draw:name="Figura169" text:anchor-type="as-char" svg:width="5.292cm" svg:height="0.998cm" draw:z-index="20"><draw:image xlink:href="../Sune/6.png%3FlastModify=1637761220" xlink:type="simple" xlink:show="embed" xlink:actuate="onLoad"/><svg:title>drawing</svg:title></draw:frame></text:p>
          </table:table-cell>
          <table:table-cell table:style-name="Tabela35.A2" office:value-type="string">
            <text:p text:style-name="P7"><draw:frame draw:style-name="fr1" draw:name="Figura170" text:anchor-type="as-char" svg:width="5.292cm" svg:height="0.998cm" draw:z-index="21"><draw:image xlink:href="../Sune/7.png%3FlastModify=1637761220" xlink:type="simple" xlink:show="embed" xlink:actuate="onLoad"/><svg:title>drawing</svg:title></draw:frame></text:p>
          </table:table-cell>
          <table:table-cell table:style-name="Tabela35.A2" office:value-type="string">
            <text:p text:style-name="P4"><draw:frame draw:style-name="fr1" draw:name="Figura171" text:anchor-type="as-char" svg:width="5.292cm" svg:height="0.998cm" draw:z-index="22"><draw:image xlink:href="../Sune/8.png%3FlastModify=1637761220" xlink:type="simple" xlink:show="embed" xlink:actuate="onLoad"/><svg:title>drawing</svg:title></draw:frame></text:p>
          </table:table-cell>
        </table:table-row>
      </table:table>
      <text:p text:style-name="P13"><text:span text:style-name="T1">Sabendo disso, é necessário escolher qual posição da camada de </text:span><text:span text:style-name="Strong_20_Emphasis"><text:span text:style-name="T1">CIMA</text:span></text:span><text:span text:style-name="T1"> o </text:span><text:span text:style-name="Strong_20_Emphasis"><text:span text:style-name="T1">SUNE</text:span></text:span><text:span text:style-name="T1"> vai ser aplicado. Basta seguir as regras:</text:span></text:p>
      <text:list xml:id="list1991706295" text:style-name="L15">
        <text:list-item>
          <text:p text:style-name="P25"><text:span text:style-name="T1">Se houver somente 1 </text:span><text:span text:style-name="Strong_20_Emphasis"><text:span text:style-name="T2">Amarelo</text:span></text:span><text:span text:style-name="T1"> para </text:span><text:span text:style-name="Strong_20_Emphasis"><text:span text:style-name="T1">CIMA</text:span></text:span><text:span text:style-name="T1">, levá-lo até a </text:span><text:span text:style-name="Strong_20_Emphasis"><text:span text:style-name="T1">ESQUERDA</text:span></text:span><text:span text:style-name="T1"> na </text:span><text:span text:style-name="Strong_20_Emphasis"><text:span text:style-name="T1">FRENTE</text:span></text:span><text:span text:style-name="T1"> e fazer o </text:span><text:span text:style-name="Strong_20_Emphasis"><text:span text:style-name="T1">SUNE</text:span></text:span><text:span text:style-name="T1">.</text:span></text:p>
        </text:list-item>
        <text:list-item>
          <text:p text:style-name="P25"><text:span text:style-name="T1">Se não, verificar se ao "torcer", no sentido horário, o canto da </text:span><text:span text:style-name="Strong_20_Emphasis"><text:span text:style-name="T1">DIREITA</text:span></text:span><text:span text:style-name="T1"> na </text:span><text:span text:style-name="Strong_20_Emphasis"><text:span text:style-name="T1">FRENTE</text:span></text:span><text:span text:style-name="T1"> e os de </text:span><text:span text:style-name="Strong_20_Emphasis"><text:span text:style-name="T1">TRÁS</text:span></text:span><text:span text:style-name="T1">, ficará somente 1 amarelo para </text:span><text:span text:style-name="Strong_20_Emphasis"><text:span text:style-name="T1">CIMA</text:span></text:span><text:span text:style-name="T1">.</text:span></text:p>
          <text:p text:style-name="P38"><text:span text:style-name="T1">2A. Se sim, fazer o </text:span><text:span text:style-name="Strong_20_Emphasis"><text:span text:style-name="T1">SUNE</text:span></text:span><text:span text:style-name="T1"> nessa posição, o resultado vai ser o caso </text:span><text:span text:style-name="Strong_20_Emphasis"><text:span text:style-name="T1">1</text:span></text:span><text:span text:style-name="T1"> acima.</text:span></text:p>
          <text:p text:style-name="P38"><text:span text:style-name="T1">2B. Se não, façzero movimento </text:span><text:span text:style-name="Strong_20_Emphasis"><text:span text:style-name="T1">U</text:span></text:span><text:span text:style-name="T1"> e verificar novamente o caso </text:span><text:span text:style-name="Strong_20_Emphasis"><text:span text:style-name="T1">2</text:span></text:span><text:span text:style-name="T1"> acima.</text:span></text:p>
        </text:list-item>
      </text:list>
      <text:p text:style-name="P13"><text:span text:style-name="T1">Seguindo as regras acima, o número máximo de vezes que será preciso fazer o </text:span><text:span text:style-name="Strong_20_Emphasis"><text:span text:style-name="T1">SUNE</text:span></text:span><text:span text:style-name="T1"> é 3.</text:span></text:p>
      <text:p text:style-name="P13"><text:span text:style-name="T1">Abaixo são mostradas as 7 orientações possíveis, juntamente com a sua posição correta para se aplicar o </text:span><text:span text:style-name="Strong_20_Emphasis"><text:span text:style-name="T1">SUNE</text:span></text:span><text:span text:style-name="T1">.</text:span></text:p>
      <table:table table:name="Tabela36" table:style-name="Tabela36">
        <table:table-column table:style-name="Tabela36.A"/>
        <table:table-column table:style-name="Tabela36.B" table:number-columns-repeated="5"/>
        <table:table-column table:style-name="Tabela36.G"/>
        <table:table-header-rows>
          <table:table-row table:style-name="TableLine93985529632480">
            <table:table-cell table:style-name="Tabela36.A1" office:value-type="string">
              <text:p text:style-name="P11">Caso U</text:p>
            </table:table-cell>
            <table:table-cell table:style-name="Tabela36.A1" office:value-type="string">
              <text:p text:style-name="P11">Caso Pi</text:p>
            </table:table-cell>
            <table:table-cell table:style-name="Tabela36.A1" office:value-type="string">
              <text:p text:style-name="P11">Caso H</text:p>
            </table:table-cell>
            <table:table-cell table:style-name="Tabela36.A1" office:value-type="string">
              <text:p text:style-name="P11">Caso T</text:p>
            </table:table-cell>
            <table:table-cell table:style-name="Tabela36.A1" office:value-type="string">
              <text:p text:style-name="P11">Caso AS</text:p>
            </table:table-cell>
            <table:table-cell table:style-name="Tabela36.A1" office:value-type="string">
              <text:p text:style-name="P11">Caso S</text:p>
            </table:table-cell>
            <table:table-cell table:style-name="Tabela36.A1" office:value-type="string">
              <text:p text:style-name="P11">Caso L</text:p>
            </table:table-cell>
          </table:table-row>
        </table:table-header-rows>
        <table:table-row table:style-name="TableLine93985529632480">
          <table:table-cell table:style-name="Tabela36.A2" office:value-type="string">
            <text:p text:style-name="P7"/>
          </table:table-cell>
          <table:table-cell table:style-name="Tabela36.A2" office:value-type="string">
            <text:p text:style-name="P7"/>
          </table:table-cell>
          <table:table-cell table:style-name="Tabela36.A2" office:value-type="string">
            <text:p text:style-name="P7"/>
          </table:table-cell>
          <table:table-cell table:style-name="Tabela36.A2" office:value-type="string">
            <text:p text:style-name="P7"/>
          </table:table-cell>
          <table:table-cell table:style-name="Tabela36.A2" office:value-type="string">
            <text:p text:style-name="P7"><draw:frame draw:style-name="fr1" draw:name="Figura176" text:anchor-type="as-char" svg:width="5.292cm" svg:height="0.998cm" draw:z-index="23"><draw:image xlink:href="../Sune/13.png%3FlastModify=1637761220" xlink:type="simple" xlink:show="embed" xlink:actuate="onLoad"/><svg:title>drawing</svg:title></draw:frame></text:p>
          </table:table-cell>
          <table:table-cell table:style-name="Tabela36.A2" office:value-type="string">
            <text:p text:style-name="P7"><draw:frame draw:style-name="fr1" draw:name="Figura177" text:anchor-type="as-char" svg:width="5.292cm" svg:height="0.998cm" draw:z-index="24"><draw:image xlink:href="../Sune/14.png%3FlastModify=1637761220" xlink:type="simple" xlink:show="embed" xlink:actuate="onLoad"/><svg:title>drawing</svg:title></draw:frame></text:p>
          </table:table-cell>
          <table:table-cell table:style-name="Tabela36.A2" office:value-type="string">
            <text:p text:style-name="P4"><draw:frame draw:style-name="fr1" draw:name="Figura178" text:anchor-type="as-char" svg:width="5.292cm" svg:height="0.998cm" draw:z-index="25"><draw:image xlink:href="../Sune/15.png%3FlastModify=1637761220" xlink:type="simple" xlink:show="embed" xlink:actuate="onLoad"/><svg:title>drawing</svg:title></draw:frame></text:p>
          </table:table-cell>
        </table:table-row>
      </table:table>
      <text:h text:style-name="P2" text:outline-level="2"><text:soft-page-break/>Permutação dos Cantos (CMLL 2/2)</text:h>
      <text:p text:style-name="P13"><text:span text:style-name="T1">Nesse etapa os cantos da camada de </text:span><text:span text:style-name="Strong_20_Emphasis"><text:span text:style-name="T1">CIMA</text:span></text:span><text:span text:style-name="T1"> serão finalizados, formando todos os pares nas laterais. Abaixo são mostrados os possíveis casos: nenhum par, um par ( </text:span><text:span text:style-name="Strong_20_Emphasis"><text:span text:style-name="T4">Laranja</text:span></text:span><text:span text:style-name="T1"> no exemplo) e o objetivo dessa etapa, todos os pares.</text:span></text:p>
      <table:table table:name="Tabela37" table:style-name="Tabela37">
        <table:table-column table:style-name="Tabela37.A"/>
        <table:table-column table:style-name="Tabela37.B"/>
        <table:table-column table:style-name="Tabela37.C"/>
        <table:table-header-rows>
          <table:table-row table:style-name="TableLine93985529728224">
            <table:table-cell table:style-name="Tabela37.A1" office:value-type="string">
              <text:p text:style-name="P11">Nenhum Par</text:p>
            </table:table-cell>
            <table:table-cell table:style-name="Tabela37.A1" office:value-type="string">
              <text:p text:style-name="P11">Um Par</text:p>
            </table:table-cell>
            <table:table-cell table:style-name="Tabela37.A1" office:value-type="string">
              <text:p text:style-name="P11">Objetivo</text:p>
            </table:table-cell>
          </table:table-row>
        </table:table-header-rows>
        <table:table-row table:style-name="TableLine93985529728224">
          <table:table-cell table:style-name="Tabela37.A2" office:value-type="string">
            <text:p text:style-name="P7"/>
          </table:table-cell>
          <table:table-cell table:style-name="Tabela37.A2" office:value-type="string">
            <text:p text:style-name="P7"/>
          </table:table-cell>
          <table:table-cell table:style-name="Tabela37.A2" office:value-type="string">
            <text:p text:style-name="P4"/>
          </table:table-cell>
        </table:table-row>
      </table:table>
      <text:p text:style-name="P13"><text:span text:style-name="T1">Para isso será usada a fórmula </text:span><text:span text:style-name="Strong_20_Emphasis"><text:span text:style-name="T1">J</text:span></text:span><text:span text:style-name="T1">, e seu efeito no cubo é trocar os cantos da </text:span><text:span text:style-name="Strong_20_Emphasis"><text:span text:style-name="T1">DIREITA</text:span></text:span><text:span text:style-name="T1"> entre si. Sabendo disso, é necessário escolher qual posição da camada de </text:span><text:span text:style-name="Strong_20_Emphasis"><text:span text:style-name="T1">CIMA</text:span></text:span><text:span text:style-name="T1"> o </text:span><text:span text:style-name="Strong_20_Emphasis"><text:span text:style-name="T1">J</text:span></text:span><text:span text:style-name="T1"> vai ser aplicado. Basta seguir as regras:</text:span></text:p>
      <text:list xml:id="list2244690313" text:style-name="L16">
        <text:list-item>
          <text:p text:style-name="P26"><text:span text:style-name="T1">Se houver um par, independentemente da cor, posicioná-lo na </text:span><text:span text:style-name="Strong_20_Emphasis"><text:span text:style-name="T1">ESQUERDA</text:span></text:span><text:span text:style-name="T1"> e fazer o </text:span><text:span text:style-name="Strong_20_Emphasis"><text:span text:style-name="T1">J</text:span></text:span></text:p>
        </text:list-item>
        <text:list-item>
          <text:p text:style-name="P26"><text:span text:style-name="T1">Se não, fazer o </text:span><text:span text:style-name="Strong_20_Emphasis"><text:span text:style-name="T1">J</text:span></text:span><text:span text:style-name="T1">, irá resultar em um par (caso </text:span><text:span text:style-name="Strong_20_Emphasis"><text:span text:style-name="T1">1</text:span></text:span><text:span text:style-name="T1"> acima)</text:span></text:p>
        </text:list-item>
      </text:list>
      <table:table table:name="Tabela38" table:style-name="Tabela38">
        <table:table-column table:style-name="Tabela38.A"/>
        <table:table-column table:style-name="Tabela38.B" table:number-columns-repeated="5"/>
        <table:table-column table:style-name="Tabela38.G"/>
        <table:table-header-rows>
          <table:table-row table:style-name="TableLine93985529768288">
            <table:table-cell table:style-name="Tabela38.A1" office:value-type="string">
              <text:p text:style-name="P11">J</text:p>
            </table:table-cell>
            <table:table-cell table:style-name="Tabela38.A1" office:value-type="string">
              <text:p text:style-name="P11">R</text:p>
            </table:table-cell>
            <table:table-cell table:style-name="Tabela38.A1" office:value-type="string">
              <text:p text:style-name="P11">U</text:p>
            </table:table-cell>
            <table:table-cell table:style-name="Tabela38.A1" office:value-type="string">
              <text:p text:style-name="P11">R'</text:p>
            </table:table-cell>
            <table:table-cell table:style-name="Tabela38.A1" office:value-type="string">
              <text:p text:style-name="P11">F'</text:p>
            </table:table-cell>
            <table:table-cell table:style-name="Tabela38.A1" office:value-type="string">
              <text:p text:style-name="P11">R</text:p>
            </table:table-cell>
            <table:table-cell table:style-name="Tabela38.A1" office:value-type="string">
              <text:p text:style-name="P11">U</text:p>
            </table:table-cell>
          </table:table-row>
        </table:table-header-rows>
        <table:table-row table:style-name="TableLine93985529768288">
          <table:table-cell table:style-name="Tabela38.A2" office:value-type="string">
            <text:p text:style-name="P7"/>
          </table:table-cell>
          <table:table-cell table:style-name="Tabela38.A2" office:value-type="string">
            <text:p text:style-name="P7"/>
          </table:table-cell>
          <table:table-cell table:style-name="Tabela38.A2" office:value-type="string">
            <text:p text:style-name="P7"/>
          </table:table-cell>
          <table:table-cell table:style-name="Tabela38.A2" office:value-type="string">
            <text:p text:style-name="P7"/>
          </table:table-cell>
          <table:table-cell table:style-name="Tabela38.A2" office:value-type="string">
            <text:p text:style-name="P7"><draw:frame draw:style-name="fr1" draw:name="Figura186" text:anchor-type="as-char" svg:width="5.292cm" svg:height="0.998cm" draw:z-index="26"><draw:image xlink:href="../J/8.png%3FlastModify=1637761220" xlink:type="simple" xlink:show="embed" xlink:actuate="onLoad"/><svg:title>drawing</svg:title></draw:frame></text:p>
          </table:table-cell>
          <table:table-cell table:style-name="Tabela38.A2" office:value-type="string">
            <text:p text:style-name="P7"><draw:frame draw:style-name="fr1" draw:name="Figura187" text:anchor-type="as-char" svg:width="5.292cm" svg:height="0.998cm" draw:z-index="27"><draw:image xlink:href="../J/9.png%3FlastModify=1637761220" xlink:type="simple" xlink:show="embed" xlink:actuate="onLoad"/><svg:title>drawing</svg:title></draw:frame></text:p>
          </table:table-cell>
          <table:table-cell table:style-name="Tabela38.A2" office:value-type="string">
            <text:p text:style-name="P4"><draw:frame draw:style-name="fr1" draw:name="Figura188" text:anchor-type="as-char" svg:width="5.292cm" svg:height="0.998cm" draw:z-index="28"><draw:image xlink:href="../J/10.png%3FlastModify=1637761220" xlink:type="simple" xlink:show="embed" xlink:actuate="onLoad"/><svg:title>drawing</svg:title></draw:frame></text:p>
          </table:table-cell>
        </table:table-row>
      </table:table>
      <table:table table:name="Tabela39" table:style-name="Tabela39">
        <table:table-column table:style-name="Tabela39.A"/>
        <table:table-column table:style-name="Tabela39.B" table:number-columns-repeated="5"/>
        <table:table-column table:style-name="Tabela39.G"/>
        <table:table-header-rows>
          <table:table-row table:style-name="TableLine93985529845648">
            <table:table-cell table:style-name="Tabela39.A1" office:value-type="string">
              <text:p text:style-name="P11">R'</text:p>
            </table:table-cell>
            <table:table-cell table:style-name="Tabela39.A1" office:value-type="string">
              <text:p text:style-name="P11">U'</text:p>
            </table:table-cell>
            <table:table-cell table:style-name="Tabela39.A1" office:value-type="string">
              <text:p text:style-name="P11">R'</text:p>
            </table:table-cell>
            <table:table-cell table:style-name="Tabela39.A1" office:value-type="string">
              <text:p text:style-name="P11">F</text:p>
            </table:table-cell>
            <table:table-cell table:style-name="Tabela39.A1" office:value-type="string">
              <text:p text:style-name="P11">R2</text:p>
            </table:table-cell>
            <table:table-cell table:style-name="Tabela39.A1" office:value-type="string">
              <text:p text:style-name="P11">U'</text:p>
            </table:table-cell>
            <table:table-cell table:style-name="Tabela39.A1" office:value-type="string">
              <text:p text:style-name="P11">R'</text:p>
            </table:table-cell>
          </table:table-row>
        </table:table-header-rows>
        <table:table-row table:style-name="TableLine93985529845648">
          <table:table-cell table:style-name="Tabela39.A2" office:value-type="string">
            <text:p text:style-name="P7"/>
          </table:table-cell>
          <table:table-cell table:style-name="Tabela39.A2" office:value-type="string">
            <text:p text:style-name="P7"/>
          </table:table-cell>
          <table:table-cell table:style-name="Tabela39.A2" office:value-type="string">
            <text:p text:style-name="P7"/>
          </table:table-cell>
          <table:table-cell table:style-name="Tabela39.A2" office:value-type="string">
            <text:p text:style-name="P7"/>
          </table:table-cell>
          <table:table-cell table:style-name="Tabela39.A2" office:value-type="string">
            <text:p text:style-name="P7"><draw:frame draw:style-name="fr1" draw:name="Figura193" text:anchor-type="as-char" svg:width="5.292cm" svg:height="0.998cm" draw:z-index="29"><draw:image xlink:href="../J/15.png%3FlastModify=1637761220" xlink:type="simple" xlink:show="embed" xlink:actuate="onLoad"/><svg:title>drawing</svg:title></draw:frame></text:p>
          </table:table-cell>
          <table:table-cell table:style-name="Tabela39.A2" office:value-type="string">
            <text:p text:style-name="P7"><draw:frame draw:style-name="fr1" draw:name="Figura194" text:anchor-type="as-char" svg:width="5.292cm" svg:height="0.998cm" draw:z-index="30"><draw:image xlink:href="../J/16.png%3FlastModify=1637761220" xlink:type="simple" xlink:show="embed" xlink:actuate="onLoad"/><svg:title>drawing</svg:title></draw:frame></text:p>
          </table:table-cell>
          <table:table-cell table:style-name="Tabela39.A2" office:value-type="string">
            <text:p text:style-name="P4"><draw:frame draw:style-name="fr1" draw:name="Figura195" text:anchor-type="as-char" svg:width="5.292cm" svg:height="0.998cm" draw:z-index="31"><draw:image xlink:href="../J/17.png%3FlastModify=1637761220" xlink:type="simple" xlink:show="embed" xlink:actuate="onLoad"/><svg:title>drawing</svg:title></draw:frame></text:p>
          </table:table-cell>
        </table:table-row>
      </table:table>
      <text:h text:style-name="P2" text:outline-level="2">Orientação dos Meios (4a)</text:h>
      <text:p text:style-name="P13"><text:span text:style-name="T1">Agora começa a etapa chamada </text:span><text:span text:style-name="Strong_20_Emphasis"><text:span text:style-name="T1">Last Six Edges</text:span></text:span><text:span text:style-name="T1">, abreviada para </text:span><text:span text:style-name="Strong_20_Emphasis"><text:span text:style-name="T1">LSE</text:span></text:span><text:span text:style-name="T1">, que significa </text:span><text:span text:style-name="Strong_20_Emphasis"><text:span text:style-name="T1">Últimos 6 Meios</text:span></text:span><text:span text:style-name="T1"> e é dividida em 3 fases. Nessa primeira fase, chamada de </text:span><text:span text:style-name="Strong_20_Emphasis"><text:span text:style-name="T1">Edge Orientation</text:span></text:span><text:span text:style-name="T1"> ou simplesmente </text:span><text:span text:style-name="Strong_20_Emphasis"><text:span text:style-name="T1">EO</text:span></text:span><text:span text:style-name="T1">, o centro </text:span><text:span text:style-name="Strong_20_Emphasis"><text:span text:style-name="T1">Branco</text:span></text:span><text:span text:style-name="T1"> ou </text:span><text:span text:style-name="Strong_20_Emphasis"><text:span text:style-name="T2">Amarelo</text:span></text:span><text:span text:style-name="T1"> deve ser posicionado na face de cima, fazendo </text:span><text:span text:style-name="Strong_20_Emphasis"><text:span text:style-name="T1">M</text:span></text:span><text:span text:style-name="T1"> ou </text:span><text:span text:style-name="Strong_20_Emphasis"><text:span text:style-name="T1">M'</text:span></text:span><text:span text:style-name="T1">. Abaixo é mostrado o cubo com o centro </text:span><text:span text:style-name="Strong_20_Emphasis"><text:span text:style-name="T1">Branco</text:span></text:span><text:span text:style-name="T1"> em cima, com destaque para os 6 meios (em </text:span><text:span text:style-name="Strong_20_Emphasis"><text:span text:style-name="T1">Preto</text:span></text:span><text:span text:style-name="T1">).</text:span></text:p>
      <table:table table:name="Tabela40" table:style-name="Tabela40">
        <table:table-column table:style-name="Tabela40.A"/>
        <table:table-column table:style-name="Tabela40.B"/>
        <table:table-header-rows>
          <table:table-row table:style-name="TableLine93985529927840">
            <table:table-cell table:style-name="Tabela40.A1" office:value-type="string">
              <text:p text:style-name="P11">4 Meios em CIMA</text:p>
            </table:table-cell>
            <table:table-cell table:style-name="Tabela40.A1" office:value-type="string">
              <text:p text:style-name="P11">2 Meios EMBAIXO</text:p>
            </table:table-cell>
          </table:table-row>
        </table:table-header-rows>
        <table:table-row table:style-name="TableLine93985529927840">
          <table:table-cell table:style-name="Tabela40.A2" office:value-type="string">
            <text:p text:style-name="P7"/>
          </table:table-cell>
          <table:table-cell table:style-name="Tabela40.A2" office:value-type="string">
            <text:p text:style-name="P4"/>
          </table:table-cell>
        </table:table-row>
      </table:table>
      <text:p text:style-name="P13"><text:span text:style-name="T1">Os meios desorientados são aqueles que </text:span><text:span text:style-name="Strong_20_Emphasis"><text:span text:style-name="T1">NÃO</text:span></text:span><text:span text:style-name="T1"> têm o </text:span><text:span text:style-name="Strong_20_Emphasis"><text:span text:style-name="T1">Branco</text:span></text:span><text:span text:style-name="T1"> ou </text:span><text:span text:style-name="Strong_20_Emphasis"><text:span text:style-name="T2">Amarelo</text:span></text:span><text:span text:style-name="T1"> voltados para </text:span><text:span text:style-name="Strong_20_Emphasis"><text:span text:style-name="T1">CIMA</text:span></text:span><text:span text:style-name="T1"> ou para </text:span><text:span text:style-name="Strong_20_Emphasis"><text:span text:style-name="T1">BAIXO</text:span></text:span><text:span text:style-name="T1">, e eles serão sempre em número </text:span><text:span text:style-name="Strong_20_Emphasis"><text:span text:style-name="T1">PAR</text:span></text:span><text:span text:style-name="T1">. Para orientá-los, serão usadas duas fómulas: a </text:span><text:span text:style-name="Strong_20_Emphasis"><text:span text:style-name="T1">SETA</text:span></text:span><text:span text:style-name="T1"> e a </text:span><text:span text:style-name="Strong_20_Emphasis"><text:span text:style-name="T1">TROCA</text:span></text:span><text:span text:style-name="T1">.</text:span></text:p>
      <text:p text:style-name="P13"><text:span text:style-name="T1">A </text:span><text:span text:style-name="Strong_20_Emphasis"><text:span text:style-name="T1">SETA</text:span></text:span><text:span text:style-name="T1"> tem esse nome pois as 3 peças de cima podem ser vistas como uma seta, apontando para um dos lados. Para resolvê-la, a "seta" deve apontar para a peça que está desorientada </text:span><text:span text:style-name="Strong_20_Emphasis"><text:span text:style-name="T1">EMBAIXO</text:span></text:span><text:span text:style-name="T1">. Essa peça de </text:span><text:span text:style-name="Strong_20_Emphasis"><text:span text:style-name="T1">BAIXO</text:span></text:span><text:span text:style-name="T1"> pode estar na </text:span><text:span text:style-name="Strong_20_Emphasis"><text:span text:style-name="T1">FRENTE</text:span></text:span><text:span text:style-name="T1"> ou </text:span><text:span text:style-name="Strong_20_Emphasis"><text:span text:style-name="T1">ATRÁS</text:span></text:span><text:span text:style-name="T1">. No exemplo a seguir, a seta está apontando para a </text:span><text:span text:style-name="Strong_20_Emphasis"><text:span text:style-name="T1">DIREITA</text:span></text:span><text:span text:style-name="T1">, mas como a peça desorientada de </text:span><text:span text:style-name="Strong_20_Emphasis"><text:span text:style-name="T1">BAIXO</text:span></text:span><text:span text:style-name="T1"> está na </text:span><text:span text:style-name="Strong_20_Emphasis"><text:span text:style-name="T1">FRENTE</text:span></text:span><text:span text:style-name="T1">, camada de </text:span><text:span text:style-name="Strong_20_Emphasis"><text:span text:style-name="T1">CIMA</text:span></text:span><text:span text:style-name="T1"> deve ser girada de forma a seta "apontar" para a </text:span><text:span text:style-name="Strong_20_Emphasis"><text:span text:style-name="T1">FRENTE</text:span></text:span><text:span text:style-name="T1">.</text:span></text:p>
      <table:table table:name="Tabela41" table:style-name="Tabela41">
        <table:table-column table:style-name="Tabela41.A"/>
        <table:table-column table:style-name="Tabela41.B"/>
        <table:table-header-rows>
          <table:table-row table:style-name="TableLine93985529951024">
            <table:table-cell table:style-name="Tabela41.A1" office:value-type="string">
              <text:p text:style-name="P11">Seta</text:p>
            </table:table-cell>
            <table:table-cell table:style-name="Tabela41.A1" office:value-type="string">
              <text:p text:style-name="P11">U</text:p>
            </table:table-cell>
          </table:table-row>
        </table:table-header-rows>
        <table:table-row table:style-name="TableLine93985529951024">
          <table:table-cell table:style-name="Tabela41.A2" office:value-type="string">
            <text:p text:style-name="P7"/>
          </table:table-cell>
          <table:table-cell table:style-name="Tabela41.A2" office:value-type="string">
            <text:p text:style-name="P4"/>
          </table:table-cell>
        </table:table-row>
      </table:table>
      <text:p text:style-name="P13"><text:span text:style-name="T1">A </text:span><text:span text:style-name="Strong_20_Emphasis"><text:span text:style-name="T1">SETA</text:span></text:span><text:span text:style-name="T1"> muda a orientação de 4 meios, os dois da </text:span><text:span text:style-name="Strong_20_Emphasis"><text:span text:style-name="T1">FRENTE</text:span></text:span><text:span text:style-name="T1"> e os </text:span><text:span text:style-name="Strong_20_Emphasis"><text:span text:style-name="T1">LATERAIS</text:span></text:span><text:span text:style-name="T1">. Abaixo é mostrado o caso com 3 meios desorientados em </text:span><text:span text:style-name="Strong_20_Emphasis"><text:span text:style-name="T1">CIMA</text:span></text:span><text:span text:style-name="T1"> e 1 </text:span><text:span text:style-name="Strong_20_Emphasis"><text:span text:style-name="T1">EMBAIXO</text:span></text:span><text:span text:style-name="T1"> (3-1), bem como a fórmula da </text:span><text:span text:style-name="Strong_20_Emphasis"><text:span text:style-name="T1">SETA</text:span></text:span><text:span text:style-name="T1"> para resolvê-lo, orientando todos os meios.</text:span></text:p>
      <table:table table:name="Tabela42" table:style-name="Tabela42">
        <table:table-column table:style-name="Tabela42.A"/>
        <table:table-column table:style-name="Tabela42.B" table:number-columns-repeated="3"/>
        <table:table-column table:style-name="Tabela42.E"/>
        <table:table-header-rows>
          <text:soft-page-break/>
          <table:table-row table:style-name="TableLine93985529974816">
            <table:table-cell table:style-name="Tabela42.A1" office:value-type="string">
              <text:p text:style-name="P11">Seta (Frente)</text:p>
            </table:table-cell>
            <table:table-cell table:style-name="Tabela42.A1" office:value-type="string">
              <text:p text:style-name="P11">M'</text:p>
            </table:table-cell>
            <table:table-cell table:style-name="Tabela42.A1" office:value-type="string">
              <text:p text:style-name="P11">U</text:p>
            </table:table-cell>
            <table:table-cell table:style-name="Tabela42.A1" office:value-type="string">
              <text:p text:style-name="P11">M'</text:p>
            </table:table-cell>
            <table:table-cell table:style-name="Tabela42.A1" office:value-type="string">
              <text:p text:style-name="P9"/>
            </table:table-cell>
          </table:table-row>
        </table:table-header-rows>
        <table:table-row table:style-name="TableLine93985529974816">
          <table:table-cell table:style-name="Tabela42.A2" office:value-type="string">
            <text:p text:style-name="P7"/>
          </table:table-cell>
          <table:table-cell table:style-name="Tabela42.A2" office:value-type="string">
            <text:p text:style-name="P7"/>
          </table:table-cell>
          <table:table-cell table:style-name="Tabela42.A2" office:value-type="string">
            <text:p text:style-name="P7"/>
          </table:table-cell>
          <table:table-cell table:style-name="Tabela42.A2" office:value-type="string">
            <text:p text:style-name="P7"/>
          </table:table-cell>
          <table:table-cell table:style-name="Tabela42.A2" office:value-type="string">
            <text:p text:style-name="P5"><draw:frame draw:style-name="fr1" draw:name="Figura204" text:anchor-type="as-char" svg:width="5.292cm" svg:height="0.998cm" draw:z-index="32"><draw:image xlink:href="../4a/7.png%3FlastModify=1637761220" xlink:type="simple" xlink:show="embed" xlink:actuate="onLoad"/><svg:title>drawing</svg:title></draw:frame></text:p>
          </table:table-cell>
        </table:table-row>
      </table:table>
      <text:p text:style-name="P13"><text:span text:style-name="T1">Detalhe que esse caso (3-1) pode se apresentar também atrás, ou seja, o meio desorientado da camada de </text:span><text:span text:style-name="Strong_20_Emphasis"><text:span text:style-name="T1">BAIXO</text:span></text:span><text:span text:style-name="T1"> está </text:span><text:span text:style-name="Strong_20_Emphasis"><text:span text:style-name="T1">ATRÁS</text:span></text:span><text:span text:style-name="T1">. Para resolvê-lo o primeiro movimento deve ser </text:span><text:span text:style-name="Strong_20_Emphasis"><text:span text:style-name="T1">M</text:span></text:span><text:span text:style-name="T1">, como mostrado abaixo.</text:span></text:p>
      <table:table table:name="Tabela43" table:style-name="Tabela43">
        <table:table-column table:style-name="Tabela43.A"/>
        <table:table-column table:style-name="Tabela43.B" table:number-columns-repeated="2"/>
        <table:table-column table:style-name="Tabela43.D"/>
        <table:table-header-rows>
          <table:table-row table:style-name="TableLine93985530025376">
            <table:table-cell table:style-name="Tabela43.A1" office:value-type="string">
              <text:p text:style-name="P11">Seta (Trás)</text:p>
            </table:table-cell>
            <table:table-cell table:style-name="Tabela43.A1" office:value-type="string">
              <text:p text:style-name="P11">M</text:p>
            </table:table-cell>
            <table:table-cell table:style-name="Tabela43.A1" office:value-type="string">
              <text:p text:style-name="P11">U</text:p>
            </table:table-cell>
            <table:table-cell table:style-name="Tabela43.A1" office:value-type="string">
              <text:p text:style-name="P11">M'</text:p>
            </table:table-cell>
          </table:table-row>
        </table:table-header-rows>
        <table:table-row table:style-name="TableLine93985530025376">
          <table:table-cell table:style-name="Tabela43.A2" office:value-type="string">
            <text:p text:style-name="P7"/>
          </table:table-cell>
          <table:table-cell table:style-name="Tabela43.A2" office:value-type="string">
            <text:p text:style-name="P7"/>
          </table:table-cell>
          <table:table-cell table:style-name="Tabela43.A2" office:value-type="string">
            <text:p text:style-name="P7"/>
          </table:table-cell>
          <table:table-cell table:style-name="Tabela43.A2" office:value-type="string">
            <text:p text:style-name="P4"/>
          </table:table-cell>
        </table:table-row>
      </table:table>
      <text:p text:style-name="P13"><text:span text:style-name="T1">A </text:span><text:span text:style-name="Strong_20_Emphasis"><text:span text:style-name="T1">TROCA</text:span></text:span><text:span text:style-name="T1"> não muda a orientação de nenhuma peça, mas sim troca os 2 meios da </text:span><text:span text:style-name="Strong_20_Emphasis"><text:span text:style-name="T1">FRENTE</text:span></text:span><text:span text:style-name="T1"> entre si. Abaixo é mostrado o caso de 2 meios desorientados em </text:span><text:span text:style-name="Strong_20_Emphasis"><text:span text:style-name="T1">CIMA</text:span></text:span><text:span text:style-name="T1"> e 2 </text:span><text:span text:style-name="Strong_20_Emphasis"><text:span text:style-name="T1">EMBAIXO</text:span></text:span><text:span text:style-name="T1"> (2-2), bem como a fórmula da </text:span><text:span text:style-name="Strong_20_Emphasis"><text:span text:style-name="T1">TROCA</text:span></text:span><text:span text:style-name="T1"> para transformá-lo no caso 3-1.</text:span></text:p>
      <table:table table:name="Tabela44" table:style-name="Tabela44">
        <table:table-column table:style-name="Tabela44.A"/>
        <table:table-column table:style-name="Tabela44.B" table:number-columns-repeated="2"/>
        <table:table-column table:style-name="Tabela44.D"/>
        <table:table-header-rows>
          <table:table-row table:style-name="TableLine93985530064720">
            <table:table-cell table:style-name="Tabela44.A1" office:value-type="string">
              <text:p text:style-name="P11">Troca</text:p>
            </table:table-cell>
            <table:table-cell table:style-name="Tabela44.A1" office:value-type="string">
              <text:p text:style-name="P11">M'</text:p>
            </table:table-cell>
            <table:table-cell table:style-name="Tabela44.A1" office:value-type="string">
              <text:p text:style-name="P11">U2</text:p>
            </table:table-cell>
            <table:table-cell table:style-name="Tabela44.A1" office:value-type="string">
              <text:p text:style-name="P11">M</text:p>
            </table:table-cell>
          </table:table-row>
        </table:table-header-rows>
        <table:table-row table:style-name="TableLine93985530064720">
          <table:table-cell table:style-name="Tabela44.A2" office:value-type="string">
            <text:p text:style-name="P7"/>
          </table:table-cell>
          <table:table-cell table:style-name="Tabela44.A2" office:value-type="string">
            <text:p text:style-name="P7"/>
          </table:table-cell>
          <table:table-cell table:style-name="Tabela44.A2" office:value-type="string">
            <text:p text:style-name="P7"/>
          </table:table-cell>
          <table:table-cell table:style-name="Tabela44.A2" office:value-type="string">
            <text:p text:style-name="P4"/>
          </table:table-cell>
        </table:table-row>
      </table:table>
      <text:p text:style-name="P12">Para resolver qualquer caso, basta seguir as regras:</text:p>
      <text:list xml:id="list36834215" text:style-name="L17">
        <text:list-item>
          <text:p text:style-name="P27"><text:span text:style-name="T1">Deixar somente </text:span><text:span text:style-name="Strong_20_Emphasis"><text:span text:style-name="T1">4</text:span></text:span><text:span text:style-name="T1"> peças desorientadas usando a </text:span><text:span text:style-name="Strong_20_Emphasis"><text:span text:style-name="T1">SETA</text:span></text:span></text:p>
        </text:list-item>
        <text:list-item>
          <text:p text:style-name="P27"><text:span text:style-name="T1">Usar a </text:span><text:span text:style-name="Strong_20_Emphasis"><text:span text:style-name="T1">TROCA</text:span></text:span><text:span text:style-name="T1"> para deixar somente </text:span><text:span text:style-name="Strong_20_Emphasis"><text:span text:style-name="T1">1</text:span></text:span><text:span text:style-name="T1"> das peças desorientadas </text:span><text:span text:style-name="Strong_20_Emphasis"><text:span text:style-name="T1">EMBAIXO</text:span></text:span></text:p>
        </text:list-item>
        <text:list-item>
          <text:p text:style-name="P27"><text:span text:style-name="T1">Usar a </text:span><text:span text:style-name="Strong_20_Emphasis"><text:span text:style-name="T1">SETA</text:span></text:span><text:span text:style-name="T1"> para orientar tudo</text:span></text:p>
        </text:list-item>
      </text:list>
      <text:p text:style-name="P13"><text:span text:style-name="T1">Abaixo são mostrados os casos possíveis de </text:span><text:span text:style-name="Strong_20_Emphasis"><text:span text:style-name="T1">EO</text:span></text:span><text:span text:style-name="T1"> e como resolvê-los.</text:span></text:p>
      <table:table table:name="Tabela45" table:style-name="Tabela45">
        <table:table-column table:style-name="Tabela45.A"/>
        <table:table-column table:style-name="Tabela45.B"/>
        <table:table-column table:style-name="Tabela45.C"/>
        <table:table-header-rows>
          <table:table-row table:style-name="TableLine93985530110400">
            <table:table-cell table:style-name="Tabela45.A1" office:value-type="string">
              <text:p text:style-name="P11">Nome</text:p>
            </table:table-cell>
            <table:table-cell table:style-name="Tabela45.A1" office:value-type="string">
              <text:p text:style-name="P11">Caso</text:p>
            </table:table-cell>
            <table:table-cell table:style-name="Tabela45.A1" office:value-type="string">
              <text:p text:style-name="P11">Solução</text:p>
            </table:table-cell>
          </table:table-row>
        </table:table-header-rows>
        <table:table-row table:style-name="TableLine93985530110400">
          <table:table-cell table:style-name="Tabela45.A2" office:value-type="string">
            <text:p text:style-name="P7">(3-1)</text:p>
          </table:table-cell>
          <table:table-cell table:style-name="Tabela45.A2" office:value-type="string">
            <text:p text:style-name="P7"/>
          </table:table-cell>
          <table:table-cell table:style-name="Tabela45.A2" office:value-type="string">
            <text:p text:style-name="P6"><text:span text:style-name="Strong_20_Emphasis"><text:span text:style-name="T7">SETA</text:span></text:span></text:p>
          </table:table-cell>
        </table:table-row>
        <table:table-row table:style-name="Tabela45.3">
          <table:table-cell table:style-name="Tabela45.A2" office:value-type="string">
            <text:p text:style-name="P7">(4-0)</text:p>
          </table:table-cell>
          <table:table-cell table:style-name="Tabela45.A2" office:value-type="string">
            <text:p text:style-name="P7"/>
          </table:table-cell>
          <table:table-cell table:style-name="Tabela45.A2" office:value-type="string">
            <text:p text:style-name="P6"><text:span text:style-name="Strong_20_Emphasis"><text:span text:style-name="T7">TROCA ~&gt; U2 ~&gt; SETA</text:span></text:span></text:p>
          </table:table-cell>
        </table:table-row>
        <table:table-row table:style-name="TableLine93985530110400">
          <table:table-cell table:style-name="Tabela45.A2" office:value-type="string">
            <text:p text:style-name="P7">(2a-0)</text:p>
          </table:table-cell>
          <table:table-cell table:style-name="Tabela45.A2" office:value-type="string">
            <text:p text:style-name="P7"/>
          </table:table-cell>
          <table:table-cell table:style-name="Tabela45.A2" office:value-type="string">
            <text:p text:style-name="P6"><text:span text:style-name="Strong_20_Emphasis"><text:span text:style-name="T7">SETA ~&gt; U2 ~&gt; SETA</text:span></text:span></text:p>
          </table:table-cell>
        </table:table-row>
        <table:table-row table:style-name="Tabela45.3">
          <table:table-cell table:style-name="Tabela45.A2" office:value-type="string">
            <text:p text:style-name="P7">(2o-0)</text:p>
          </table:table-cell>
          <table:table-cell table:style-name="Tabela45.A2" office:value-type="string">
            <text:p text:style-name="P7"/>
          </table:table-cell>
          <table:table-cell table:style-name="Tabela45.A2" office:value-type="string">
            <text:p text:style-name="P6"><text:span text:style-name="Strong_20_Emphasis"><text:span text:style-name="T7">SETA ~&gt; TROCA ~&gt; U' ~&gt; SETA ATRÁS</text:span></text:span></text:p>
          </table:table-cell>
        </table:table-row>
        <table:table-row table:style-name="TableLine93985530110400">
          <table:table-cell table:style-name="Tabela45.A2" office:value-type="string">
            <text:p text:style-name="P7">(2a-2)</text:p>
          </table:table-cell>
          <table:table-cell table:style-name="Tabela45.A2" office:value-type="string">
            <text:p text:style-name="P7"/>
          </table:table-cell>
          <table:table-cell table:style-name="Tabela45.A2" office:value-type="string">
            <text:p text:style-name="P6"><text:span text:style-name="Strong_20_Emphasis"><text:span text:style-name="T7">SETA ~&gt; U ~&gt; SETA</text:span></text:span></text:p>
          </table:table-cell>
        </table:table-row>
        <table:table-row table:style-name="Tabela45.3">
          <table:table-cell table:style-name="Tabela45.A2" office:value-type="string">
            <text:p text:style-name="P7">(2o-2)</text:p>
          </table:table-cell>
          <table:table-cell table:style-name="Tabela45.A2" office:value-type="string">
            <text:p text:style-name="P7"/>
          </table:table-cell>
          <table:table-cell table:style-name="Tabela45.A2" office:value-type="string">
            <text:p text:style-name="P6"><text:span text:style-name="Strong_20_Emphasis"><text:span text:style-name="T7">TROCA ~&gt; U2 ~&gt; SETA ATRÁS</text:span></text:span></text:p>
          </table:table-cell>
        </table:table-row>
        <table:table-row table:style-name="TableLine93985530110400">
          <table:table-cell table:style-name="Tabela45.A2" office:value-type="string">
            <text:p text:style-name="P7">(0-2)</text:p>
          </table:table-cell>
          <table:table-cell table:style-name="Tabela45.A2" office:value-type="string">
            <text:p text:style-name="P7"/>
          </table:table-cell>
          <table:table-cell table:style-name="Tabela45.A2" office:value-type="string">
            <text:p text:style-name="P6"><text:span text:style-name="Strong_20_Emphasis"><text:span text:style-name="T7">SETA ~&gt; U' ~&gt; SETA ATRÁS</text:span></text:span></text:p>
          </table:table-cell>
        </table:table-row>
        <table:table-row table:style-name="Tabela45.3">
          <table:table-cell table:style-name="Tabela45.A2" office:value-type="string">
            <text:p text:style-name="P7">(1-1)</text:p>
          </table:table-cell>
          <table:table-cell table:style-name="Tabela45.A2" office:value-type="string">
            <text:p text:style-name="P7"/>
          </table:table-cell>
          <table:table-cell table:style-name="Tabela45.A2" office:value-type="string">
            <text:p text:style-name="P6"><text:span text:style-name="Strong_20_Emphasis"><text:span text:style-name="T7">SETA ~&gt; U ~&gt; SETA ATRÁS</text:span></text:span></text:p>
          </table:table-cell>
        </table:table-row>
        <table:table-row table:style-name="TableLine93985530110400">
          <table:table-cell table:style-name="Tabela45.A2" office:value-type="string">
            <text:p text:style-name="P7">(4-2)</text:p>
          </table:table-cell>
          <table:table-cell table:style-name="Tabela45.A2" office:value-type="string">
            <text:p text:style-name="P7"/>
          </table:table-cell>
          <table:table-cell table:style-name="Tabela45.A2" office:value-type="string">
            <text:p text:style-name="P3"><text:span text:style-name="Strong_20_Emphasis"><text:span text:style-name="T7">SETA ~&gt; U2 ~&gt; SETA ~&gt; TROCA ~&gt; U ~&gt; SETA ATRÁS</text:span></text:span></text:p>
          </table:table-cell>
        </table:table-row>
      </table:table>
      <text:h text:style-name="P2" text:outline-level="2"><text:soft-page-break/>Finalizar Lados Azul e Verde (4b)</text:h>
      <text:p text:style-name="P13"><text:span text:style-name="T1">Nessa etapa os meios </text:span><text:span text:style-name="Strong_20_Emphasis"><text:span text:style-name="T6">Verde</text:span></text:span><text:span text:style-name="T1"> e </text:span><text:span text:style-name="Strong_20_Emphasis"><text:span text:style-name="T2">Amarelo</text:span></text:span><text:span text:style-name="T1"> e </text:span><text:span text:style-name="Strong_20_Emphasis"><text:span text:style-name="T5">Azul</text:span></text:span><text:span text:style-name="T1"> e </text:span><text:span text:style-name="Strong_20_Emphasis"><text:span text:style-name="T2">Amarelo</text:span></text:span><text:span text:style-name="T1"> serão resolvidos. Para isso, eles devem ser colocados </text:span><text:span text:style-name="Strong_20_Emphasis"><text:span text:style-name="T1">OPOSTOS</text:span></text:span><text:span text:style-name="T1"> na camada de </text:span><text:span text:style-name="Strong_20_Emphasis"><text:span text:style-name="T1">BAIXO</text:span></text:span><text:span text:style-name="T1">. Abaixo é mostrado o caso em que a </text:span><text:span text:style-name="Strong_20_Emphasis"><text:span text:style-name="T6">Verde</text:span></text:span><text:span text:style-name="T1"> e </text:span><text:span text:style-name="Strong_20_Emphasis"><text:span text:style-name="T2">Amarelo</text:span></text:span><text:span text:style-name="T1"> e </text:span><text:span text:style-name="Strong_20_Emphasis"><text:span text:style-name="T5">Azul</text:span></text:span><text:span text:style-name="T1"> e </text:span><text:span text:style-name="Strong_20_Emphasis"><text:span text:style-name="T2">Amarelo</text:span></text:span><text:span text:style-name="T1"> estão na camada de </text:span><text:span text:style-name="Strong_20_Emphasis"><text:span text:style-name="T1">CIMA</text:span></text:span><text:span text:style-name="T1"> </text:span><text:span text:style-name="Strong_20_Emphasis"><text:span text:style-name="T1">ADJACENTES</text:span></text:span><text:span text:style-name="T1">, ou seja, uma ao lado da outra. Nesse caso, uma delas será colocada </text:span><text:span text:style-name="Strong_20_Emphasis"><text:span text:style-name="T1">EMBAIXO</text:span></text:span><text:span text:style-name="T1"> com </text:span><text:span text:style-name="Strong_20_Emphasis"><text:span text:style-name="T1">M2</text:span></text:span><text:span text:style-name="T1">, e a outra com a </text:span><text:span text:style-name="Strong_20_Emphasis"><text:span text:style-name="T1">TROCA</text:span></text:span><text:span text:style-name="T1"> na </text:span><text:span text:style-name="Strong_20_Emphasis"><text:span text:style-name="T1">FRENTE</text:span></text:span><text:span text:style-name="T1">.</text:span></text:p>
      <table:table table:name="Tabela46" table:style-name="Tabela46">
        <table:table-column table:style-name="Tabela46.A"/>
        <table:table-column table:style-name="Tabela46.B" table:number-columns-repeated="4"/>
        <table:table-column table:style-name="Tabela46.F"/>
        <table:table-header-rows>
          <table:table-row table:style-name="TableLine93985530181632">
            <table:table-cell table:style-name="Tabela46.A1" office:value-type="string">
              <text:p text:style-name="P11">Exemplo</text:p>
            </table:table-cell>
            <table:table-cell table:style-name="Tabela46.A1" office:value-type="string">
              <text:p text:style-name="P11">M2</text:p>
            </table:table-cell>
            <table:table-cell table:style-name="Tabela46.A1" office:value-type="string">
              <text:p text:style-name="P11">U</text:p>
            </table:table-cell>
            <table:table-cell table:style-name="Tabela46.A1" office:value-type="string">
              <text:p text:style-name="P11">M'</text:p>
            </table:table-cell>
            <table:table-cell table:style-name="Tabela46.A1" office:value-type="string">
              <text:p text:style-name="P11">U2</text:p>
            </table:table-cell>
            <table:table-cell table:style-name="Tabela46.A1" office:value-type="string">
              <text:p text:style-name="P11">M</text:p>
            </table:table-cell>
          </table:table-row>
        </table:table-header-rows>
        <table:table-row table:style-name="TableLine93985530181632">
          <table:table-cell table:style-name="Tabela46.A2" office:value-type="string">
            <text:p text:style-name="P7"/>
          </table:table-cell>
          <table:table-cell table:style-name="Tabela46.A2" office:value-type="string">
            <text:p text:style-name="P7"/>
          </table:table-cell>
          <table:table-cell table:style-name="Tabela46.A2" office:value-type="string">
            <text:p text:style-name="P7"/>
          </table:table-cell>
          <table:table-cell table:style-name="Tabela46.A2" office:value-type="string">
            <text:p text:style-name="P7"/>
          </table:table-cell>
          <table:table-cell table:style-name="Tabela46.A2" office:value-type="string">
            <text:p text:style-name="P7"><draw:frame draw:style-name="fr1" draw:name="Figura226" text:anchor-type="as-char" svg:width="5.292cm" svg:height="0.998cm" draw:z-index="33"><draw:image xlink:href="../4b/5.png%3FlastModify=1637761220" xlink:type="simple" xlink:show="embed" xlink:actuate="onLoad"/><svg:title>drawing</svg:title></draw:frame></text:p>
          </table:table-cell>
          <table:table-cell table:style-name="Tabela46.A2" office:value-type="string">
            <text:p text:style-name="P4"><draw:frame draw:style-name="fr1" draw:name="Figura227" text:anchor-type="as-char" svg:width="5.292cm" svg:height="0.998cm" draw:z-index="34"><draw:image xlink:href="../4b/6.png%3FlastModify=1637761220" xlink:type="simple" xlink:show="embed" xlink:actuate="onLoad"/><svg:title>drawing</svg:title></draw:frame></text:p>
          </table:table-cell>
        </table:table-row>
      </table:table>
      <text:p text:style-name="P13"><text:span text:style-name="T1">Também é possível que elas estejam </text:span><text:span text:style-name="Strong_20_Emphasis"><text:span text:style-name="T1">OPOSTAS</text:span></text:span><text:span text:style-name="T1"> na camada de </text:span><text:span text:style-name="Strong_20_Emphasis"><text:span text:style-name="T1">CIMA</text:span></text:span><text:span text:style-name="T1">. Nesse caso, basta fazer </text:span><text:span text:style-name="Strong_20_Emphasis"><text:span text:style-name="T1">M2</text:span></text:span><text:span text:style-name="T1"> para coloca-las na camada de </text:span><text:span text:style-name="Strong_20_Emphasis"><text:span text:style-name="T1">BAIXO</text:span></text:span><text:span text:style-name="T1">.</text:span></text:p>
      <text:p text:style-name="P12">Agora basta seguir:</text:p>
      <text:list xml:id="list1434961548" text:style-name="L18">
        <text:list-item>
          <text:p text:style-name="P28"><text:span text:style-name="T1">observar a peça que está na </text:span><text:span text:style-name="Strong_20_Emphasis"><text:span text:style-name="T1">FRENTE</text:span></text:span></text:p>
        </text:list-item>
        <text:list-item>
          <text:p text:style-name="P28"><text:span text:style-name="T1">trazer o par </text:span><text:span text:style-name="Strong_20_Emphasis"><text:span text:style-name="T1">OPOSTO</text:span></text:span><text:span text:style-name="T1"> na </text:span><text:span text:style-name="Strong_20_Emphasis"><text:span text:style-name="T1">FRENTE </text:span></text:span><text:span text:style-name="T1">girando a camada de </text:span><text:span text:style-name="Strong_20_Emphasis"><text:span text:style-name="T1">CIMA</text:span></text:span><text:span text:style-name="T1"> </text:span></text:p>
        </text:list-item>
        <text:list-item>
          <text:p text:style-name="P28"><text:span text:style-name="T1">fazer </text:span><text:span text:style-name="Strong_20_Emphasis"><text:span text:style-name="T1">M2</text:span></text:span><text:span text:style-name="T1"> para encaixá-las</text:span></text:p>
        </text:list-item>
        <text:list-item>
          <text:p text:style-name="P28"><text:span text:style-name="T1">girar a camada de </text:span><text:span text:style-name="Strong_20_Emphasis"><text:span text:style-name="T1">CIMA</text:span></text:span><text:span text:style-name="T1"> para finalizar os lados </text:span><text:span text:style-name="Strong_20_Emphasis"><text:span text:style-name="T6">Verde</text:span></text:span><text:span text:style-name="T6"> </text:span><text:span text:style-name="T1"> e </text:span><text:span text:style-name="Strong_20_Emphasis"><text:span text:style-name="T5">Azul</text:span></text:span><text:span text:style-name="T5"> </text:span></text:p>
          <text:p text:style-name="P39"><text:span text:style-name="T1">No exemplo abaixo, a peça </text:span><text:span text:style-name="Strong_20_Emphasis"><text:span text:style-name="T5">Azul</text:span></text:span><text:span text:style-name="T1"> e </text:span><text:span text:style-name="Strong_20_Emphasis"><text:span text:style-name="T2">Amarelo</text:span></text:span><text:span text:style-name="T1"> está na </text:span><text:span text:style-name="Strong_20_Emphasis"><text:span text:style-name="T1">FRENTE</text:span></text:span><text:span text:style-name="T1">, então o par </text:span><text:span text:style-name="Strong_20_Emphasis"><text:span text:style-name="T6">Verde</text:span></text:span><text:span text:style-name="T1"> deve ser posicionado na </text:span><text:span text:style-name="Strong_20_Emphasis"><text:span text:style-name="T1">FRENTE</text:span></text:span><text:span text:style-name="T1">.</text:span></text:p>
        </text:list-item>
      </text:list>
      <table:table table:name="Tabela47" table:style-name="Tabela47">
        <table:table-column table:style-name="Tabela47.A"/>
        <table:table-column table:style-name="Tabela47.B" table:number-columns-repeated="2"/>
        <table:table-column table:style-name="Tabela47.D"/>
        <table:table-header-rows>
          <table:table-row table:style-name="TableLine93985530304800">
            <table:table-cell table:style-name="Tabela47.A1" office:value-type="string">
              <text:p text:style-name="P11">Exemplo</text:p>
            </table:table-cell>
            <table:table-cell table:style-name="Tabela47.A1" office:value-type="string">
              <text:p text:style-name="P11">U2</text:p>
            </table:table-cell>
            <table:table-cell table:style-name="Tabela47.A1" office:value-type="string">
              <text:p text:style-name="P11">M2</text:p>
            </table:table-cell>
            <table:table-cell table:style-name="Tabela47.A1" office:value-type="string">
              <text:p text:style-name="P11">U'</text:p>
            </table:table-cell>
          </table:table-row>
        </table:table-header-rows>
        <table:table-row table:style-name="TableLine93985530304800">
          <table:table-cell table:style-name="Tabela47.A2" office:value-type="string">
            <text:p text:style-name="P7"/>
          </table:table-cell>
          <table:table-cell table:style-name="Tabela47.A2" office:value-type="string">
            <text:p text:style-name="P7"/>
          </table:table-cell>
          <table:table-cell table:style-name="Tabela47.A2" office:value-type="string">
            <text:p text:style-name="P7"/>
          </table:table-cell>
          <table:table-cell table:style-name="Tabela47.A2" office:value-type="string">
            <text:p text:style-name="P4"/>
          </table:table-cell>
        </table:table-row>
      </table:table>
      <text:p text:style-name="P13"><text:span text:style-name="T1">Neste outro, a peça </text:span><text:span text:style-name="Strong_20_Emphasis"><text:span text:style-name="T6">Verde</text:span></text:span><text:span text:style-name="T1"> e </text:span><text:span text:style-name="Strong_20_Emphasis"><text:span text:style-name="T2">Amarelo</text:span></text:span><text:span text:style-name="T1"> está na </text:span><text:span text:style-name="Strong_20_Emphasis"><text:span text:style-name="T1">FRENTE</text:span></text:span><text:span text:style-name="T1">. </text:span></text:p>
      <table:table table:name="Tabela48" table:style-name="Tabela48">
        <table:table-column table:style-name="Tabela48.A"/>
        <table:table-column table:style-name="Tabela48.B" table:number-columns-repeated="2"/>
        <table:table-column table:style-name="Tabela48.D"/>
        <table:table-header-rows>
          <table:table-row table:style-name="TableLine93985530385760">
            <table:table-cell table:style-name="Tabela48.A1" office:value-type="string">
              <text:p text:style-name="P11">Exemplo</text:p>
            </table:table-cell>
            <table:table-cell table:style-name="Tabela48.A1" office:value-type="string">
              <text:p text:style-name="P11">U'</text:p>
            </table:table-cell>
            <table:table-cell table:style-name="Tabela48.A1" office:value-type="string">
              <text:p text:style-name="P11">M2</text:p>
            </table:table-cell>
            <table:table-cell table:style-name="Tabela48.A1" office:value-type="string">
              <text:p text:style-name="P11">U</text:p>
            </table:table-cell>
          </table:table-row>
        </table:table-header-rows>
        <table:table-row table:style-name="TableLine93985530385760">
          <table:table-cell table:style-name="Tabela48.A2" office:value-type="string">
            <text:p text:style-name="P7"/>
          </table:table-cell>
          <table:table-cell table:style-name="Tabela48.A2" office:value-type="string">
            <text:p text:style-name="P7"/>
          </table:table-cell>
          <table:table-cell table:style-name="Tabela48.A2" office:value-type="string">
            <text:p text:style-name="P7"/>
          </table:table-cell>
          <table:table-cell table:style-name="Tabela48.A2" office:value-type="string">
            <text:p text:style-name="P4"/>
          </table:table-cell>
        </table:table-row>
      </table:table>
      <text:h text:style-name="P2" text:outline-level="2">Finalizar Camada M (4c)</text:h>
      <text:p text:style-name="P13"><text:span text:style-name="T1">Agora só falta a camada </text:span><text:span text:style-name="Strong_20_Emphasis"><text:span text:style-name="T1">M</text:span></text:span><text:span text:style-name="T1"> para ser resolvida, isto é, 4 peças. Esta etapa se resume sempre em 2 </text:span><text:span text:style-name="Strong_20_Emphasis"><text:span text:style-name="T1">TROCAS</text:span></text:span><text:span text:style-name="T1">. A maior parte dos casos é um </text:span><text:span text:style-name="Strong_20_Emphasis"><text:span text:style-name="T1">3-cycle</text:span></text:span><text:span text:style-name="T1">, ou seja, um </text:span><text:span text:style-name="Strong_20_Emphasis"><text:span text:style-name="T1">Ciclo de 3 peças</text:span></text:span><text:span text:style-name="T1">. No exemplo abaixo são mostradas a 4 peças da camada </text:span><text:span text:style-name="Strong_20_Emphasis"><text:span text:style-name="T1">M</text:span></text:span><text:span text:style-name="T1">.</text:span></text:p>
      <table:table table:name="Tabela49" table:style-name="Tabela49">
        <table:table-column table:style-name="Tabela49.A"/>
        <table:table-column table:style-name="Tabela49.B" table:number-columns-repeated="2"/>
        <table:table-column table:style-name="Tabela49.D"/>
        <table:table-header-rows>
          <table:table-row table:style-name="TableLine93985530422912">
            <table:table-cell table:style-name="Tabela49.A1" office:value-type="string">
              <text:p text:style-name="P11">Exemplo</text:p>
            </table:table-cell>
            <table:table-cell table:style-name="Tabela49.A1" office:value-type="string">
              <text:p text:style-name="P11">M'</text:p>
            </table:table-cell>
            <table:table-cell table:style-name="Tabela49.A1" office:value-type="string">
              <text:p text:style-name="P11">M'</text:p>
            </table:table-cell>
            <table:table-cell table:style-name="Tabela49.A1" office:value-type="string">
              <text:p text:style-name="P11">M'</text:p>
            </table:table-cell>
          </table:table-row>
        </table:table-header-rows>
        <table:table-row table:style-name="TableLine93985530422912">
          <table:table-cell table:style-name="Tabela49.A2" office:value-type="string">
            <text:p text:style-name="P7"/>
          </table:table-cell>
          <table:table-cell table:style-name="Tabela49.A2" office:value-type="string">
            <text:p text:style-name="P7"/>
          </table:table-cell>
          <table:table-cell table:style-name="Tabela49.A2" office:value-type="string">
            <text:p text:style-name="P7"/>
          </table:table-cell>
          <table:table-cell table:style-name="Tabela49.A2" office:value-type="string">
            <text:p text:style-name="P4"/>
          </table:table-cell>
        </table:table-row>
      </table:table>
      <text:p text:style-name="P13"><text:span text:style-name="T1">Figura 1: peça </text:span><text:span text:style-name="Strong_20_Emphasis"><text:span text:style-name="T3">Vermelho</text:span></text:span><text:span text:style-name="T1"> e </text:span><text:span text:style-name="Strong_20_Emphasis"><text:span text:style-name="T2">Amarelo</text:span></text:span><text:span text:style-name="T1"> entre os centros </text:span><text:span text:style-name="Strong_20_Emphasis"><text:span text:style-name="T4">Laranja</text:span></text:span><text:span text:style-name="T1"> e </text:span><text:span text:style-name="Strong_20_Emphasis"><text:span text:style-name="T1">Branco</text:span></text:span><text:span text:style-name="T1"> ~&gt; </text:span><text:span text:style-name="Strong_20_Emphasis"><text:span text:style-name="T1">COMPLETAMENTE ERRADA</text:span></text:span></text:p>
      <text:p text:style-name="P13"><text:span text:style-name="T1">Figura 2: peça </text:span><text:span text:style-name="Strong_20_Emphasis"><text:span text:style-name="T4">Laranja</text:span></text:span><text:span text:style-name="T1"> e </text:span><text:span text:style-name="Strong_20_Emphasis"><text:span text:style-name="T2">Amarelo</text:span></text:span><text:span text:style-name="T1"> entre os centros </text:span><text:span text:style-name="Strong_20_Emphasis"><text:span text:style-name="T4">Laranja</text:span></text:span><text:span text:style-name="T1"> e </text:span><text:span text:style-name="Strong_20_Emphasis"><text:span text:style-name="T2">Amarelo</text:span></text:span><text:span text:style-name="T1"> ~&gt; </text:span><text:span text:style-name="Strong_20_Emphasis"><text:span text:style-name="T1">COMPLETAMENTE CERTA</text:span></text:span></text:p>
      <text:p text:style-name="P13"><text:span text:style-name="T1">Figura 3: peça </text:span><text:span text:style-name="Strong_20_Emphasis"><text:span text:style-name="T3">Vermelho</text:span></text:span><text:span text:style-name="T1"> e </text:span><text:span text:style-name="Strong_20_Emphasis"><text:span text:style-name="T1">Branco</text:span></text:span><text:span text:style-name="T1"> entre os centros </text:span><text:span text:style-name="Strong_20_Emphasis"><text:span text:style-name="T3">Vermelho</text:span></text:span><text:span text:style-name="T1"> e </text:span><text:span text:style-name="Strong_20_Emphasis"><text:span text:style-name="T2">Amarelo</text:span></text:span><text:span text:style-name="T1"> </text:span></text:p>
      <text:p text:style-name="P13"><text:span text:style-name="T1">Figura 4: peça </text:span><text:span text:style-name="Strong_20_Emphasis"><text:span text:style-name="T4">Laranja</text:span></text:span><text:span text:style-name="T1"> e </text:span><text:span text:style-name="Strong_20_Emphasis"><text:span text:style-name="T1">Branco</text:span></text:span><text:span text:style-name="T1"> entre os centros </text:span><text:span text:style-name="Strong_20_Emphasis"><text:span text:style-name="T3">Vermelho</text:span></text:span><text:span text:style-name="T1"> e </text:span><text:span text:style-name="Strong_20_Emphasis"><text:span text:style-name="T1">Branco</text:span></text:span></text:p>
      <text:p text:style-name="P12">Para resolvê-lo basta seguir:</text:p>
      <text:list xml:id="list377522994" text:style-name="L19">
        <text:list-item>
          <text:p text:style-name="P29"><text:span text:style-name="T1">Deixar a peça </text:span><text:span text:style-name="Strong_20_Emphasis"><text:span text:style-name="T1">COMPLETAMENTE ERRADA</text:span></text:span><text:span text:style-name="T1"> na camada de </text:span><text:span text:style-name="Strong_20_Emphasis"><text:span text:style-name="T1">CIMA</text:span></text:span><text:span text:style-name="T1"> girando a camada </text:span><text:span text:style-name="Strong_20_Emphasis"><text:span text:style-name="T1">M</text:span></text:span></text:p>
        </text:list-item>
        <text:list-item>
          <text:p text:style-name="P29"><text:span text:style-name="T1">Deixar a peça </text:span><text:span text:style-name="Strong_20_Emphasis"><text:span text:style-name="T1">COMPLETAMENTE CERTA</text:span></text:span><text:span text:style-name="T1"> na camada de </text:span><text:span text:style-name="Strong_20_Emphasis"><text:span text:style-name="T1">BAIXO</text:span></text:span><text:span text:style-name="T1"> girando a camada </text:span><text:span text:style-name="Strong_20_Emphasis"><text:span text:style-name="T1">M</text:span></text:span></text:p>
        </text:list-item>
        <text:list-item>
          <text:p text:style-name="P29"><text:soft-page-break/><text:span text:style-name="T1">Trocar as peças de </text:span><text:span text:style-name="Strong_20_Emphasis"><text:span text:style-name="T1">CIMA</text:span></text:span><text:span text:style-name="T1"> com </text:span><text:span text:style-name="Strong_20_Emphasis"><text:span text:style-name="T1">U2</text:span></text:span></text:p>
        </text:list-item>
      </text:list>
      <text:p text:style-name="P13"><text:span text:style-name="T1">Esse processo irá criar outra peça </text:span><text:span text:style-name="Strong_20_Emphasis"><text:span text:style-name="T1">COMPLETAMENTE CERTA</text:span></text:span><text:span text:style-name="T1">. Então basta fazer:</text:span></text:p>
      <text:list xml:id="list641218403" text:style-name="L20">
        <text:list-item>
          <text:p text:style-name="P30"><text:span text:style-name="T1">Deixar as 2 peças </text:span><text:span text:style-name="Strong_20_Emphasis"><text:span text:style-name="T1">COMPLETAMENTE CERTAS</text:span></text:span><text:span text:style-name="T1"> na camada de </text:span><text:span text:style-name="Strong_20_Emphasis"><text:span text:style-name="T1">BAIXO</text:span></text:span><text:span text:style-name="T1"> girando a camada </text:span><text:span text:style-name="Strong_20_Emphasis"><text:span text:style-name="T1">M</text:span></text:span></text:p>
        </text:list-item>
        <text:list-item>
          <text:p text:style-name="P30"><text:span text:style-name="T1">Trocar as peças de </text:span><text:span text:style-name="Strong_20_Emphasis"><text:span text:style-name="T1">CIMA</text:span></text:span><text:span text:style-name="T1"> com </text:span><text:span text:style-name="Strong_20_Emphasis"><text:span text:style-name="T1">U2</text:span></text:span></text:p>
        </text:list-item>
        <text:list-item>
          <text:p text:style-name="P30"><text:span text:style-name="T1">Girar a camada </text:span><text:span text:style-name="Strong_20_Emphasis"><text:span text:style-name="T1">M</text:span></text:span><text:span text:style-name="T1"> para finalizar o Cubo.</text:span></text:p>
        </text:list-item>
      </text:list>
      <text:p text:style-name="P12">Abaixo é mostrado um exemplo.</text:p>
      <table:table table:name="Tabela50" table:style-name="Tabela50">
        <table:table-column table:style-name="Tabela50.A"/>
        <table:table-column table:style-name="Tabela50.B" table:number-columns-repeated="4"/>
        <table:table-column table:style-name="Tabela50.F"/>
        <table:table-header-rows>
          <table:table-row table:style-name="TableLine93985530463696">
            <table:table-cell table:style-name="Tabela50.A1" office:value-type="string">
              <text:p text:style-name="P11">Exemplo</text:p>
            </table:table-cell>
            <table:table-cell table:style-name="Tabela50.A1" office:value-type="string">
              <text:p text:style-name="P11">M2</text:p>
            </table:table-cell>
            <table:table-cell table:style-name="Tabela50.A1" office:value-type="string">
              <text:p text:style-name="P11">U2</text:p>
            </table:table-cell>
            <table:table-cell table:style-name="Tabela50.A1" office:value-type="string">
              <text:p text:style-name="P11">M</text:p>
            </table:table-cell>
            <table:table-cell table:style-name="Tabela50.A1" office:value-type="string">
              <text:p text:style-name="P11">U2</text:p>
            </table:table-cell>
            <table:table-cell table:style-name="Tabela50.A1" office:value-type="string">
              <text:p text:style-name="P11">M</text:p>
            </table:table-cell>
          </table:table-row>
        </table:table-header-rows>
        <table:table-row table:style-name="TableLine93985530463696">
          <table:table-cell table:style-name="Tabela50.A2" office:value-type="string">
            <text:p text:style-name="P7"/>
          </table:table-cell>
          <table:table-cell table:style-name="Tabela50.A2" office:value-type="string">
            <text:p text:style-name="P7"/>
          </table:table-cell>
          <table:table-cell table:style-name="Tabela50.A2" office:value-type="string">
            <text:p text:style-name="P7"/>
          </table:table-cell>
          <table:table-cell table:style-name="Tabela50.A2" office:value-type="string">
            <text:p text:style-name="P7"/>
          </table:table-cell>
          <table:table-cell table:style-name="Tabela50.A2" office:value-type="string">
            <text:p text:style-name="P7"><draw:frame draw:style-name="fr1" draw:name="Figura244" text:anchor-type="as-char" svg:width="5.292cm" svg:height="0.998cm" draw:z-index="0"><draw:image xlink:href="../4c/7.png%3FlastModify=1637761220" xlink:type="simple" xlink:show="embed" xlink:actuate="onLoad"/><svg:title>drawing</svg:title></draw:frame></text:p>
          </table:table-cell>
          <table:table-cell table:style-name="Tabela50.A2" office:value-type="string">
            <text:p text:style-name="P4"><draw:frame draw:style-name="fr1" draw:name="Figura245" text:anchor-type="as-char" svg:width="5.292cm" svg:height="0.998cm" draw:z-index="1"><draw:image xlink:href="../4c/8.png%3FlastModify=1637761220" xlink:type="simple" xlink:show="embed" xlink:actuate="onLoad"/><svg:title>drawing</svg:title></draw:frame></text:p>
          </table:table-cell>
        </table:table-row>
      </table:table>
      <text:p text:style-name="P13"><text:span text:style-name="T1">Pode acontecer de não haver nenhuma peça </text:span><text:span text:style-name="Strong_20_Emphasis"><text:span text:style-name="T1">COMPLETAMENTE ERRADA</text:span></text:span><text:span text:style-name="T1">. Nesse caso, as duas trocas vão acontecer na </text:span><text:span text:style-name="Strong_20_Emphasis"><text:span text:style-name="T1">HORIZONTAL</text:span></text:span><text:span text:style-name="T1">l ou na </text:span><text:span text:style-name="Strong_20_Emphasis"><text:span text:style-name="T1">VERTICAL</text:span></text:span><text:span text:style-name="T1">, como nos exemplos.</text:span></text:p>
      <table:table table:name="Tabela51" table:style-name="Tabela51">
        <table:table-column table:style-name="Tabela51.A"/>
        <table:table-column table:style-name="Tabela51.B" table:number-columns-repeated="3"/>
        <table:table-column table:style-name="Tabela51.E"/>
        <table:table-header-rows>
          <table:table-row table:style-name="TableLine93985530596688">
            <table:table-cell table:style-name="Tabela51.A1" office:value-type="string">
              <text:p text:style-name="P11">Horizontal</text:p>
            </table:table-cell>
            <table:table-cell table:style-name="Tabela51.A1" office:value-type="string">
              <text:p text:style-name="P11">U2</text:p>
            </table:table-cell>
            <table:table-cell table:style-name="Tabela51.A1" office:value-type="string">
              <text:p text:style-name="P11">M2</text:p>
            </table:table-cell>
            <table:table-cell table:style-name="Tabela51.A1" office:value-type="string">
              <text:p text:style-name="P11">U2</text:p>
            </table:table-cell>
            <table:table-cell table:style-name="Tabela51.A1" office:value-type="string">
              <text:p text:style-name="P11">M2</text:p>
            </table:table-cell>
          </table:table-row>
        </table:table-header-rows>
        <table:table-row table:style-name="TableLine93985530596688">
          <table:table-cell table:style-name="Tabela51.A2" office:value-type="string">
            <text:p text:style-name="P7"/>
          </table:table-cell>
          <table:table-cell table:style-name="Tabela51.A2" office:value-type="string">
            <text:p text:style-name="P7"/>
          </table:table-cell>
          <table:table-cell table:style-name="Tabela51.A2" office:value-type="string">
            <text:p text:style-name="P7"/>
          </table:table-cell>
          <table:table-cell table:style-name="Tabela51.A2" office:value-type="string">
            <text:p text:style-name="P7"/>
          </table:table-cell>
          <table:table-cell table:style-name="Tabela51.A2" office:value-type="string">
            <text:p text:style-name="P4"><draw:frame draw:style-name="fr1" draw:name="Figura250" text:anchor-type="as-char" svg:width="5.292cm" svg:height="0.998cm" draw:z-index="2"><draw:image xlink:href="../4c/8.png%3FlastModify=1637761220" xlink:type="simple" xlink:show="embed" xlink:actuate="onLoad"/><svg:title>drawing</svg:title></draw:frame></text:p>
          </table:table-cell>
        </table:table-row>
      </table:table>
      <table:table table:name="Tabela52" table:style-name="Tabela52">
        <table:table-column table:style-name="Tabela52.A"/>
        <table:table-column table:style-name="Tabela52.B" table:number-columns-repeated="4"/>
        <table:table-column table:style-name="Tabela52.F"/>
        <table:table-header-rows>
          <table:table-row table:style-name="TableLine93985530641200">
            <table:table-cell table:style-name="Tabela52.A1" office:value-type="string">
              <text:p text:style-name="P11">Vertical</text:p>
            </table:table-cell>
            <table:table-cell table:style-name="Tabela52.A1" office:value-type="string">
              <text:p text:style-name="P11">M'</text:p>
            </table:table-cell>
            <table:table-cell table:style-name="Tabela52.A1" office:value-type="string">
              <text:p text:style-name="P11">U2</text:p>
            </table:table-cell>
            <table:table-cell table:style-name="Tabela52.A1" office:value-type="string">
              <text:p text:style-name="P11">M2</text:p>
            </table:table-cell>
            <table:table-cell table:style-name="Tabela52.A1" office:value-type="string">
              <text:p text:style-name="P11">U2</text:p>
            </table:table-cell>
            <table:table-cell table:style-name="Tabela52.A1" office:value-type="string">
              <text:p text:style-name="P11">M</text:p>
            </table:table-cell>
          </table:table-row>
        </table:table-header-rows>
        <table:table-row table:style-name="TableLine93985530641200">
          <table:table-cell table:style-name="Tabela52.A2" office:value-type="string">
            <text:p text:style-name="P7"/>
          </table:table-cell>
          <table:table-cell table:style-name="Tabela52.A2" office:value-type="string">
            <text:p text:style-name="P7"/>
          </table:table-cell>
          <table:table-cell table:style-name="Tabela52.A2" office:value-type="string">
            <text:p text:style-name="P7"/>
          </table:table-cell>
          <table:table-cell table:style-name="Tabela52.A2" office:value-type="string">
            <text:p text:style-name="P7"/>
          </table:table-cell>
          <table:table-cell table:style-name="Tabela52.A2" office:value-type="string">
            <text:p text:style-name="P7"><draw:frame draw:style-name="fr1" draw:name="Figura255" text:anchor-type="as-char" svg:width="5.292cm" svg:height="0.998cm" draw:z-index="3"><draw:image xlink:href="../4c/17.png%3FlastModify=1637761220" xlink:type="simple" xlink:show="embed" xlink:actuate="onLoad"/><svg:title>drawing</svg:title></draw:frame></text:p>
          </table:table-cell>
          <table:table-cell table:style-name="Tabela52.A2" office:value-type="string">
            <text:p text:style-name="P4"><draw:frame draw:style-name="fr1" draw:name="Figura256" text:anchor-type="as-char" svg:width="5.292cm" svg:height="0.998cm" draw:z-index="4"><draw:image xlink:href="../4c/8.png%3FlastModify=1637761220" xlink:type="simple" xlink:show="embed" xlink:actuate="onLoad"/><svg:title>drawing</svg:title></draw:frame></text:p>
          </table:table-cell>
        </table:table-row>
      </table:table>
      <text:p text:style-name="P13"><text:span text:style-name="T1">Por fim, pode acontecer de todas as peças estarem </text:span><text:span text:style-name="Strong_20_Emphasis"><text:span text:style-name="T1">COMPLETAMENTE ERRADAS</text:span></text:span><text:span text:style-name="T1"> ou </text:span><text:span text:style-name="Strong_20_Emphasis"><text:span text:style-name="T1">TODOS OS CENTROS</text:span></text:span><text:span text:style-name="T1">. Nesses casos, chamados de </text:span><text:span text:style-name="Strong_20_Emphasis"><text:span text:style-name="T1">DOTS</text:span></text:span><text:span text:style-name="T1">, é mais vantajoso trocar os centros entre si.</text:span></text:p>
      <table:table table:name="Tabela53" table:style-name="Tabela53">
        <table:table-column table:style-name="Tabela53.A"/>
        <table:table-column table:style-name="Tabela53.B" table:number-columns-repeated="3"/>
        <table:table-column table:style-name="Tabela53.E"/>
        <table:table-header-rows>
          <table:table-row table:style-name="TableLine93985530703808">
            <table:table-cell table:style-name="Tabela53.A1" office:value-type="string">
              <text:p text:style-name="P11">Dots</text:p>
            </table:table-cell>
            <table:table-cell table:style-name="Tabela53.A1" office:value-type="string">
              <text:p text:style-name="P11">E2</text:p>
            </table:table-cell>
            <table:table-cell table:style-name="Tabela53.A1" office:value-type="string">
              <text:p text:style-name="P11">M</text:p>
            </table:table-cell>
            <table:table-cell table:style-name="Tabela53.A1" office:value-type="string">
              <text:p text:style-name="P11">E2</text:p>
            </table:table-cell>
            <table:table-cell table:style-name="Tabela53.A1" office:value-type="string">
              <text:p text:style-name="P11">M</text:p>
            </table:table-cell>
          </table:table-row>
        </table:table-header-rows>
        <table:table-row table:style-name="TableLine93985530703808">
          <table:table-cell table:style-name="Tabela53.A2" office:value-type="string">
            <text:p text:style-name="P7"/>
          </table:table-cell>
          <table:table-cell table:style-name="Tabela53.A2" office:value-type="string">
            <text:p text:style-name="P7"/>
          </table:table-cell>
          <table:table-cell table:style-name="Tabela53.A2" office:value-type="string">
            <text:p text:style-name="P7"/>
          </table:table-cell>
          <table:table-cell table:style-name="Tabela53.A2" office:value-type="string">
            <text:p text:style-name="P7"/>
          </table:table-cell>
          <table:table-cell table:style-name="Tabela53.A2" office:value-type="string">
            <text:p text:style-name="P4"><draw:frame draw:style-name="fr1" draw:name="Figura261" text:anchor-type="as-char" svg:width="5.292cm" svg:height="0.998cm" draw:z-index="5"><draw:image xlink:href="../4c/8.png%3FlastModify=1637761220" xlink:type="simple" xlink:show="embed" xlink:actuate="onLoad"/><svg:title>drawing</svg:title></draw:frame></text:p>
          </table:table-cell>
        </table:table-row>
      </table:table>
      <table:table table:name="Tabela54" table:style-name="Tabela54">
        <table:table-column table:style-name="Tabela54.A"/>
        <table:table-column table:style-name="Tabela54.B" table:number-columns-repeated="3"/>
        <table:table-column table:style-name="Tabela54.E"/>
        <table:table-header-rows>
          <table:table-row table:style-name="TableLine93985530749856">
            <table:table-cell table:style-name="Tabela54.A1" office:value-type="string">
              <text:p text:style-name="P11">Dots</text:p>
            </table:table-cell>
            <table:table-cell table:style-name="Tabela54.A1" office:value-type="string">
              <text:p text:style-name="P11">E2</text:p>
            </table:table-cell>
            <table:table-cell table:style-name="Tabela54.A1" office:value-type="string">
              <text:p text:style-name="P11">M</text:p>
            </table:table-cell>
            <table:table-cell table:style-name="Tabela54.A1" office:value-type="string">
              <text:p text:style-name="P11">E2</text:p>
            </table:table-cell>
            <table:table-cell table:style-name="Tabela54.A1" office:value-type="string">
              <text:p text:style-name="P11">M'</text:p>
            </table:table-cell>
          </table:table-row>
        </table:table-header-rows>
        <table:table-row table:style-name="TableLine93985530749856">
          <table:table-cell table:style-name="Tabela54.A2" office:value-type="string">
            <text:p text:style-name="P7"/>
          </table:table-cell>
          <table:table-cell table:style-name="Tabela54.A2" office:value-type="string">
            <text:p text:style-name="P7"/>
          </table:table-cell>
          <table:table-cell table:style-name="Tabela54.A2" office:value-type="string">
            <text:p text:style-name="P7"/>
          </table:table-cell>
          <table:table-cell table:style-name="Tabela54.A2" office:value-type="string">
            <text:p text:style-name="P7"/>
          </table:table-cell>
          <table:table-cell table:style-name="Tabela54.A2" office:value-type="string">
            <text:p text:style-name="P4"><draw:frame draw:style-name="fr1" draw:name="Figura266" text:anchor-type="as-char" svg:width="5.292cm" svg:height="0.998cm" draw:z-index="6"><draw:image xlink:href="../4c/8.png%3FlastModify=1637761220" xlink:type="simple" xlink:show="embed" xlink:actuate="onLoad"/><svg:title>drawing</svg:title></draw:frame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Clear Sans', 'Helvetica Neue', Helvetica, Arial, 'Segoe UI Emoji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0:40:05.744223863</meta:creation-date>
    <dc:date>2021-11-24T10:48:50.941983747</dc:date>
    <meta:editing-duration>PT8M48S</meta:editing-duration>
    <meta:editing-cycles>3</meta:editing-cycles>
    <meta:generator>LibreOffice/6.4.7.2$Linux_X86_64 LibreOffice_project/40$Build-2</meta:generator>
    <meta:document-statistic meta:table-count="54" meta:image-count="35" meta:object-count="0" meta:page-count="10" meta:paragraph-count="424" meta:word-count="2397" meta:character-count="12085" meta:non-whitespace-character-count="10108"/>
  </office:meta>
</office:document-meta>
</file>